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Object 5" manifest:media-type="application/octet-stream"/>
  <manifest:file-entry manifest:full-path="ObjectReplacements/Object 5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1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1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1">
      <style:table-cell-properties fo:border-top="thin dotted #000000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3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" style:data-style-name="N5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fo:border-top="none" fo:border-bottom="none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3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3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1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4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Default" style:data-style-name="N48">
      <style:text-properties style:font-name="細明體" style:font-name-asian="細明體" style:font-name-complex="細明體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/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7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5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5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5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21315__20998__20301__91_0_93_" style:data-style-name="N5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5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Default" style:data-style-name="N48">
      <style:text-properties fo:font-weight="bold" style:font-weight-asian="bold" style:font-weight-complex="bold"/>
    </style:style>
    <style:style style:name="ce88" style:family="table-cell" style:parent-style-name="_19968__33324___36895__22577__34920_" style:data-style-name="N57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3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3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65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5" style:family="table-cell" style:parent-style-name="_30334__20998__27604_" style:data-style-name="N66"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7" style:family="table-cell" style:parent-style-name="_19968__33324__Book3" style:data-style-name="N67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3" style:data-style-name="N67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92.10_22806__31821__33287__22823__38520__37197__20598__35657__20214__21029__21450__22283__31821__21029_" style:data-style-name="N68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Book3" style:data-style-name="N6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3" style:data-style-name="N6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67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68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67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68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Default" style:data-style-name="N48">
      <style:table-cell-properties fo:border-top="thin dotted #000000" fo:border-bottom="2pt solid #000000" fo:border-left="none" fo:border-right="thin solid #000000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4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.4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6.6pt" style:use-optimal-row-height="false" fo:break-before="auto"/>
    </style:style>
    <style:style style:name="ro12" style:family="table-row">
      <style:table-row-properties style:row-height="16.05pt" style:use-optimal-row-height="false" fo:break-before="auto"/>
    </style:style>
    <style:style style:name="ro13" style:family="table-row">
      <style:table-row-properties style:row-height="4.5pt" style:use-optimal-row-height="false" fo:break-before="auto"/>
    </style:style>
    <style:style style:name="ro14" style:family="table-row">
      <style:table-row-properties style:row-height="39.9pt" style:use-optimal-row-height="false" fo:break-before="auto"/>
    </style:style>
    <style:style style:name="ro15" style:family="table-row">
      <style:table-row-properties style:row-height="22.8pt" style:use-optimal-row-height="false" fo:break-before="auto"/>
    </style:style>
    <style:style style:name="ro16" style:family="table-row">
      <style:table-row-properties style:row-height="30pt" style:use-optimal-row-height="false" fo:break-before="auto"/>
    </style:style>
    <style:style style:name="ro17" style:family="table-row">
      <style:table-row-properties style:row-height="22.95pt" style:use-optimal-row-height="false" fo:break-before="auto"/>
    </style:style>
    <style:style style:name="ro18" style:family="table-row">
      <style:table-row-properties style:row-height="27pt" style:use-optimal-row-height="false" fo:break-before="auto"/>
    </style:style>
    <style:style style:name="ro19" style:family="table-row">
      <style:table-row-properties style:row-height="24.6pt" style:use-optimal-row-height="false" fo:break-before="auto"/>
    </style:style>
    <style:style style:name="ro20" style:family="table-row">
      <style:table-row-properties style:row-height="23.4pt" style:use-optimal-row-height="false" fo:break-before="auto"/>
    </style:style>
    <style:style style:name="ro21" style:family="table-row">
      <style:table-row-properties style:row-height="21pt" style:use-optimal-row-height="false" fo:break-before="auto"/>
    </style:style>
    <style:style style:name="ro22" style:family="table-row">
      <style:table-row-properties style:row-height="25.95pt" style:use-optimal-row-height="false" fo:break-before="auto"/>
    </style:style>
    <style:style style:name="ro23" style:family="table-row">
      <style:table-row-properties style:row-height="24pt" style:use-optimal-row-height="false" fo:break-before="auto"/>
    </style:style>
    <style:style style:name="ro24" style:family="table-row">
      <style:table-row-properties style:row-height="28.8pt" style:use-optimal-row-height="false" fo:break-before="auto"/>
    </style:style>
    <style:style style:name="ro25" style:family="table-row">
      <style:table-row-properties style:row-height="21.6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95pt" style:use-optimal-row-height="false" fo:break-before="auto"/>
    </style:style>
    <style:style style:name="ro28" style:family="table-row">
      <style:table-row-properties style:row-height="23.25pt" style:use-optimal-row-height="false" fo:break-before="auto"/>
    </style:style>
    <style:style style:name="ro29" style:family="table-row">
      <style:table-row-properties style:row-height="14.4pt" style:use-optimal-row-height="false" fo:break-before="auto"/>
    </style:style>
    <style:style style:name="ro30" style:family="table-row">
      <style:table-row-properties style:row-height="8.25pt" style:use-optimal-row-height="false" fo:break-before="auto"/>
    </style:style>
    <style:style style:name="ro31" style:family="table-row">
      <style:table-row-properties style:row-height="22.2pt" style:use-optimal-row-height="false" fo:break-before="auto"/>
    </style:style>
    <style:style style:name="ro32" style:family="table-row">
      <style:table-row-properties style:row-height="25.2pt" style:use-optimal-row-height="false" fo:break-before="auto"/>
    </style:style>
    <style:style style:name="ro33" style:family="table-row">
      <style:table-row-properties style:row-height="22.05pt" style:use-optimal-row-height="false" fo:break-before="auto"/>
    </style:style>
    <style:style style:name="ro34" style:family="table-row">
      <style:table-row-properties style:row-height="26.4pt" style:use-optimal-row-height="false" fo:break-before="auto"/>
    </style:style>
    <style:style style:name="ro35" style:family="table-row">
      <style:table-row-properties style:row-height="4.8pt" style:use-optimal-row-height="false" fo:break-before="auto"/>
    </style:style>
    <style:style style:name="ro36" style:family="table-row">
      <style:table-row-properties style:row-height="18.6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3" table:default-cell-style-name="ce66"/>
        <table:table-column table:style-name="co4" table:default-cell-style-name="ce66"/>
        <table:table-column table:style-name="co5" table:number-columns-repeated="2" table:default-cell-style-name="ce66"/>
        <table:table-column table:style-name="co6" table:default-cell-style-name="ce66"/>
        <table:table-column table:style-name="co5" table:default-cell-style-name="ce66"/>
        <table:table-column table:style-name="co7" table:number-columns-repeated="2" table:default-cell-style-name="ce66"/>
        <table:table-column table:style-name="co8" table:default-cell-style-name="ce66"/>
        <table:table-column table:style-name="co9" table:default-cell-style-name="ce66"/>
        <table:table-column table:style-name="co3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8" table:default-cell-style-name="ce66"/>
        <table:table-column table:style-name="co11" table:default-cell-style-name="ce66"/>
        <table:table-column table:style-name="co3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3" table:number-columns-repeated="16359" table:default-cell-style-name="ce6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1">
            <text:p>民 國 104 年 1 月 戶 口 統 計 速 報 表</text:p>
          </table:table-cell>
          <table:covered-table-cell table:number-columns-repeated="22"/>
          <table:table-cell table:number-columns-repeated="16361" table:style-name="ce66"/>
        </table:table-row>
        <table:table-row table:style-name="ro3">
          <table:table-cell office:value-type="string" table:number-columns-spanned="2" table:number-rows-spanned="4" table:style-name="ce242">
            <text:p>年月別</text:p>
          </table:table-cell>
          <table:covered-table-cell/>
          <table:table-cell table:style-name="ce65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 <text:s text:c="5"/>　 <text:s/>　生</text:p>
          </table:table-cell>
          <table:table-cell table:number-columns-repeated="3" table:style-name="ce62"/>
          <table:table-cell office:value-type="string" table:style-name="ce63">
            <text:p>死　 <text:s text:c="6"/>　亡</text:p>
          </table:table-cell>
          <table:table-cell table:number-columns-repeated="3" table:style-name="ce62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number-columns-repeated="16361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1">
            <text:p>戶　數</text:p>
          </table:table-cell>
          <table:table-cell table:number-columns-repeated="3" table:style-name="ce58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61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59">
            <text:p>折合年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自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</text:p>
          </table:table-cell>
          <table:table-cell table:style-name="ce58"/>
          <table:table-cell office:value-type="string" table:style-name="ce58">
            <text:p>折合年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57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table-cell table:style-name="ce54"/>
          <table:table-cell table:style-name="ce53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66"/>
          <table:table-cell table:style-name="ce50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38">
            <text:p>40 年</text:p>
          </table:table-cell>
          <table:covered-table-cell/>
          <table:table-cell office:value-type="float" office:value="1440787" table:style-name="ce49">
            <text:p>1,440,787</text:p>
          </table:table-cell>
          <table:table-cell office:value-type="float" office:value="7869247" table:style-name="ce47">
            <text:p>7,869,247</text:p>
          </table:table-cell>
          <table:table-cell office:value-type="float" office:value="4016708" table:style-name="ce47">
            <text:p>4,016,708</text:p>
          </table:table-cell>
          <table:table-cell office:value-type="float" office:value="3852539" table:style-name="ce47">
            <text:p>3,852,539</text:p>
          </table:table-cell>
          <table:table-cell office:value-type="float" office:value="385383" table:style-name="ce47">
            <text:p>385,383</text:p>
          </table:table-cell>
          <table:table-cell office:value-type="float" office:value="197297" table:style-name="ce47">
            <text:p>197,297</text:p>
          </table:table-cell>
          <table:table-cell office:value-type="float" office:value="188086" table:style-name="ce47">
            <text:p>188,086</text:p>
          </table:table-cell>
          <table:table-cell office:value-type="float" office:value="49.97" table:style-name="ce46">
            <text:p>49.97</text:p>
          </table:table-cell>
          <table:table-cell office:value-type="float" office:value="89259" table:style-name="ce47">
            <text:p>89,259</text:p>
          </table:table-cell>
          <table:table-cell office:value-type="float" office:value="46225" table:style-name="ce47">
            <text:p>46,225</text:p>
          </table:table-cell>
          <table:table-cell office:value-type="float" office:value="43034" table:style-name="ce47">
            <text:p>43,034</text:p>
          </table:table-cell>
          <table:table-cell office:value-type="float" office:value="11.57" table:style-name="ce46">
            <text:p>11.57</text:p>
          </table:table-cell>
          <table:table-cell office:value-type="float" office:value="296124" table:style-name="ce48">
            <text:p>296,124</text:p>
          </table:table-cell>
          <table:table-cell office:value-type="float" office:value="38.4" table:style-name="ce46">
            <text:p>38.40</text:p>
          </table:table-cell>
          <table:table-cell office:value-type="float" office:value="73676" table:style-name="ce47">
            <text:p>73,676</text:p>
          </table:table-cell>
          <table:table-cell office:value-type="float" office:value="9.5500000000000007" table:style-name="ce46">
            <text:p>9.55</text:p>
          </table:table-cell>
          <table:table-cell office:value-type="float" office:value="3858" table:style-name="ce47">
            <text:p>3,858</text:p>
          </table:table-cell>
          <table:table-cell office:value-type="float" office:value="0.5" table:style-name="ce46">
            <text:p>0.50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170729" table:style-name="ce44">
            <text:p>170,729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35">
            <text:p>50 年</text:p>
          </table:table-cell>
          <table:covered-table-cell/>
          <table:table-cell office:value-type="float" office:value="2002493" table:style-name="ce37">
            <text:p>2,002,493</text:p>
          </table:table-cell>
          <table:table-cell office:value-type="float" office:value="11149139" table:style-name="ce29">
            <text:p>11,149,139</text:p>
          </table:table-cell>
          <table:table-cell office:value-type="float" office:value="5715463" table:style-name="ce29">
            <text:p>5,715,463</text:p>
          </table:table-cell>
          <table:table-cell office:value-type="float" office:value="5433676" table:style-name="ce29">
            <text:p>5,433,676</text:p>
          </table:table-cell>
          <table:table-cell office:value-type="float" office:value="420254" table:style-name="ce29">
            <text:p>420,254</text:p>
          </table:table-cell>
          <table:table-cell office:value-type="float" office:value="216728" table:style-name="ce29">
            <text:p>216,728</text:p>
          </table:table-cell>
          <table:table-cell office:value-type="float" office:value="203526" table:style-name="ce29">
            <text:p>203,526</text:p>
          </table:table-cell>
          <table:table-cell office:value-type="float" office:value="38.31" table:style-name="ce38">
            <text:p>38.31</text:p>
          </table:table-cell>
          <table:table-cell office:value-type="float" office:value="73823" table:style-name="ce29">
            <text:p>73,823</text:p>
          </table:table-cell>
          <table:table-cell office:value-type="float" office:value="40570" table:style-name="ce29">
            <text:p>40,570</text:p>
          </table:table-cell>
          <table:table-cell office:value-type="float" office:value="33253" table:style-name="ce29">
            <text:p>33,253</text:p>
          </table:table-cell>
          <table:table-cell office:value-type="float" office:value="6.73" table:style-name="ce38">
            <text:p>6.73</text:p>
          </table:table-cell>
          <table:table-cell office:value-type="float" office:value="346431" table:style-name="ce41">
            <text:p>346,431</text:p>
          </table:table-cell>
          <table:table-cell office:value-type="float" office:value="31.58" table:style-name="ce38">
            <text:p>31.58</text:p>
          </table:table-cell>
          <table:table-cell office:value-type="float" office:value="83797" table:style-name="ce29">
            <text:p>83,797</text:p>
          </table:table-cell>
          <table:table-cell office:value-type="float" office:value="7.51" table:style-name="ce38">
            <text:p>7.51</text:p>
          </table:table-cell>
          <table:table-cell office:value-type="float" office:value="4487" table:style-name="ce29">
            <text:p>4,487</text:p>
          </table:table-cell>
          <table:table-cell office:value-type="float" office:value="0.4" table:style-name="ce38">
            <text:p>0.40</text:p>
          </table:table-cell>
          <table:table-cell office:value-type="string" table:style-name="ce43">
            <text:p>…</text:p>
          </table:table-cell>
          <table:table-cell office:value-type="string" table:style-name="ce43">
            <text:p>…</text:p>
          </table:table-cell>
          <table:table-cell office:value-type="float" office:value="218098" table:style-name="ce42">
            <text:p>218,098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35">
            <text:p>60 年</text:p>
          </table:table-cell>
          <table:covered-table-cell/>
          <table:table-cell office:value-type="float" office:value="2702792" table:style-name="ce37">
            <text:p>2,702,792</text:p>
          </table:table-cell>
          <table:table-cell office:value-type="float" office:value="14994823" table:style-name="ce29">
            <text:p>14,994,823</text:p>
          </table:table-cell>
          <table:table-cell office:value-type="float" office:value="7895140" table:style-name="ce29">
            <text:p>7,895,140</text:p>
          </table:table-cell>
          <table:table-cell office:value-type="float" office:value="7099683" table:style-name="ce29">
            <text:p>7,099,683</text:p>
          </table:table-cell>
          <table:table-cell office:value-type="float" office:value="380424" table:style-name="ce29">
            <text:p>380,424</text:p>
          </table:table-cell>
          <table:table-cell office:value-type="float" office:value="195938" table:style-name="ce29">
            <text:p>195,938</text:p>
          </table:table-cell>
          <table:table-cell office:value-type="float" office:value="184486" table:style-name="ce29">
            <text:p>184,486</text:p>
          </table:table-cell>
          <table:table-cell office:value-type="float" office:value="25.64" table:style-name="ce38">
            <text:p>25.64</text:p>
          </table:table-cell>
          <table:table-cell office:value-type="float" office:value="70954" table:style-name="ce29">
            <text:p>70,954</text:p>
          </table:table-cell>
          <table:table-cell office:value-type="float" office:value="41596" table:style-name="ce29">
            <text:p>41,596</text:p>
          </table:table-cell>
          <table:table-cell office:value-type="float" office:value="29358" table:style-name="ce29">
            <text:p>29,358</text:p>
          </table:table-cell>
          <table:table-cell office:value-type="float" office:value="4.78" table:style-name="ce38">
            <text:p>4.78</text:p>
          </table:table-cell>
          <table:table-cell office:value-type="float" office:value="309470" table:style-name="ce41">
            <text:p>309,470</text:p>
          </table:table-cell>
          <table:table-cell office:value-type="float" office:value="20.86" table:style-name="ce38">
            <text:p>20.86</text:p>
          </table:table-cell>
          <table:table-cell office:value-type="float" office:value="106812" table:style-name="ce29">
            <text:p>106,812</text:p>
          </table:table-cell>
          <table:table-cell office:value-type="float" office:value="7.2" table:style-name="ce38">
            <text:p>7.20</text:p>
          </table:table-cell>
          <table:table-cell office:value-type="float" office:value="5310" table:style-name="ce29">
            <text:p>5,310</text:p>
          </table:table-cell>
          <table:table-cell office:value-type="float" office:value="0.36" table:style-name="ce38">
            <text:p>0.36</text:p>
          </table:table-cell>
          <table:table-cell office:value-type="string" table:style-name="ce43">
            <text:p>…</text:p>
          </table:table-cell>
          <table:table-cell office:value-type="string" table:style-name="ce43">
            <text:p>…</text:p>
          </table:table-cell>
          <table:table-cell office:value-type="float" office:value="270905" table:style-name="ce42">
            <text:p>270,905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35">
            <text:p>70 年</text:p>
          </table:table-cell>
          <table:covered-table-cell/>
          <table:table-cell office:value-type="float" office:value="3906015" table:style-name="ce37">
            <text:p>3,906,015</text:p>
          </table:table-cell>
          <table:table-cell office:value-type="float" office:value="18193955" table:style-name="ce29">
            <text:p>18,193,955</text:p>
          </table:table-cell>
          <table:table-cell office:value-type="float" office:value="9479508" table:style-name="ce29">
            <text:p>9,479,508</text:p>
          </table:table-cell>
          <table:table-cell office:value-type="float" office:value="8714447" table:style-name="ce29">
            <text:p>8,714,447</text:p>
          </table:table-cell>
          <table:table-cell office:value-type="float" office:value="412779" table:style-name="ce29">
            <text:p>412,779</text:p>
          </table:table-cell>
          <table:table-cell office:value-type="float" office:value="213273" table:style-name="ce29">
            <text:p>213,273</text:p>
          </table:table-cell>
          <table:table-cell office:value-type="float" office:value="199506" table:style-name="ce29">
            <text:p>199,506</text:p>
          </table:table-cell>
          <table:table-cell office:value-type="float" office:value="22.97" table:style-name="ce38">
            <text:p>22.97</text:p>
          </table:table-cell>
          <table:table-cell office:value-type="float" office:value="86848" table:style-name="ce29">
            <text:p>86,848</text:p>
          </table:table-cell>
          <table:table-cell office:value-type="float" office:value="52627" table:style-name="ce29">
            <text:p>52,627</text:p>
          </table:table-cell>
          <table:table-cell office:value-type="float" office:value="34221" table:style-name="ce29">
            <text:p>34,221</text:p>
          </table:table-cell>
          <table:table-cell office:value-type="float" office:value="4.83" table:style-name="ce38">
            <text:p>4.83</text:p>
          </table:table-cell>
          <table:table-cell office:value-type="float" office:value="325931" table:style-name="ce41">
            <text:p>325,931</text:p>
          </table:table-cell>
          <table:table-cell office:value-type="float" office:value="18.14" table:style-name="ce38">
            <text:p>18.14</text:p>
          </table:table-cell>
          <table:table-cell office:value-type="float" office:value="167496" table:style-name="ce29">
            <text:p>167,496</text:p>
          </table:table-cell>
          <table:table-cell office:value-type="float" office:value="9.2899999999999991" table:style-name="ce38">
            <text:p>9.29</text:p>
          </table:table-cell>
          <table:table-cell office:value-type="float" office:value="14875" table:style-name="ce29">
            <text:p>14,875</text:p>
          </table:table-cell>
          <table:table-cell office:value-type="float" office:value="0.83" table:style-name="ce38">
            <text:p>0.83</text:p>
          </table:table-cell>
          <table:table-cell office:value-type="string" table:style-name="ce43">
            <text:p>…</text:p>
          </table:table-cell>
          <table:table-cell office:value-type="string" table:style-name="ce43">
            <text:p>…</text:p>
          </table:table-cell>
          <table:table-cell office:value-type="float" office:value="310116" table:style-name="ce42">
            <text:p>310,116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80 年</text:p>
          </table:table-cell>
          <table:covered-table-cell/>
          <table:table-cell office:value-type="float" office:value="5227185" table:style-name="ce37">
            <text:p>5,227,185</text:p>
          </table:table-cell>
          <table:table-cell office:value-type="float" office:value="20605831" table:style-name="ce29">
            <text:p>20,605,831</text:p>
          </table:table-cell>
          <table:table-cell office:value-type="float" office:value="10640276" table:style-name="ce29">
            <text:p>10,640,276</text:p>
          </table:table-cell>
          <table:table-cell office:value-type="float" office:value="9965555" table:style-name="ce29">
            <text:p>9,965,555</text:p>
          </table:table-cell>
          <table:table-cell office:value-type="float" office:value="321932" table:style-name="ce29">
            <text:p>321,932</text:p>
          </table:table-cell>
          <table:table-cell office:value-type="float" office:value="168865" table:style-name="ce29">
            <text:p>168,865</text:p>
          </table:table-cell>
          <table:table-cell office:value-type="float" office:value="153067" table:style-name="ce29">
            <text:p>153,067</text:p>
          </table:table-cell>
          <table:table-cell office:value-type="float" office:value="15.7" table:style-name="ce38">
            <text:p>15.70</text:p>
          </table:table-cell>
          <table:table-cell office:value-type="float" office:value="106284" table:style-name="ce29">
            <text:p>106,284</text:p>
          </table:table-cell>
          <table:table-cell office:value-type="float" office:value="65386" table:style-name="ce29">
            <text:p>65,386</text:p>
          </table:table-cell>
          <table:table-cell office:value-type="float" office:value="40898" table:style-name="ce29">
            <text:p>40,898</text:p>
          </table:table-cell>
          <table:table-cell office:value-type="float" office:value="5.18" table:style-name="ce38">
            <text:p>5.18</text:p>
          </table:table-cell>
          <table:table-cell office:value-type="float" office:value="215648" table:style-name="ce41">
            <text:p>215,648</text:p>
          </table:table-cell>
          <table:table-cell office:value-type="float" office:value="10.52" table:style-name="ce38">
            <text:p>10.52</text:p>
          </table:table-cell>
          <table:table-cell office:value-type="float" office:value="162972" table:style-name="ce29">
            <text:p>162,972</text:p>
          </table:table-cell>
          <table:table-cell office:value-type="float" office:value="7.95" table:style-name="ce38">
            <text:p>7.95</text:p>
          </table:table-cell>
          <table:table-cell office:value-type="float" office:value="28298" table:style-name="ce29">
            <text:p>28,298</text:p>
          </table:table-cell>
          <table:table-cell office:value-type="float" office:value="1.38" table:style-name="ce38">
            <text:p>1.38</text:p>
          </table:table-cell>
          <table:table-cell office:value-type="float" office:value="1477764" table:style-name="ce29">
            <text:p>1,477,764</text:p>
          </table:table-cell>
          <table:table-cell office:value-type="float" office:value="1489892" table:style-name="ce29">
            <text:p>1,489,892</text:p>
          </table:table-cell>
          <table:table-cell office:value-type="float" office:value="345523" table:style-name="ce34">
            <text:p>345,523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0 年</text:p>
          </table:table-cell>
          <table:covered-table-cell/>
          <table:table-cell office:value-type="float" office:value="6802281" table:style-name="ce29">
            <text:p>6,802,281</text:p>
          </table:table-cell>
          <table:table-cell office:value-type="float" office:value="22405568" table:style-name="ce29">
            <text:p>22,405,568</text:p>
          </table:table-cell>
          <table:table-cell office:value-type="float" office:value="11441651" table:style-name="ce29">
            <text:p>11,441,651</text:p>
          </table:table-cell>
          <table:table-cell office:value-type="float" office:value="10963917" table:style-name="ce29">
            <text:p>10,963,917</text:p>
          </table:table-cell>
          <table:table-cell office:value-type="float" office:value="260354" table:style-name="ce29">
            <text:p>260,354</text:p>
          </table:table-cell>
          <table:table-cell office:value-type="float" office:value="135596" table:style-name="ce29">
            <text:p>135,596</text:p>
          </table:table-cell>
          <table:table-cell office:value-type="float" office:value="124758" table:style-name="ce29">
            <text:p>124,758</text:p>
          </table:table-cell>
          <table:table-cell office:value-type="float" office:value="11.65" table:style-name="ce38">
            <text:p>11.65</text:p>
          </table:table-cell>
          <table:table-cell office:value-type="float" office:value="127647" table:style-name="ce29">
            <text:p>127,647</text:p>
          </table:table-cell>
          <table:table-cell office:value-type="float" office:value="79319" table:style-name="ce29">
            <text:p>79,319</text:p>
          </table:table-cell>
          <table:table-cell office:value-type="float" office:value="48328" table:style-name="ce29">
            <text:p>48,328</text:p>
          </table:table-cell>
          <table:table-cell office:value-type="float" office:value="5.71" table:style-name="ce38">
            <text:p>5.71</text:p>
          </table:table-cell>
          <table:table-cell office:value-type="float" office:value="132707" table:style-name="ce39">
            <text:p>132,707</text:p>
          </table:table-cell>
          <table:table-cell office:value-type="float" office:value="5.94" table:style-name="ce38">
            <text:p>5.94</text:p>
          </table:table-cell>
          <table:table-cell office:value-type="float" office:value="170515" table:style-name="ce29">
            <text:p>170,515</text:p>
          </table:table-cell>
          <table:table-cell office:value-type="float" office:value="7.63" table:style-name="ce38">
            <text:p>7.63</text:p>
          </table:table-cell>
          <table:table-cell office:value-type="float" office:value="56538" table:style-name="ce29">
            <text:p>56,538</text:p>
          </table:table-cell>
          <table:table-cell office:value-type="float" office:value="2.5299999999999998" table:style-name="ce38">
            <text:p>2.53</text:p>
          </table:table-cell>
          <table:table-cell office:value-type="float" office:value="1373363" table:style-name="ce29">
            <text:p>1,373,363</text:p>
          </table:table-cell>
          <table:table-cell office:value-type="float" office:value="1377174" table:style-name="ce29">
            <text:p>1,377,174</text:p>
          </table:table-cell>
          <table:table-cell office:value-type="float" office:value="420892" table:style-name="ce34">
            <text:p>420,892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5 年</text:p>
          </table:table-cell>
          <table:covered-table-cell/>
          <table:table-cell office:value-type="float" office:value="7394758" table:style-name="ce29">
            <text:p>7,394,758</text:p>
          </table:table-cell>
          <table:table-cell office:value-type="float" office:value="22876527" table:style-name="ce29">
            <text:p>22,876,527</text:p>
          </table:table-cell>
          <table:table-cell office:value-type="float" office:value="11591707" table:style-name="ce29">
            <text:p>11,591,707</text:p>
          </table:table-cell>
          <table:table-cell office:value-type="float" office:value="11284820" table:style-name="ce29">
            <text:p>11,284,820</text:p>
          </table:table-cell>
          <table:table-cell office:value-type="float" office:value="204459" table:style-name="ce29">
            <text:p>204,459</text:p>
          </table:table-cell>
          <table:table-cell office:value-type="float" office:value="106936" table:style-name="ce29">
            <text:p>106,936</text:p>
          </table:table-cell>
          <table:table-cell office:value-type="float" office:value="97523" table:style-name="ce29">
            <text:p>97,523</text:p>
          </table:table-cell>
          <table:table-cell office:value-type="float" office:value="8.9600000000000009" table:style-name="ce38">
            <text:p>8.96</text:p>
          </table:table-cell>
          <table:table-cell office:value-type="float" office:value="135839" table:style-name="ce29">
            <text:p>135,839</text:p>
          </table:table-cell>
          <table:table-cell office:value-type="float" office:value="84800" table:style-name="ce29">
            <text:p>84,800</text:p>
          </table:table-cell>
          <table:table-cell office:value-type="float" office:value="51039" table:style-name="ce29">
            <text:p>51,039</text:p>
          </table:table-cell>
          <table:table-cell office:value-type="float" office:value="5.95" table:style-name="ce38">
            <text:p>5.95</text:p>
          </table:table-cell>
          <table:table-cell office:value-type="float" office:value="68620" table:style-name="ce39">
            <text:p>68,620</text:p>
          </table:table-cell>
          <table:table-cell office:value-type="float" office:value="3.01" table:style-name="ce38">
            <text:p>3.01</text:p>
          </table:table-cell>
          <table:table-cell office:value-type="float" office:value="142669" table:style-name="ce29">
            <text:p>142,669</text:p>
          </table:table-cell>
          <table:table-cell office:value-type="float" office:value="6.25" table:style-name="ce38">
            <text:p>6.25</text:p>
          </table:table-cell>
          <table:table-cell office:value-type="float" office:value="64540" table:style-name="ce29">
            <text:p>64,540</text:p>
          </table:table-cell>
          <table:table-cell office:value-type="float" office:value="2.83" table:style-name="ce38">
            <text:p>2.83</text:p>
          </table:table-cell>
          <table:table-cell office:value-type="float" office:value="1414340" table:style-name="ce29">
            <text:p>1,414,340</text:p>
          </table:table-cell>
          <table:table-cell office:value-type="float" office:value="1376816" table:style-name="ce29">
            <text:p>1,376,816</text:p>
          </table:table-cell>
          <table:table-cell office:value-type="float" office:value="474919" table:style-name="ce34">
            <text:p>474,91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6 年</text:p>
          </table:table-cell>
          <table:covered-table-cell/>
          <table:table-cell office:value-type="float" office:value="7512449" table:style-name="ce37">
            <text:p>7,512,449</text:p>
          </table:table-cell>
          <table:table-cell office:value-type="float" office:value="22958360" table:style-name="ce29">
            <text:p>22,958,360</text:p>
          </table:table-cell>
          <table:table-cell office:value-type="float" office:value="11608767" table:style-name="ce29">
            <text:p>11,608,767</text:p>
          </table:table-cell>
          <table:table-cell office:value-type="float" office:value="11349593" table:style-name="ce29">
            <text:p>11,349,593</text:p>
          </table:table-cell>
          <table:table-cell office:value-type="float" office:value="204414" table:style-name="ce29">
            <text:p>204,414</text:p>
          </table:table-cell>
          <table:table-cell office:value-type="float" office:value="106898" table:style-name="ce29">
            <text:p>106,898</text:p>
          </table:table-cell>
          <table:table-cell office:value-type="float" office:value="97516" table:style-name="ce29">
            <text:p>97,516</text:p>
          </table:table-cell>
          <table:table-cell office:value-type="float" office:value="8.92" table:style-name="ce40">
            <text:p>8.92</text:p>
          </table:table-cell>
          <table:table-cell office:value-type="float" office:value="141111" table:style-name="ce29">
            <text:p>141,111</text:p>
          </table:table-cell>
          <table:table-cell office:value-type="float" office:value="87029" table:style-name="ce29">
            <text:p>87,029</text:p>
          </table:table-cell>
          <table:table-cell office:value-type="float" office:value="54082" table:style-name="ce29">
            <text:p>54,082</text:p>
          </table:table-cell>
          <table:table-cell office:value-type="float" office:value="6.16" table:style-name="ce38">
            <text:p>6.16</text:p>
          </table:table-cell>
          <table:table-cell office:value-type="float" office:value="63303" table:style-name="ce39">
            <text:p>63,303</text:p>
          </table:table-cell>
          <table:table-cell office:value-type="float" office:value="2.76" table:style-name="ce38">
            <text:p>2.76</text:p>
          </table:table-cell>
          <table:table-cell office:value-type="float" office:value="135041" table:style-name="ce29">
            <text:p>135,041</text:p>
          </table:table-cell>
          <table:table-cell office:value-type="float" office:value="5.89" table:style-name="ce38">
            <text:p>5.89</text:p>
          </table:table-cell>
          <table:table-cell office:value-type="float" office:value="58518" table:style-name="ce29">
            <text:p>58,518</text:p>
          </table:table-cell>
          <table:table-cell office:value-type="float" office:value="2.5499999999999998" table:style-name="ce38">
            <text:p>2.55</text:p>
          </table:table-cell>
          <table:table-cell office:value-type="float" office:value="1173040" table:style-name="ce29">
            <text:p>1,173,040</text:p>
          </table:table-cell>
          <table:table-cell office:value-type="float" office:value="1154510" table:style-name="ce29">
            <text:p>1,154,510</text:p>
          </table:table-cell>
          <table:table-cell office:value-type="float" office:value="484174" table:style-name="ce34">
            <text:p>484,17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7 年</text:p>
          </table:table-cell>
          <table:covered-table-cell/>
          <table:table-cell office:value-type="float" office:value="7655772" table:style-name="ce37">
            <text:p>7,655,772</text:p>
          </table:table-cell>
          <table:table-cell office:value-type="float" office:value="23037031" table:style-name="ce29">
            <text:p>23,037,031</text:p>
          </table:table-cell>
          <table:table-cell office:value-type="float" office:value="11626351" table:style-name="ce29">
            <text:p>11,626,351</text:p>
          </table:table-cell>
          <table:table-cell office:value-type="float" office:value="11410680" table:style-name="ce29">
            <text:p>11,410,680</text:p>
          </table:table-cell>
          <table:table-cell office:value-type="float" office:value="198733" table:style-name="ce29">
            <text:p>198,733</text:p>
          </table:table-cell>
          <table:table-cell office:value-type="float" office:value="103937" table:style-name="ce29">
            <text:p>103,937</text:p>
          </table:table-cell>
          <table:table-cell office:value-type="float" office:value="94796" table:style-name="ce29">
            <text:p>94,796</text:p>
          </table:table-cell>
          <table:table-cell office:value-type="float" office:value="8.64" table:style-name="ce38">
            <text:p>8.64</text:p>
          </table:table-cell>
          <table:table-cell office:value-type="float" office:value="143624" table:style-name="ce29">
            <text:p>143,624</text:p>
          </table:table-cell>
          <table:table-cell office:value-type="float" office:value="88541" table:style-name="ce29">
            <text:p>88,541</text:p>
          </table:table-cell>
          <table:table-cell office:value-type="float" office:value="55083" table:style-name="ce29">
            <text:p>55,083</text:p>
          </table:table-cell>
          <table:table-cell office:value-type="float" office:value="6.25" table:style-name="ce38">
            <text:p>6.25</text:p>
          </table:table-cell>
          <table:table-cell office:value-type="float" office:value="55109" table:style-name="ce39">
            <text:p>55,109</text:p>
          </table:table-cell>
          <table:table-cell office:value-type="float" office:value="2.4" table:style-name="ce38">
            <text:p>2.40</text:p>
          </table:table-cell>
          <table:table-cell office:value-type="float" office:value="154866" table:style-name="ce29">
            <text:p>154,866</text:p>
          </table:table-cell>
          <table:table-cell office:value-type="float" office:value="6.73" table:style-name="ce38">
            <text:p>6.73</text:p>
          </table:table-cell>
          <table:table-cell office:value-type="float" office:value="55995" table:style-name="ce29">
            <text:p>55,995</text:p>
          </table:table-cell>
          <table:table-cell office:value-type="float" office:value="2.4300000000000002" table:style-name="ce38">
            <text:p>2.43</text:p>
          </table:table-cell>
          <table:table-cell office:value-type="float" office:value="1196407" table:style-name="ce29">
            <text:p>1,196,407</text:p>
          </table:table-cell>
          <table:table-cell office:value-type="float" office:value="1172845" table:style-name="ce29">
            <text:p>1,172,845</text:p>
          </table:table-cell>
          <table:table-cell office:value-type="float" office:value="494107" table:style-name="ce34">
            <text:p>494,107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8 年</text:p>
          </table:table-cell>
          <table:covered-table-cell/>
          <table:table-cell office:value-type="float" office:value="7805834" table:style-name="ce37">
            <text:p>7,805,834</text:p>
          </table:table-cell>
          <table:table-cell office:value-type="float" office:value="23119772" table:style-name="ce29">
            <text:p>23,119,772</text:p>
          </table:table-cell>
          <table:table-cell office:value-type="float" office:value="11636734" table:style-name="ce29">
            <text:p>11,636,734</text:p>
          </table:table-cell>
          <table:table-cell office:value-type="float" office:value="11483038" table:style-name="ce29">
            <text:p>11,483,038</text:p>
          </table:table-cell>
          <table:table-cell office:value-type="float" office:value="191310" table:style-name="ce29">
            <text:p>191,310</text:p>
          </table:table-cell>
          <table:table-cell office:value-type="float" office:value="99492" table:style-name="ce29">
            <text:p>99,492</text:p>
          </table:table-cell>
          <table:table-cell office:value-type="float" office:value="91818" table:style-name="ce29">
            <text:p>91,818</text:p>
          </table:table-cell>
          <table:table-cell office:value-type="float" office:value="8.2899999999999991" table:style-name="ce38">
            <text:p>8.29</text:p>
          </table:table-cell>
          <table:table-cell office:value-type="float" office:value="143582" table:style-name="ce29">
            <text:p>143,582</text:p>
          </table:table-cell>
          <table:table-cell office:value-type="float" office:value="88088" table:style-name="ce29">
            <text:p>88,088</text:p>
          </table:table-cell>
          <table:table-cell office:value-type="float" office:value="55494" table:style-name="ce29">
            <text:p>55,494</text:p>
          </table:table-cell>
          <table:table-cell office:value-type="float" office:value="6.22" table:style-name="ce38">
            <text:p>6.22</text:p>
          </table:table-cell>
          <table:table-cell office:value-type="float" office:value="47728" table:style-name="ce39">
            <text:p>47,728</text:p>
          </table:table-cell>
          <table:table-cell office:value-type="float" office:value="2.0699999999999998" table:style-name="ce38">
            <text:p>2.07</text:p>
          </table:table-cell>
          <table:table-cell office:value-type="float" office:value="117099" table:style-name="ce29">
            <text:p>117,099</text:p>
          </table:table-cell>
          <table:table-cell office:value-type="float" office:value="5.07" table:style-name="ce38">
            <text:p>5.07</text:p>
          </table:table-cell>
          <table:table-cell office:value-type="float" office:value="57223" table:style-name="ce29">
            <text:p>57,223</text:p>
          </table:table-cell>
          <table:table-cell office:value-type="float" office:value="2.48" table:style-name="ce38">
            <text:p>2.48</text:p>
          </table:table-cell>
          <table:table-cell office:value-type="float" office:value="1198561" table:style-name="ce29">
            <text:p>1,198,561</text:p>
          </table:table-cell>
          <table:table-cell office:value-type="float" office:value="1163548" table:style-name="ce29">
            <text:p>1,163,548</text:p>
          </table:table-cell>
          <table:table-cell office:value-type="float" office:value="504531" table:style-name="ce34">
            <text:p>504,531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99 年</text:p>
          </table:table-cell>
          <table:covered-table-cell/>
          <table:table-cell office:value-type="float" office:value="7937024" table:style-name="ce37">
            <text:p>7,937,024</text:p>
          </table:table-cell>
          <table:table-cell office:value-type="float" office:value="23162123" table:style-name="ce29">
            <text:p>23,162,123</text:p>
          </table:table-cell>
          <table:table-cell office:value-type="float" office:value="11635225" table:style-name="ce29">
            <text:p>11,635,225</text:p>
          </table:table-cell>
          <table:table-cell office:value-type="float" office:value="11526898" table:style-name="ce29">
            <text:p>11,526,898</text:p>
          </table:table-cell>
          <table:table-cell office:value-type="float" office:value="166886" table:style-name="ce29">
            <text:p>166,886</text:p>
          </table:table-cell>
          <table:table-cell office:value-type="float" office:value="87213" table:style-name="ce29">
            <text:p>87,213</text:p>
          </table:table-cell>
          <table:table-cell office:value-type="float" office:value="79673" table:style-name="ce29">
            <text:p>79,673</text:p>
          </table:table-cell>
          <table:table-cell office:value-type="float" office:value="7.21" table:style-name="ce38">
            <text:p>7.21</text:p>
          </table:table-cell>
          <table:table-cell office:value-type="float" office:value="145772" table:style-name="ce29">
            <text:p>145,772</text:p>
          </table:table-cell>
          <table:table-cell office:value-type="float" office:value="89152" table:style-name="ce29">
            <text:p>89,152</text:p>
          </table:table-cell>
          <table:table-cell office:value-type="float" office:value="56620" table:style-name="ce29">
            <text:p>56,620</text:p>
          </table:table-cell>
          <table:table-cell office:value-type="float" office:value="6.3" table:style-name="ce38">
            <text:p>6.30</text:p>
          </table:table-cell>
          <table:table-cell office:value-type="float" office:value="21114" table:style-name="ce39">
            <text:p>21,114</text:p>
          </table:table-cell>
          <table:table-cell office:value-type="float" office:value="0.91" table:style-name="ce38">
            <text:p>0.91</text:p>
          </table:table-cell>
          <table:table-cell office:value-type="float" office:value="138819" table:style-name="ce29">
            <text:p>138,819</text:p>
          </table:table-cell>
          <table:table-cell office:value-type="float" office:value="6" table:style-name="ce38">
            <text:p>6.00</text:p>
          </table:table-cell>
          <table:table-cell office:value-type="float" office:value="58115" table:style-name="ce29">
            <text:p>58,115</text:p>
          </table:table-cell>
          <table:table-cell office:value-type="float" office:value="2.5099999999999998" table:style-name="ce38">
            <text:p>2.51</text:p>
          </table:table-cell>
          <table:table-cell office:value-type="float" office:value="1213899" table:style-name="ce29">
            <text:p>1,213,899</text:p>
          </table:table-cell>
          <table:table-cell office:value-type="float" office:value="1192662" table:style-name="ce29">
            <text:p>1,192,662</text:p>
          </table:table-cell>
          <table:table-cell office:value-type="float" office:value="512701" table:style-name="ce34">
            <text:p>512,70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6">
            <text:p>100年</text:p>
          </table:table-cell>
          <table:covered-table-cell/>
          <table:table-cell office:value-type="float" office:value="8057761" table:style-name="ce29">
            <text:p>8,057,761</text:p>
          </table:table-cell>
          <table:table-cell office:value-type="float" office:value="23224912" table:style-name="ce29">
            <text:p>23,224,912</text:p>
          </table:table-cell>
          <table:table-cell office:value-type="float" office:value="11645674" table:style-name="ce29">
            <text:p>11,645,674</text:p>
          </table:table-cell>
          <table:table-cell office:value-type="float" office:value="11579238" table:style-name="ce29">
            <text:p>11,579,238</text:p>
          </table:table-cell>
          <table:table-cell office:value-type="float" office:value="196627" table:style-name="ce29">
            <text:p>196,627</text:p>
          </table:table-cell>
          <table:table-cell office:value-type="float" office:value="101943" table:style-name="ce29">
            <text:p>101,943</text:p>
          </table:table-cell>
          <table:table-cell office:value-type="float" office:value="94684" table:style-name="ce29">
            <text:p>94,684</text:p>
          </table:table-cell>
          <table:table-cell office:value-type="float" office:value="8.48" table:style-name="ce35">
            <text:p><text:s text:c="3"/>8.48</text:p>
          </table:table-cell>
          <table:table-cell office:value-type="float" office:value="152915" table:style-name="ce29">
            <text:p>152,915</text:p>
          </table:table-cell>
          <table:table-cell office:value-type="float" office:value="93810" table:style-name="ce29">
            <text:p>93,810</text:p>
          </table:table-cell>
          <table:table-cell office:value-type="float" office:value="59105" table:style-name="ce29">
            <text:p>59,105</text:p>
          </table:table-cell>
          <table:table-cell office:value-type="float" office:value="6.59" table:style-name="ce35">
            <text:p><text:s text:c="3"/>6.59</text:p>
          </table:table-cell>
          <table:table-cell office:value-type="float" office:value="43712" table:style-name="ce29">
            <text:p>43,712</text:p>
          </table:table-cell>
          <table:table-cell office:value-type="float" office:value="1.88" table:style-name="ce35">
            <text:p><text:s text:c="3"/>1.88</text:p>
          </table:table-cell>
          <table:table-cell office:value-type="float" office:value="165327" table:style-name="ce29">
            <text:p>165,327</text:p>
          </table:table-cell>
          <table:table-cell office:value-type="float" office:value="7.13" table:style-name="ce35">
            <text:p><text:s text:c="3"/>7.13</text:p>
          </table:table-cell>
          <table:table-cell office:value-type="float" office:value="57008" table:style-name="ce29">
            <text:p>57,008</text:p>
          </table:table-cell>
          <table:table-cell office:value-type="float" office:value="2.46" table:style-name="ce35">
            <text:p><text:s text:c="3"/>2.46</text:p>
          </table:table-cell>
          <table:table-cell office:value-type="float" office:value="1128449" table:style-name="ce29">
            <text:p>1,128,449</text:p>
          </table:table-cell>
          <table:table-cell office:value-type="float" office:value="1109372" table:style-name="ce29">
            <text:p>1,109,372</text:p>
          </table:table-cell>
          <table:table-cell office:value-type="float" office:value="519984" table:style-name="ce34">
            <text:p>519,98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6">
            <text:p>101年</text:p>
          </table:table-cell>
          <table:covered-table-cell/>
          <table:table-cell office:value-type="float" office:value="8186432" table:style-name="ce37">
            <text:p>8,186,432</text:p>
          </table:table-cell>
          <table:table-cell office:value-type="float" office:value="23315822" table:style-name="ce37">
            <text:p>23,315,822</text:p>
          </table:table-cell>
          <table:table-cell office:value-type="float" office:value="11673319" table:style-name="ce37">
            <text:p>11,673,319</text:p>
          </table:table-cell>
          <table:table-cell office:value-type="float" office:value="11642503" table:style-name="ce37">
            <text:p>11,642,503</text:p>
          </table:table-cell>
          <table:table-cell office:value-type="float" office:value="229481" table:style-name="ce29">
            <text:p>229,481</text:p>
          </table:table-cell>
          <table:table-cell office:value-type="float" office:value="118848" table:style-name="ce29">
            <text:p>118,848</text:p>
          </table:table-cell>
          <table:table-cell office:value-type="float" office:value="110633" table:style-name="ce29">
            <text:p>110,633</text:p>
          </table:table-cell>
          <table:table-cell office:value-type="float" office:value="9.86" table:style-name="ce36">
            <text:p><text:s text:c="3"/>9.86</text:p>
          </table:table-cell>
          <table:table-cell office:value-type="float" office:value="154251" table:style-name="ce29">
            <text:p>154,251</text:p>
          </table:table-cell>
          <table:table-cell office:value-type="float" office:value="93618" table:style-name="ce29">
            <text:p>93,618</text:p>
          </table:table-cell>
          <table:table-cell office:value-type="float" office:value="60633" table:style-name="ce29">
            <text:p>60,633</text:p>
          </table:table-cell>
          <table:table-cell office:value-type="float" office:value="6.63" table:style-name="ce35">
            <text:p><text:s text:c="3"/>6.63</text:p>
          </table:table-cell>
          <table:table-cell office:value-type="float" office:value="75230" table:style-name="ce29">
            <text:p>75,230</text:p>
          </table:table-cell>
          <table:table-cell office:value-type="float" office:value="3.23" table:style-name="ce35">
            <text:p><text:s text:c="3"/>3.23</text:p>
          </table:table-cell>
          <table:table-cell office:value-type="float" office:value="143384" table:style-name="ce29">
            <text:p>143,384</text:p>
          </table:table-cell>
          <table:table-cell office:value-type="float" office:value="6.16" table:style-name="ce35">
            <text:p><text:s text:c="3"/>6.16</text:p>
          </table:table-cell>
          <table:table-cell office:value-type="float" office:value="55980" table:style-name="ce29">
            <text:p>55,980</text:p>
          </table:table-cell>
          <table:table-cell office:value-type="float" office:value="2.41" table:style-name="ce35">
            <text:p><text:s text:c="3"/>2.41</text:p>
          </table:table-cell>
          <table:table-cell office:value-type="float" office:value="1118006" table:style-name="ce29">
            <text:p>1,118,006</text:p>
          </table:table-cell>
          <table:table-cell office:value-type="float" office:value="1102326" table:style-name="ce29">
            <text:p>1,102,326</text:p>
          </table:table-cell>
          <table:table-cell office:value-type="float" office:value="527250" table:style-name="ce34">
            <text:p>527,250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5">
            <text:p>102年</text:p>
          </table:table-cell>
          <table:covered-table-cell/>
          <table:table-cell office:value-type="float" office:value="8286260" table:style-name="ce29">
            <text:p>8,286,260</text:p>
          </table:table-cell>
          <table:table-cell office:value-type="float" office:value="23373517" table:style-name="ce29">
            <text:p>23,373,517</text:p>
          </table:table-cell>
          <table:table-cell office:value-type="float" office:value="11684674" table:style-name="ce29">
            <text:p>11,684,674</text:p>
          </table:table-cell>
          <table:table-cell office:value-type="float" office:value="11688843" table:style-name="ce29">
            <text:p>11,688,843</text:p>
          </table:table-cell>
          <table:table-cell office:value-type="float" office:value="199113" table:style-name="ce29">
            <text:p>199,113</text:p>
          </table:table-cell>
          <table:table-cell office:value-type="float" office:value="103120" table:style-name="ce29">
            <text:p>103,120</text:p>
          </table:table-cell>
          <table:table-cell office:value-type="float" office:value="95993" table:style-name="ce29">
            <text:p>95,993</text:p>
          </table:table-cell>
          <table:table-cell office:value-type="float" office:value="8.5299999999999994" table:style-name="ce35">
            <text:p><text:s text:c="3"/>8.53</text:p>
          </table:table-cell>
          <table:table-cell office:value-type="float" office:value="155908" table:style-name="ce29">
            <text:p>155,908</text:p>
          </table:table-cell>
          <table:table-cell office:value-type="float" office:value="94505" table:style-name="ce29">
            <text:p>94,505</text:p>
          </table:table-cell>
          <table:table-cell office:value-type="float" office:value="61403" table:style-name="ce29">
            <text:p>61,403</text:p>
          </table:table-cell>
          <table:table-cell office:value-type="float" office:value="6.68" table:style-name="ce35">
            <text:p><text:s text:c="3"/>6.68</text:p>
          </table:table-cell>
          <table:table-cell office:value-type="float" office:value="43205" table:style-name="ce29">
            <text:p>43,205</text:p>
          </table:table-cell>
          <table:table-cell office:value-type="float" office:value="1.85" table:style-name="ce35">
            <text:p><text:s text:c="3"/>1.85</text:p>
          </table:table-cell>
          <table:table-cell office:value-type="float" office:value="147636" table:style-name="ce29">
            <text:p>147,636</text:p>
          </table:table-cell>
          <table:table-cell office:value-type="float" office:value="6.32" table:style-name="ce35">
            <text:p><text:s text:c="3"/>6.32</text:p>
          </table:table-cell>
          <table:table-cell office:value-type="float" office:value="53604" table:style-name="ce29">
            <text:p>53,604</text:p>
          </table:table-cell>
          <table:table-cell office:value-type="float" office:value="2.2999999999999998" table:style-name="ce35">
            <text:p><text:s text:c="3"/>2.30</text:p>
          </table:table-cell>
          <table:table-cell office:value-type="float" office:value="1079702" table:style-name="ce29">
            <text:p>1,079,702</text:p>
          </table:table-cell>
          <table:table-cell office:value-type="float" office:value="1065212" table:style-name="ce29">
            <text:p>1,065,212</text:p>
          </table:table-cell>
          <table:table-cell office:value-type="float" office:value="533601" table:style-name="ce34">
            <text:p>533,60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5">
            <text:p>103年</text:p>
          </table:table-cell>
          <table:covered-table-cell/>
          <table:table-cell office:value-type="float" office:value="8382699" table:style-name="ce29">
            <text:p>8,382,699</text:p>
          </table:table-cell>
          <table:table-cell office:value-type="float" office:value="23433753" table:style-name="ce29">
            <text:p>23,433,753</text:p>
          </table:table-cell>
          <table:table-cell office:value-type="float" office:value="11697971" table:style-name="ce29">
            <text:p>11,697,971</text:p>
          </table:table-cell>
          <table:table-cell office:value-type="float" office:value="11735782" table:style-name="ce29">
            <text:p>11,735,782</text:p>
          </table:table-cell>
          <table:table-cell office:value-type="float" office:value="210383" table:style-name="ce29">
            <text:p>210,383</text:p>
          </table:table-cell>
          <table:table-cell office:value-type="float" office:value="108817" table:style-name="ce29">
            <text:p>108,817</text:p>
          </table:table-cell>
          <table:table-cell office:value-type="float" office:value="101566" table:style-name="ce29">
            <text:p>101,566</text:p>
          </table:table-cell>
          <table:table-cell office:value-type="float" office:value="8.99" table:style-name="ce35">
            <text:p><text:s text:c="3"/>8.99</text:p>
          </table:table-cell>
          <table:table-cell office:value-type="float" office:value="163929" table:style-name="ce29">
            <text:p>163,929</text:p>
          </table:table-cell>
          <table:table-cell office:value-type="float" office:value="98733" table:style-name="ce29">
            <text:p>98,733</text:p>
          </table:table-cell>
          <table:table-cell office:value-type="float" office:value="65196" table:style-name="ce29">
            <text:p>65,196</text:p>
          </table:table-cell>
          <table:table-cell office:value-type="float" office:value="7" table:style-name="ce35">
            <text:p><text:s text:c="3"/>7.00</text:p>
          </table:table-cell>
          <table:table-cell office:value-type="float" office:value="46454" table:style-name="ce29">
            <text:p>46,454</text:p>
          </table:table-cell>
          <table:table-cell office:value-type="float" office:value="1.98" table:style-name="ce35">
            <text:p><text:s text:c="3"/>1.98</text:p>
          </table:table-cell>
          <table:table-cell office:value-type="float" office:value="149287" table:style-name="ce29">
            <text:p>149,287</text:p>
          </table:table-cell>
          <table:table-cell office:value-type="float" office:value="6.38" table:style-name="ce35">
            <text:p><text:s text:c="3"/>6.38</text:p>
          </table:table-cell>
          <table:table-cell office:value-type="float" office:value="53190" table:style-name="ce29">
            <text:p>53,190</text:p>
          </table:table-cell>
          <table:table-cell office:value-type="float" office:value="2.27" table:style-name="ce35">
            <text:p><text:s text:c="3"/>2.27</text:p>
          </table:table-cell>
          <table:table-cell office:value-type="float" office:value="1073783" table:style-name="ce29">
            <text:p>1,073,783</text:p>
          </table:table-cell>
          <table:table-cell office:value-type="float" office:value="1060001" table:style-name="ce29">
            <text:p>1,060,001</text:p>
          </table:table-cell>
          <table:table-cell office:value-type="float" office:value="540023" table:style-name="ce34">
            <text:p>540,023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1 月</text:p>
          </table:table-cell>
          <table:covered-table-cell/>
          <table:table-cell office:value-type="float" office:value="8290235" table:style-name="ce25">
            <text:p>8,290,235</text:p>
          </table:table-cell>
          <table:table-cell office:value-type="float" office:value="23377515" table:style-name="ce25">
            <text:p>23,377,515</text:p>
          </table:table-cell>
          <table:table-cell office:value-type="float" office:value="11685438" table:style-name="ce25">
            <text:p>11,685,438</text:p>
          </table:table-cell>
          <table:table-cell office:value-type="float" office:value="11692077" table:style-name="ce25">
            <text:p>11,692,077</text:p>
          </table:table-cell>
          <table:table-cell office:value-type="float" office:value="15716" table:style-name="ce25">
            <text:p>15,716</text:p>
          </table:table-cell>
          <table:table-cell office:value-type="float" office:value="8310" table:style-name="ce25">
            <text:p>8,310</text:p>
          </table:table-cell>
          <table:table-cell office:value-type="float" office:value="7406" table:style-name="ce25">
            <text:p>7,406</text:p>
          </table:table-cell>
          <table:table-cell office:value-type="float" office:value="7.92" table:style-name="ce26">
            <text:p>7.92</text:p>
          </table:table-cell>
          <table:table-cell office:value-type="float" office:value="13935" table:style-name="ce25">
            <text:p>13,935</text:p>
          </table:table-cell>
          <table:table-cell office:value-type="float" office:value="8365" table:style-name="ce25">
            <text:p>8,365</text:p>
          </table:table-cell>
          <table:table-cell office:value-type="float" office:value="5570" table:style-name="ce25">
            <text:p>5,570</text:p>
          </table:table-cell>
          <table:table-cell office:value-type="float" office:value="7.02" table:style-name="ce26">
            <text:p>7.02</text:p>
          </table:table-cell>
          <table:table-cell office:value-type="float" office:value="1781" table:style-name="ce27">
            <text:p><text:s text:c="3"/>1,781</text:p>
          </table:table-cell>
          <table:table-cell office:value-type="float" office:value="0.9" table:style-name="ce26">
            <text:p>0.90</text:p>
          </table:table-cell>
          <table:table-cell office:value-type="float" office:value="16455" table:style-name="ce25">
            <text:p>16,455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3779" table:style-name="ce25">
            <text:p>3,779</text:p>
          </table:table-cell>
          <table:table-cell office:value-type="float" office:value="1.9" table:style-name="ce26">
            <text:p>1.90</text:p>
          </table:table-cell>
          <table:table-cell office:value-type="float" office:value="77521" table:style-name="ce25">
            <text:p>77,521</text:p>
          </table:table-cell>
          <table:table-cell office:value-type="float" office:value="75304" table:style-name="ce25">
            <text:p>75,304</text:p>
          </table:table-cell>
          <table:table-cell office:value-type="float" office:value="534007" table:style-name="ce24">
            <text:p>534,007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2 月</text:p>
          </table:table-cell>
          <table:covered-table-cell/>
          <table:table-cell office:value-type="float" office:value="8293789" table:style-name="ce25">
            <text:p>8,293,789</text:p>
          </table:table-cell>
          <table:table-cell office:value-type="float" office:value="23379129" table:style-name="ce25">
            <text:p>23,379,129</text:p>
          </table:table-cell>
          <table:table-cell office:value-type="float" office:value="11684625" table:style-name="ce25">
            <text:p>11,684,625</text:p>
          </table:table-cell>
          <table:table-cell office:value-type="float" office:value="11694504" table:style-name="ce25">
            <text:p>11,694,504</text:p>
          </table:table-cell>
          <table:table-cell office:value-type="float" office:value="15357" table:style-name="ce25">
            <text:p>15,357</text:p>
          </table:table-cell>
          <table:table-cell office:value-type="float" office:value="7851" table:style-name="ce25">
            <text:p>7,851</text:p>
          </table:table-cell>
          <table:table-cell office:value-type="float" office:value="7506" table:style-name="ce25">
            <text:p>7,506</text:p>
          </table:table-cell>
          <table:table-cell office:value-type="float" office:value="8.56" table:style-name="ce26">
            <text:p>8.56</text:p>
          </table:table-cell>
          <table:table-cell office:value-type="float" office:value="15349" table:style-name="ce25">
            <text:p>15,349</text:p>
          </table:table-cell>
          <table:table-cell office:value-type="float" office:value="9248" table:style-name="ce25">
            <text:p>9,248</text:p>
          </table:table-cell>
          <table:table-cell office:value-type="float" office:value="6101" table:style-name="ce25">
            <text:p>6,101</text:p>
          </table:table-cell>
          <table:table-cell office:value-type="float" office:value="8.56" table:style-name="ce26">
            <text:p>8.56</text:p>
          </table:table-cell>
          <table:table-cell office:value-type="float" office:value="8" table:style-name="ce27">
            <text:p><text:s text:c="3"/>8</text:p>
          </table:table-cell>
          <table:table-cell office:value-type="string" table:style-name="ce129">
            <text:p><text:s text:c="5"/>0.00</text:p>
          </table:table-cell>
          <table:table-cell office:value-type="float" office:value="9616" table:style-name="ce25">
            <text:p>9,616</text:p>
          </table:table-cell>
          <table:table-cell office:value-type="float" office:value="5.36" table:style-name="ce26">
            <text:p>5.36</text:p>
          </table:table-cell>
          <table:table-cell office:value-type="float" office:value="3851" table:style-name="ce25">
            <text:p>3,851</text:p>
          </table:table-cell>
          <table:table-cell office:value-type="float" office:value="2.15" table:style-name="ce26">
            <text:p>2.15</text:p>
          </table:table-cell>
          <table:table-cell office:value-type="float" office:value="77189" table:style-name="ce25">
            <text:p>77,189</text:p>
          </table:table-cell>
          <table:table-cell office:value-type="float" office:value="75583" table:style-name="ce25">
            <text:p>75,583</text:p>
          </table:table-cell>
          <table:table-cell office:value-type="float" office:value="534561" table:style-name="ce24">
            <text:p>534,561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3 月</text:p>
          </table:table-cell>
          <table:covered-table-cell/>
          <table:table-cell office:value-type="float" office:value="8300560" table:style-name="ce25">
            <text:p>8,300,560</text:p>
          </table:table-cell>
          <table:table-cell office:value-type="float" office:value="23379594" table:style-name="ce25">
            <text:p>23,379,594</text:p>
          </table:table-cell>
          <table:table-cell office:value-type="float" office:value="11683396" table:style-name="ce25">
            <text:p>11,683,396</text:p>
          </table:table-cell>
          <table:table-cell office:value-type="float" office:value="11696198" table:style-name="ce25">
            <text:p>11,696,198</text:p>
          </table:table-cell>
          <table:table-cell office:value-type="float" office:value="17588" table:style-name="ce25">
            <text:p>17,588</text:p>
          </table:table-cell>
          <table:table-cell office:value-type="float" office:value="9053" table:style-name="ce25">
            <text:p>9,053</text:p>
          </table:table-cell>
          <table:table-cell office:value-type="float" office:value="8535" table:style-name="ce25">
            <text:p>8,535</text:p>
          </table:table-cell>
          <table:table-cell office:value-type="float" office:value="8.86" table:style-name="ce26">
            <text:p>8.86</text:p>
          </table:table-cell>
          <table:table-cell office:value-type="float" office:value="15465" table:style-name="ce25">
            <text:p>15,465</text:p>
          </table:table-cell>
          <table:table-cell office:value-type="float" office:value="9246" table:style-name="ce25">
            <text:p>9,246</text:p>
          </table:table-cell>
          <table:table-cell office:value-type="float" office:value="6219" table:style-name="ce25">
            <text:p>6,219</text:p>
          </table:table-cell>
          <table:table-cell office:value-type="float" office:value="7.79" table:style-name="ce26">
            <text:p>7.79</text:p>
          </table:table-cell>
          <table:table-cell office:value-type="float" office:value="2123" table:style-name="ce27">
            <text:p><text:s text:c="3"/>2,123</text:p>
          </table:table-cell>
          <table:table-cell office:value-type="float" office:value="1.07" table:style-name="ce26">
            <text:p>1.07</text:p>
          </table:table-cell>
          <table:table-cell office:value-type="float" office:value="13000" table:style-name="ce25">
            <text:p>13,000</text:p>
          </table:table-cell>
          <table:table-cell office:value-type="float" office:value="6.55" table:style-name="ce26">
            <text:p>6.55</text:p>
          </table:table-cell>
          <table:table-cell office:value-type="float" office:value="4605" table:style-name="ce25">
            <text:p>4,605</text:p>
          </table:table-cell>
          <table:table-cell office:value-type="float" office:value="2.3199999999999998" table:style-name="ce26">
            <text:p>2.32</text:p>
          </table:table-cell>
          <table:table-cell office:value-type="float" office:value="96549" table:style-name="ce25">
            <text:p>96,549</text:p>
          </table:table-cell>
          <table:table-cell office:value-type="float" office:value="98207" table:style-name="ce25">
            <text:p>98,207</text:p>
          </table:table-cell>
          <table:table-cell office:value-type="float" office:value="534981" table:style-name="ce24">
            <text:p>534,981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4 月</text:p>
          </table:table-cell>
          <table:covered-table-cell/>
          <table:table-cell office:value-type="float" office:value="8308440" table:style-name="ce25">
            <text:p>8,308,440</text:p>
          </table:table-cell>
          <table:table-cell office:value-type="float" office:value="23382948" table:style-name="ce25">
            <text:p>23,382,948</text:p>
          </table:table-cell>
          <table:table-cell office:value-type="float" office:value="11683631" table:style-name="ce25">
            <text:p>11,683,631</text:p>
          </table:table-cell>
          <table:table-cell office:value-type="float" office:value="11699317" table:style-name="ce25">
            <text:p>11,699,317</text:p>
          </table:table-cell>
          <table:table-cell office:value-type="float" office:value="17507" table:style-name="ce25">
            <text:p>17,507</text:p>
          </table:table-cell>
          <table:table-cell office:value-type="float" office:value="9007" table:style-name="ce25">
            <text:p>9,007</text:p>
          </table:table-cell>
          <table:table-cell office:value-type="float" office:value="8500" table:style-name="ce25">
            <text:p>8,500</text:p>
          </table:table-cell>
          <table:table-cell office:value-type="float" office:value="9.11" table:style-name="ce26">
            <text:p>9.11</text:p>
          </table:table-cell>
          <table:table-cell office:value-type="float" office:value="14114" table:style-name="ce25">
            <text:p>14,114</text:p>
          </table:table-cell>
          <table:table-cell office:value-type="float" office:value="8527" table:style-name="ce25">
            <text:p>8,527</text:p>
          </table:table-cell>
          <table:table-cell office:value-type="float" office:value="5587" table:style-name="ce25">
            <text:p>5,587</text:p>
          </table:table-cell>
          <table:table-cell office:value-type="float" office:value="7.34" table:style-name="ce26">
            <text:p>7.34</text:p>
          </table:table-cell>
          <table:table-cell office:value-type="float" office:value="3393" table:style-name="ce27">
            <text:p><text:s text:c="3"/>3,393</text:p>
          </table:table-cell>
          <table:table-cell office:value-type="float" office:value="1.77" table:style-name="ce26">
            <text:p>1.77</text:p>
          </table:table-cell>
          <table:table-cell office:value-type="float" office:value="9707" table:style-name="ce25">
            <text:p>9,707</text:p>
          </table:table-cell>
          <table:table-cell office:value-type="float" office:value="5.05" table:style-name="ce26">
            <text:p>5.05</text:p>
          </table:table-cell>
          <table:table-cell office:value-type="float" office:value="4608" table:style-name="ce25">
            <text:p>4,608</text:p>
          </table:table-cell>
          <table:table-cell office:value-type="float" office:value="2.4" table:style-name="ce26">
            <text:p>2.40</text:p>
          </table:table-cell>
          <table:table-cell office:value-type="float" office:value="99151" table:style-name="ce25">
            <text:p>99,151</text:p>
          </table:table-cell>
          <table:table-cell office:value-type="float" office:value="99190" table:style-name="ce25">
            <text:p>99,190</text:p>
          </table:table-cell>
          <table:table-cell office:value-type="float" office:value="535492" table:style-name="ce24">
            <text:p>535,492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5 月</text:p>
          </table:table-cell>
          <table:covered-table-cell/>
          <table:table-cell office:value-type="float" office:value="8320686" table:style-name="ce25">
            <text:p>8,320,686</text:p>
          </table:table-cell>
          <table:table-cell office:value-type="float" office:value="23386883" table:style-name="ce25">
            <text:p>23,386,883</text:p>
          </table:table-cell>
          <table:table-cell office:value-type="float" office:value="11684092" table:style-name="ce25">
            <text:p>11,684,092</text:p>
          </table:table-cell>
          <table:table-cell office:value-type="float" office:value="11702791" table:style-name="ce25">
            <text:p>11,702,791</text:p>
          </table:table-cell>
          <table:table-cell office:value-type="float" office:value="15658" table:style-name="ce25">
            <text:p>15,658</text:p>
          </table:table-cell>
          <table:table-cell office:value-type="float" office:value="8109" table:style-name="ce25">
            <text:p>8,109</text:p>
          </table:table-cell>
          <table:table-cell office:value-type="float" office:value="7549" table:style-name="ce25">
            <text:p>7,549</text:p>
          </table:table-cell>
          <table:table-cell office:value-type="float" office:value="7.88" table:style-name="ce26">
            <text:p>7.88</text:p>
          </table:table-cell>
          <table:table-cell office:value-type="float" office:value="13187" table:style-name="ce25">
            <text:p>13,187</text:p>
          </table:table-cell>
          <table:table-cell office:value-type="float" office:value="7929" table:style-name="ce25">
            <text:p>7,929</text:p>
          </table:table-cell>
          <table:table-cell office:value-type="float" office:value="5258" table:style-name="ce25">
            <text:p>5,258</text:p>
          </table:table-cell>
          <table:table-cell office:value-type="float" office:value="6.64" table:style-name="ce26">
            <text:p>6.64</text:p>
          </table:table-cell>
          <table:table-cell office:value-type="float" office:value="2471" table:style-name="ce27">
            <text:p><text:s text:c="3"/>2,471</text:p>
          </table:table-cell>
          <table:table-cell office:value-type="float" office:value="1.24" table:style-name="ce26">
            <text:p>1.24</text:p>
          </table:table-cell>
          <table:table-cell office:value-type="float" office:value="18308" table:style-name="ce25">
            <text:p>18,308</text:p>
          </table:table-cell>
          <table:table-cell office:value-type="float" office:value="9.2200000000000006" table:style-name="ce26">
            <text:p>9.22</text:p>
          </table:table-cell>
          <table:table-cell office:value-type="float" office:value="4641" table:style-name="ce25">
            <text:p>4,641</text:p>
          </table:table-cell>
          <table:table-cell office:value-type="float" office:value="2.34" table:style-name="ce26">
            <text:p>2.34</text:p>
          </table:table-cell>
          <table:table-cell office:value-type="float" office:value="109538" table:style-name="ce25">
            <text:p>109,538</text:p>
          </table:table-cell>
          <table:table-cell office:value-type="float" office:value="108074" table:style-name="ce25">
            <text:p>108,074</text:p>
          </table:table-cell>
          <table:table-cell office:value-type="float" office:value="535953" table:style-name="ce24">
            <text:p>535,953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6 月</text:p>
          </table:table-cell>
          <table:covered-table-cell/>
          <table:table-cell office:value-type="float" office:value="8329623" table:style-name="ce25">
            <text:p>8,329,623</text:p>
          </table:table-cell>
          <table:table-cell office:value-type="float" office:value="23392036" table:style-name="ce25">
            <text:p>23,392,036</text:p>
          </table:table-cell>
          <table:table-cell office:value-type="float" office:value="11685478" table:style-name="ce25">
            <text:p>11,685,478</text:p>
          </table:table-cell>
          <table:table-cell office:value-type="float" office:value="11706558" table:style-name="ce25">
            <text:p>11,706,558</text:p>
          </table:table-cell>
          <table:table-cell office:value-type="float" office:value="16420" table:style-name="ce25">
            <text:p>16,420</text:p>
          </table:table-cell>
          <table:table-cell office:value-type="float" office:value="8502" table:style-name="ce25">
            <text:p>8,502</text:p>
          </table:table-cell>
          <table:table-cell office:value-type="float" office:value="7918" table:style-name="ce25">
            <text:p>7,918</text:p>
          </table:table-cell>
          <table:table-cell office:value-type="float" office:value="8.5399999999999991" table:style-name="ce26">
            <text:p>8.54</text:p>
          </table:table-cell>
          <table:table-cell office:value-type="float" office:value="12664" table:style-name="ce25">
            <text:p>12,664</text:p>
          </table:table-cell>
          <table:table-cell office:value-type="float" office:value="7600" table:style-name="ce25">
            <text:p>7,600</text:p>
          </table:table-cell>
          <table:table-cell office:value-type="float" office:value="5064" table:style-name="ce25">
            <text:p>5,064</text:p>
          </table:table-cell>
          <table:table-cell office:value-type="float" office:value="6.59" table:style-name="ce26">
            <text:p>6.59</text:p>
          </table:table-cell>
          <table:table-cell office:value-type="float" office:value="3756" table:style-name="ce27">
            <text:p><text:s text:c="3"/>3,756</text:p>
          </table:table-cell>
          <table:table-cell office:value-type="float" office:value="1.95" table:style-name="ce26">
            <text:p>1.95</text:p>
          </table:table-cell>
          <table:table-cell office:value-type="float" office:value="12345" table:style-name="ce25">
            <text:p>12,345</text:p>
          </table:table-cell>
          <table:table-cell office:value-type="float" office:value="6.42" table:style-name="ce26">
            <text:p>6.42</text:p>
          </table:table-cell>
          <table:table-cell office:value-type="float" office:value="4498" table:style-name="ce25">
            <text:p>4,498</text:p>
          </table:table-cell>
          <table:table-cell office:value-type="float" office:value="2.34" table:style-name="ce26">
            <text:p>2.34</text:p>
          </table:table-cell>
          <table:table-cell office:value-type="float" office:value="95551" table:style-name="ce25">
            <text:p>95,551</text:p>
          </table:table-cell>
          <table:table-cell office:value-type="float" office:value="94154" table:style-name="ce25">
            <text:p>94,154</text:p>
          </table:table-cell>
          <table:table-cell office:value-type="float" office:value="536509" table:style-name="ce24">
            <text:p>536,509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7 月</text:p>
          </table:table-cell>
          <table:covered-table-cell/>
          <table:table-cell office:value-type="float" office:value="8339092" table:style-name="ce25">
            <text:p>8,339,092</text:p>
          </table:table-cell>
          <table:table-cell office:value-type="float" office:value="23398263" table:style-name="ce25">
            <text:p>23,398,263</text:p>
          </table:table-cell>
          <table:table-cell office:value-type="float" office:value="11687050" table:style-name="ce25">
            <text:p>11,687,050</text:p>
          </table:table-cell>
          <table:table-cell office:value-type="float" office:value="11711213" table:style-name="ce25">
            <text:p>11,711,213</text:p>
          </table:table-cell>
          <table:table-cell office:value-type="float" office:value="17658" table:style-name="ce25">
            <text:p>17,658</text:p>
          </table:table-cell>
          <table:table-cell office:value-type="float" office:value="9198" table:style-name="ce25">
            <text:p>9,198</text:p>
          </table:table-cell>
          <table:table-cell office:value-type="float" office:value="8460" table:style-name="ce25">
            <text:p>8,460</text:p>
          </table:table-cell>
          <table:table-cell office:value-type="float" office:value="8.89" table:style-name="ce26">
            <text:p>8.89</text:p>
          </table:table-cell>
          <table:table-cell office:value-type="float" office:value="14090" table:style-name="ce25">
            <text:p>14,090</text:p>
          </table:table-cell>
          <table:table-cell office:value-type="float" office:value="8482" table:style-name="ce25">
            <text:p>8,482</text:p>
          </table:table-cell>
          <table:table-cell office:value-type="float" office:value="5608" table:style-name="ce25">
            <text:p>5,608</text:p>
          </table:table-cell>
          <table:table-cell office:value-type="float" office:value="7.09" table:style-name="ce26">
            <text:p>7.09</text:p>
          </table:table-cell>
          <table:table-cell office:value-type="float" office:value="3568" table:style-name="ce27">
            <text:p><text:s text:c="3"/>3,568</text:p>
          </table:table-cell>
          <table:table-cell office:value-type="float" office:value="1.8" table:style-name="ce26">
            <text:p>1.80</text:p>
          </table:table-cell>
          <table:table-cell office:value-type="float" office:value="9975" table:style-name="ce25">
            <text:p>9,975</text:p>
          </table:table-cell>
          <table:table-cell office:value-type="float" office:value="5.0199999999999996" table:style-name="ce26">
            <text:p>5.02</text:p>
          </table:table-cell>
          <table:table-cell office:value-type="float" office:value="4823" table:style-name="ce25">
            <text:p>4,823</text:p>
          </table:table-cell>
          <table:table-cell office:value-type="float" office:value="2.4300000000000002" table:style-name="ce26">
            <text:p>2.43</text:p>
          </table:table-cell>
          <table:table-cell office:value-type="float" office:value="104599" table:style-name="ce25">
            <text:p>104,599</text:p>
          </table:table-cell>
          <table:table-cell office:value-type="float" office:value="101940" table:style-name="ce25">
            <text:p>101,940</text:p>
          </table:table-cell>
          <table:table-cell office:value-type="float" office:value="537103" table:style-name="ce24">
            <text:p>537,103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8 月</text:p>
          </table:table-cell>
          <table:covered-table-cell/>
          <table:table-cell office:value-type="float" office:value="8354235" table:style-name="ce25">
            <text:p>8,354,235</text:p>
          </table:table-cell>
          <table:table-cell office:value-type="float" office:value="23404243" table:style-name="ce25">
            <text:p>23,404,243</text:p>
          </table:table-cell>
          <table:table-cell office:value-type="float" office:value="11688646" table:style-name="ce25">
            <text:p>11,688,646</text:p>
          </table:table-cell>
          <table:table-cell office:value-type="float" office:value="11715597" table:style-name="ce25">
            <text:p>11,715,597</text:p>
          </table:table-cell>
          <table:table-cell office:value-type="float" office:value="16566" table:style-name="ce25">
            <text:p>16,566</text:p>
          </table:table-cell>
          <table:table-cell office:value-type="float" office:value="8574" table:style-name="ce25">
            <text:p>8,574</text:p>
          </table:table-cell>
          <table:table-cell office:value-type="float" office:value="7992" table:style-name="ce25">
            <text:p>7,992</text:p>
          </table:table-cell>
          <table:table-cell office:value-type="float" office:value="8.34" table:style-name="ce26">
            <text:p>8.34</text:p>
          </table:table-cell>
          <table:table-cell office:value-type="float" office:value="12397" table:style-name="ce25">
            <text:p>12,397</text:p>
          </table:table-cell>
          <table:table-cell office:value-type="float" office:value="7543" table:style-name="ce25">
            <text:p>7,543</text:p>
          </table:table-cell>
          <table:table-cell office:value-type="float" office:value="4854" table:style-name="ce25">
            <text:p>4,854</text:p>
          </table:table-cell>
          <table:table-cell office:value-type="float" office:value="6.24" table:style-name="ce26">
            <text:p>6.24</text:p>
          </table:table-cell>
          <table:table-cell office:value-type="float" office:value="4169" table:style-name="ce27">
            <text:p><text:s text:c="3"/>4,169</text:p>
          </table:table-cell>
          <table:table-cell office:value-type="float" office:value="2.1" table:style-name="ce26">
            <text:p>2.10</text:p>
          </table:table-cell>
          <table:table-cell office:value-type="float" office:value="5819" table:style-name="ce25">
            <text:p>5,819</text:p>
          </table:table-cell>
          <table:table-cell office:value-type="float" office:value="2.93" table:style-name="ce26">
            <text:p>2.93</text:p>
          </table:table-cell>
          <table:table-cell office:value-type="float" office:value="4522" table:style-name="ce25">
            <text:p>4,522</text:p>
          </table:table-cell>
          <table:table-cell office:value-type="float" office:value="2.2799999999999998" table:style-name="ce26">
            <text:p>2.28</text:p>
          </table:table-cell>
          <table:table-cell office:value-type="float" office:value="92417" table:style-name="ce25">
            <text:p>92,417</text:p>
          </table:table-cell>
          <table:table-cell office:value-type="float" office:value="90606" table:style-name="ce25">
            <text:p>90,606</text:p>
          </table:table-cell>
          <table:table-cell office:value-type="float" office:value="537766" table:style-name="ce24">
            <text:p>537,766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9 月</text:p>
          </table:table-cell>
          <table:covered-table-cell/>
          <table:table-cell office:value-type="float" office:value="8372925" table:style-name="ce25">
            <text:p>8,372,925</text:p>
          </table:table-cell>
          <table:table-cell office:value-type="float" office:value="23410280" table:style-name="ce25">
            <text:p>23,410,280</text:p>
          </table:table-cell>
          <table:table-cell office:value-type="float" office:value="11690317" table:style-name="ce25">
            <text:p>11,690,317</text:p>
          </table:table-cell>
          <table:table-cell office:value-type="float" office:value="11719963" table:style-name="ce25">
            <text:p>11,719,963</text:p>
          </table:table-cell>
          <table:table-cell office:value-type="float" office:value="18624" table:style-name="ce25">
            <text:p>18,624</text:p>
          </table:table-cell>
          <table:table-cell office:value-type="float" office:value="9617" table:style-name="ce25">
            <text:p>9,617</text:p>
          </table:table-cell>
          <table:table-cell office:value-type="float" office:value="9007" table:style-name="ce25">
            <text:p>9,007</text:p>
          </table:table-cell>
          <table:table-cell office:value-type="float" office:value="9.68" table:style-name="ce26">
            <text:p>9.68</text:p>
          </table:table-cell>
          <table:table-cell office:value-type="float" office:value="13421" table:style-name="ce25">
            <text:p>13,421</text:p>
          </table:table-cell>
          <table:table-cell office:value-type="float" office:value="8047" table:style-name="ce25">
            <text:p>8,047</text:p>
          </table:table-cell>
          <table:table-cell office:value-type="float" office:value="5374" table:style-name="ce25">
            <text:p>5,374</text:p>
          </table:table-cell>
          <table:table-cell office:value-type="float" office:value="6.98" table:style-name="ce26">
            <text:p>6.98</text:p>
          </table:table-cell>
          <table:table-cell office:value-type="float" office:value="5203" table:style-name="ce27">
            <text:p><text:s text:c="3"/>5,203</text:p>
          </table:table-cell>
          <table:table-cell office:value-type="float" office:value="2.7" table:style-name="ce26">
            <text:p>2.70</text:p>
          </table:table-cell>
          <table:table-cell office:value-type="float" office:value="13837" table:style-name="ce25">
            <text:p>13,837</text:p>
          </table:table-cell>
          <table:table-cell office:value-type="float" office:value="7.19" table:style-name="ce26">
            <text:p>7.19</text:p>
          </table:table-cell>
          <table:table-cell office:value-type="float" office:value="4766" table:style-name="ce25">
            <text:p>4,766</text:p>
          </table:table-cell>
          <table:table-cell office:value-type="float" office:value="2.48" table:style-name="ce26">
            <text:p>2.48</text:p>
          </table:table-cell>
          <table:table-cell office:value-type="float" office:value="94353" table:style-name="ce25">
            <text:p>94,353</text:p>
          </table:table-cell>
          <table:table-cell office:value-type="float" office:value="93519" table:style-name="ce25">
            <text:p>93,519</text:p>
          </table:table-cell>
          <table:table-cell office:value-type="float" office:value="538439" table:style-name="ce24">
            <text:p>538,439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10 月</text:p>
          </table:table-cell>
          <table:covered-table-cell/>
          <table:table-cell office:value-type="float" office:value="8374527" table:style-name="ce25">
            <text:p>8,374,527</text:p>
          </table:table-cell>
          <table:table-cell office:value-type="float" office:value="23417116" table:style-name="ce25">
            <text:p>23,417,116</text:p>
          </table:table-cell>
          <table:table-cell office:value-type="float" office:value="11692654" table:style-name="ce25">
            <text:p>11,692,654</text:p>
          </table:table-cell>
          <table:table-cell office:value-type="float" office:value="11724462" table:style-name="ce25">
            <text:p>11,724,462</text:p>
          </table:table-cell>
          <table:table-cell office:value-type="float" office:value="20027" table:style-name="ce25">
            <text:p>20,027</text:p>
          </table:table-cell>
          <table:table-cell office:value-type="float" office:value="10294" table:style-name="ce25">
            <text:p>10,294</text:p>
          </table:table-cell>
          <table:table-cell office:value-type="float" office:value="9733" table:style-name="ce25">
            <text:p>9,733</text:p>
          </table:table-cell>
          <table:table-cell office:value-type="float" office:value="10.07" table:style-name="ce26">
            <text:p>10.07</text:p>
          </table:table-cell>
          <table:table-cell office:value-type="float" office:value="13236" table:style-name="ce25">
            <text:p>13,236</text:p>
          </table:table-cell>
          <table:table-cell office:value-type="float" office:value="7867" table:style-name="ce25">
            <text:p>7,867</text:p>
          </table:table-cell>
          <table:table-cell office:value-type="float" office:value="5369" table:style-name="ce25">
            <text:p>5,369</text:p>
          </table:table-cell>
          <table:table-cell office:value-type="float" office:value="6.66" table:style-name="ce26">
            <text:p>6.66</text:p>
          </table:table-cell>
          <table:table-cell office:value-type="float" office:value="6791" table:style-name="ce27">
            <text:p><text:s text:c="3"/>6,791</text:p>
          </table:table-cell>
          <table:table-cell office:value-type="float" office:value="3.42" table:style-name="ce26">
            <text:p>3.42</text:p>
          </table:table-cell>
          <table:table-cell office:value-type="float" office:value="12828" table:style-name="ce25">
            <text:p>12,828</text:p>
          </table:table-cell>
          <table:table-cell office:value-type="float" office:value="6.45" table:style-name="ce26">
            <text:p>6.45</text:p>
          </table:table-cell>
          <table:table-cell office:value-type="float" office:value="4568" table:style-name="ce25">
            <text:p>4,568</text:p>
          </table:table-cell>
          <table:table-cell office:value-type="float" office:value="2.2999999999999998" table:style-name="ce26">
            <text:p>2.30</text:p>
          </table:table-cell>
          <table:table-cell office:value-type="float" office:value="65917" table:style-name="ce25">
            <text:p>65,917</text:p>
          </table:table-cell>
          <table:table-cell office:value-type="float" office:value="65872" table:style-name="ce25">
            <text:p>65,872</text:p>
          </table:table-cell>
          <table:table-cell office:value-type="float" office:value="538994" table:style-name="ce24">
            <text:p>538,994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11 月</text:p>
          </table:table-cell>
          <table:covered-table-cell/>
          <table:table-cell office:value-type="float" office:value="8375477" table:style-name="ce25">
            <text:p>8,375,477</text:p>
          </table:table-cell>
          <table:table-cell office:value-type="float" office:value="23424615" table:style-name="ce25">
            <text:p>23,424,615</text:p>
          </table:table-cell>
          <table:table-cell office:value-type="float" office:value="11695144" table:style-name="ce25">
            <text:p>11,695,144</text:p>
          </table:table-cell>
          <table:table-cell office:value-type="float" office:value="11729471" table:style-name="ce25">
            <text:p>11,729,471</text:p>
          </table:table-cell>
          <table:table-cell office:value-type="float" office:value="18109" table:style-name="ce25">
            <text:p>18,109</text:p>
          </table:table-cell>
          <table:table-cell office:value-type="float" office:value="9416" table:style-name="ce25">
            <text:p>9,416</text:p>
          </table:table-cell>
          <table:table-cell office:value-type="float" office:value="8693" table:style-name="ce25">
            <text:p>8,693</text:p>
          </table:table-cell>
          <table:table-cell office:value-type="float" office:value="9.41" table:style-name="ce26">
            <text:p>9.41</text:p>
          </table:table-cell>
          <table:table-cell office:value-type="float" office:value="11462" table:style-name="ce25">
            <text:p>11,462</text:p>
          </table:table-cell>
          <table:table-cell office:value-type="float" office:value="7008" table:style-name="ce25">
            <text:p>7,008</text:p>
          </table:table-cell>
          <table:table-cell office:value-type="float" office:value="4454" table:style-name="ce25">
            <text:p>4,454</text:p>
          </table:table-cell>
          <table:table-cell office:value-type="float" office:value="5.95" table:style-name="ce26">
            <text:p>5.95</text:p>
          </table:table-cell>
          <table:table-cell office:value-type="float" office:value="6647" table:style-name="ce27">
            <text:p><text:s text:c="3"/>6,647</text:p>
          </table:table-cell>
          <table:table-cell office:value-type="float" office:value="3.45" table:style-name="ce26">
            <text:p>3.45</text:p>
          </table:table-cell>
          <table:table-cell office:value-type="float" office:value="10580" table:style-name="ce25">
            <text:p>10,580</text:p>
          </table:table-cell>
          <table:table-cell office:value-type="float" office:value="5.5" table:style-name="ce26">
            <text:p>5.50</text:p>
          </table:table-cell>
          <table:table-cell office:value-type="float" office:value="3857" table:style-name="ce25">
            <text:p>3,857</text:p>
          </table:table-cell>
          <table:table-cell office:value-type="float" office:value="2" table:style-name="ce26">
            <text:p>2.00</text:p>
          </table:table-cell>
          <table:table-cell office:value-type="float" office:value="51102" table:style-name="ce25">
            <text:p>51,102</text:p>
          </table:table-cell>
          <table:table-cell office:value-type="float" office:value="50250" table:style-name="ce25">
            <text:p>50,250</text:p>
          </table:table-cell>
          <table:table-cell office:value-type="float" office:value="539435" table:style-name="ce24">
            <text:p>539,435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12 月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153" table:style-name="ce25">
            <text:p>21,153</text:p>
          </table:table-cell>
          <table:table-cell office:value-type="float" office:value="10886" table:style-name="ce25">
            <text:p>10,886</text:p>
          </table:table-cell>
          <table:table-cell office:value-type="float" office:value="10267" table:style-name="ce25">
            <text:p>10,267</text:p>
          </table:table-cell>
          <table:table-cell office:value-type="float" office:value="10.63" table:style-name="ce26">
            <text:p>10.63</text:p>
          </table:table-cell>
          <table:table-cell office:value-type="float" office:value="14609" table:style-name="ce25">
            <text:p>14,609</text:p>
          </table:table-cell>
          <table:table-cell office:value-type="float" office:value="8871" table:style-name="ce25">
            <text:p>8,871</text:p>
          </table:table-cell>
          <table:table-cell office:value-type="float" office:value="5738" table:style-name="ce25">
            <text:p>5,738</text:p>
          </table:table-cell>
          <table:table-cell office:value-type="float" office:value="7.34" table:style-name="ce26">
            <text:p>7.34</text:p>
          </table:table-cell>
          <table:table-cell office:value-type="float" office:value="6544" table:style-name="ce27">
            <text:p><text:s text:c="3"/>6,544</text:p>
          </table:table-cell>
          <table:table-cell office:value-type="float" office:value="3.29" table:style-name="ce26">
            <text:p>3.29</text:p>
          </table:table-cell>
          <table:table-cell office:value-type="float" office:value="16817" table:style-name="ce25">
            <text:p>16,817</text:p>
          </table:table-cell>
          <table:table-cell office:value-type="float" office:value="8.4499999999999993" table:style-name="ce26">
            <text:p>8.45</text:p>
          </table:table-cell>
          <table:table-cell office:value-type="float" office:value="4672" table:style-name="ce25">
            <text:p>4,672</text:p>
          </table:table-cell>
          <table:table-cell office:value-type="float" office:value="2.35" table:style-name="ce26">
            <text:p>2.35</text:p>
          </table:table-cell>
          <table:table-cell office:value-type="float" office:value="109896" table:style-name="ce25">
            <text:p>109,896</text:p>
          </table:table-cell>
          <table:table-cell office:value-type="float" office:value="107302" table:style-name="ce25">
            <text:p>107,302</text:p>
          </table:table-cell>
          <table:table-cell office:value-type="float" office:value="540023" table:style-name="ce24">
            <text:p>540,023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5">
            <text:p>104年</text:p>
          </table:table-cell>
          <table:covered-table-cell/>
          <table:table-cell table:style-name="ce33"/>
          <table:table-cell table:number-columns-repeated="6" table:style-name="ce31"/>
          <table:table-cell table:style-name="ce30"/>
          <table:table-cell table:number-columns-repeated="3" table:style-name="ce31"/>
          <table:table-cell table:style-name="ce30"/>
          <table:table-cell table:style-name="ce32"/>
          <table:table-cell table:style-name="ce30"/>
          <table:table-cell table:style-name="ce31"/>
          <table:table-cell table:style-name="ce30"/>
          <table:table-cell table:style-name="ce31"/>
          <table:table-cell table:number-columns-repeated="2" table:style-name="ce30"/>
          <table:table-cell table:style-name="ce29"/>
          <table:table-cell table:style-name="ce28"/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4">
            <text:p>1 月</text:p>
          </table:table-cell>
          <table:covered-table-cell/>
          <table:table-cell office:value-type="float" office:value="8388883" table:style-name="ce25">
            <text:p>8,388,883</text:p>
          </table:table-cell>
          <table:table-cell office:value-type="float" office:value="23440278" table:style-name="ce25">
            <text:p>23,440,278</text:p>
          </table:table-cell>
          <table:table-cell office:value-type="float" office:value="11699917" table:style-name="ce25">
            <text:p>11,699,917</text:p>
          </table:table-cell>
          <table:table-cell office:value-type="float" office:value="11740361" table:style-name="ce25">
            <text:p>11,740,361</text:p>
          </table:table-cell>
          <table:table-cell office:value-type="float" office:value="18192" table:style-name="ce25">
            <text:p>18,192</text:p>
          </table:table-cell>
          <table:table-cell office:value-type="float" office:value="9527" table:style-name="ce25">
            <text:p>9,527</text:p>
          </table:table-cell>
          <table:table-cell office:value-type="float" office:value="8665" table:style-name="ce25">
            <text:p>8,665</text:p>
          </table:table-cell>
          <table:table-cell office:value-type="float" office:value="9.14" table:style-name="ce26">
            <text:p>9.14</text:p>
          </table:table-cell>
          <table:table-cell office:value-type="float" office:value="14310" table:style-name="ce25">
            <text:p>14,310</text:p>
          </table:table-cell>
          <table:table-cell office:value-type="float" office:value="8584" table:style-name="ce25">
            <text:p>8,584</text:p>
          </table:table-cell>
          <table:table-cell office:value-type="float" office:value="5726" table:style-name="ce25">
            <text:p>5,726</text:p>
          </table:table-cell>
          <table:table-cell office:value-type="float" office:value="7.19" table:style-name="ce26">
            <text:p>7.19</text:p>
          </table:table-cell>
          <table:table-cell office:value-type="float" office:value="3882" table:style-name="ce27">
            <text:p><text:s text:c="3"/>3,882</text:p>
          </table:table-cell>
          <table:table-cell office:value-type="float" office:value="1.95" table:style-name="ce26">
            <text:p>1.95</text:p>
          </table:table-cell>
          <table:table-cell office:value-type="float" office:value="16146" table:style-name="ce25">
            <text:p>16,146</text:p>
          </table:table-cell>
          <table:table-cell office:value-type="float" office:value="8.11" table:style-name="ce26">
            <text:p>8.11</text:p>
          </table:table-cell>
          <table:table-cell office:value-type="float" office:value="4000" table:style-name="ce25">
            <text:p>4,000</text:p>
          </table:table-cell>
          <table:table-cell office:value-type="float" office:value="2.0099999999999998" table:style-name="ce26">
            <text:p>2.01</text:p>
          </table:table-cell>
          <table:table-cell office:value-type="float" office:value="84318" table:style-name="ce25">
            <text:p>84,318</text:p>
          </table:table-cell>
          <table:table-cell office:value-type="float" office:value="81675" table:style-name="ce25">
            <text:p>81,675</text:p>
          </table:table-cell>
          <table:table-cell office:value-type="float" office:value="540583" table:style-name="ce24">
            <text:p>540,583</text:p>
          </table:table-cell>
          <table:table-cell table:number-columns-repeated="16361" table:style-name="ce127"/>
        </table:table-row>
        <table:table-row table:style-name="ro9">
          <table:table-cell table:style-name="ce23"/>
          <table:table-cell table:style-name="ce22"/>
          <table:table-cell table:style-name="ce21"/>
          <table:table-cell table:number-columns-repeated="6" table:style-name="ce19"/>
          <table:table-cell table:style-name="ce18"/>
          <table:table-cell table:number-columns-repeated="3" table:style-name="ce19"/>
          <table:table-cell table:style-name="ce18"/>
          <table:table-cell table:style-name="ce20"/>
          <table:table-cell table:style-name="ce18"/>
          <table:table-cell table:style-name="ce19"/>
          <table:table-cell table:style-name="ce18"/>
          <table:table-cell table:style-name="ce19"/>
          <table:table-cell table:number-columns-repeated="2" table:style-name="ce18"/>
          <table:table-cell table:style-name="ce17"/>
          <table:table-cell table:style-name="ce16"/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33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19" table:style-name="ce14">
            <text:p>1.19</text:p>
          </table:table-cell>
          <table:table-cell office:value-type="float" office:value="0.27" table:style-name="ce14">
            <text:p>0.27</text:p>
          </table:table-cell>
          <table:table-cell office:value-type="float" office:value="0.12" table:style-name="ce14">
            <text:p>0.12</text:p>
          </table:table-cell>
          <table:table-cell office:value-type="float" office:value="0.41" table:style-name="ce14">
            <text:p>0.41</text:p>
          </table:table-cell>
          <table:table-cell office:value-type="float" office:value="15.75" table:style-name="ce14">
            <text:p>15.75</text:p>
          </table:table-cell>
          <table:table-cell office:value-type="float" office:value="14.65" table:style-name="ce14">
            <text:p>14.65</text:p>
          </table:table-cell>
          <table:table-cell office:value-type="float" office:value="17" table:style-name="ce14">
            <text:p>17.00</text:p>
          </table:table-cell>
          <table:table-cell office:value-type="float" office:value="1.2200000000000006" table:style-name="ce15">
            <text:p>1.22</text:p>
          </table:table-cell>
          <table:table-cell office:value-type="float" office:value="2.69" table:style-name="ce14">
            <text:p>2.69</text:p>
          </table:table-cell>
          <table:table-cell office:value-type="float" office:value="2.62" table:style-name="ce14">
            <text:p>2.62</text:p>
          </table:table-cell>
          <table:table-cell office:value-type="float" office:value="2.8" table:style-name="ce14">
            <text:p>2.80</text:p>
          </table:table-cell>
          <table:table-cell office:value-type="float" office:value="0.17000000000000082" table:style-name="ce15">
            <text:p>0.17</text:p>
          </table:table-cell>
          <table:table-cell office:value-type="float" office:value="117.97" table:style-name="ce14">
            <text:p>117.97</text:p>
          </table:table-cell>
          <table:table-cell office:value-type="float" office:value="1.0499999999999998" table:style-name="ce15">
            <text:p>1.05</text:p>
          </table:table-cell>
          <table:table-cell office:value-type="float" office:value="-1.88" table:style-name="ce15">
            <text:p>－ 1.88</text:p>
          </table:table-cell>
          <table:table-cell office:value-type="float" office:value="-0.17999999999999972" table:style-name="ce15">
            <text:p>－ 0.18</text:p>
          </table:table-cell>
          <table:table-cell office:value-type="float" office:value="5.85" table:style-name="ce14">
            <text:p>5.85</text:p>
          </table:table-cell>
          <table:table-cell office:value-type="float" office:value="0.10999999999999988" table:style-name="ce15">
            <text:p>0.11</text:p>
          </table:table-cell>
          <table:table-cell office:value-type="float" office:value="8.77" table:style-name="ce14">
            <text:p>8.77</text:p>
          </table:table-cell>
          <table:table-cell office:value-type="float" office:value="8.4600000000000009" table:style-name="ce14">
            <text:p>8.46</text:p>
          </table:table-cell>
          <table:table-cell office:value-type="float" office:value="1.23" table:style-name="ce13">
            <text:p>1.23</text:p>
          </table:table-cell>
          <table:table-cell table:number-columns-repeated="16361" table:style-name="ce130"/>
        </table:table-row>
        <table:table-row table:style-name="ro11">
          <table:table-cell office:value-type="string" table:number-columns-spanned="2" table:number-rows-spanned="1" table:style-name="ce243">
            <text:p>較 <text:s text:c="2"/>上 <text:s text:c="2"/>月</text:p>
            <text:p>増減 (%)<text:s/><text:span text:style-name="T6">△</text:span></text:p>
          </table:table-cell>
          <table:covered-table-cell/>
          <table:table-cell office:value-type="float" office:value="7.0000000000000007E-2" table:style-name="ce12">
            <text:p>0.07</text:p>
          </table:table-cell>
          <table:table-cell office:value-type="float" office:value="0.03" table:style-name="ce11">
            <text:p>0.03</text:p>
          </table:table-cell>
          <table:table-cell office:value-type="float" office:value="0.02" table:style-name="ce11">
            <text:p>0.02</text:p>
          </table:table-cell>
          <table:table-cell office:value-type="float" office:value="0.04" table:style-name="ce11">
            <text:p>0.04</text:p>
          </table:table-cell>
          <table:table-cell office:value-type="float" office:value="-14" table:style-name="ce10">
            <text:p>－ 14.00</text:p>
          </table:table-cell>
          <table:table-cell office:value-type="float" office:value="-12.48" table:style-name="ce10">
            <text:p>－ 12.48</text:p>
          </table:table-cell>
          <table:table-cell office:value-type="float" office:value="-15.6" table:style-name="ce10">
            <text:p>－ 15.60</text:p>
          </table:table-cell>
          <table:table-cell office:value-type="float" office:value="-1.4900000000000002" table:style-name="ce10">
            <text:p>－ 1.49</text:p>
          </table:table-cell>
          <table:table-cell office:value-type="float" office:value="-2.0499999999999998" table:style-name="ce11">
            <text:p>－ <text:s text:c="2"/>2.05</text:p>
          </table:table-cell>
          <table:table-cell office:value-type="float" office:value="-3.24" table:style-name="ce10">
            <text:p>－ 3.24</text:p>
          </table:table-cell>
          <table:table-cell office:value-type="float" office:value="-0.21" table:style-name="ce10">
            <text:p>－ 0.21</text:p>
          </table:table-cell>
          <table:table-cell office:value-type="float" office:value="-0.14999999999999947" table:style-name="ce10">
            <text:p>－ 0.15</text:p>
          </table:table-cell>
          <table:table-cell office:value-type="float" office:value="-40.68" table:style-name="ce10">
            <text:p>－ 40.68</text:p>
          </table:table-cell>
          <table:table-cell office:value-type="float" office:value="-1.34" table:style-name="ce10">
            <text:p>－ 1.34</text:p>
          </table:table-cell>
          <table:table-cell office:value-type="float" office:value="-3.99" table:style-name="ce10">
            <text:p>－ 3.99</text:p>
          </table:table-cell>
          <table:table-cell office:value-type="float" office:value="-0.33999999999999986" table:style-name="ce10">
            <text:p>－ 0.34</text:p>
          </table:table-cell>
          <table:table-cell office:value-type="float" office:value="-14.38" table:style-name="ce10">
            <text:p>－ 14.38</text:p>
          </table:table-cell>
          <table:table-cell office:value-type="float" office:value="-0.3400000000000003" table:style-name="ce10">
            <text:p>－ 0.34</text:p>
          </table:table-cell>
          <table:table-cell office:value-type="float" office:value="-23.27" table:style-name="ce10">
            <text:p>－ 23.27</text:p>
          </table:table-cell>
          <table:table-cell office:value-type="float" office:value="-23.88" table:style-name="ce10">
            <text:p>－ 23.88</text:p>
          </table:table-cell>
          <table:table-cell office:value-type="float" office:value="0.1" table:style-name="ce9">
            <text:p>0.10</text:p>
          </table:table-cell>
          <table:table-cell table:number-columns-repeated="16361" table:style-name="ce130"/>
        </table:table-row>
        <table:table-row table:style-name="ro8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number-columns-repeated="2" table:style-name="ce66"/>
          <table:table-cell table:style-name="ce6"/>
          <table:table-cell table:style-name="ce5"/>
          <table:table-cell table:number-columns-repeated="3" table:style-name="ce66"/>
          <table:table-cell office:value-type="string" table:style-name="ce4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2<text:s/><text:span text:style-name="T5">月</text:span><text:s/>4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12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6"/>
        </table:table-row>
        <table:table-row table:style-name="ro12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6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Print_Area" table:cell-range-address="年月別.$A$2:年月別.$W$41" table:base-cell-address="年月別.$A$1"/>
        </table:named-expressions>
      </table:table>
      <table:table table:name="縣市別" table:style-name="ta2">
        <table:table-column table:style-name="co13" table:default-cell-style-name="ce66"/>
        <table:table-column table:style-name="co15" table:default-cell-style-name="ce66"/>
        <table:table-column table:style-name="co1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number-columns-repeated="3" table:default-cell-style-name="ce66"/>
        <table:table-column table:style-name="co8" table:default-cell-style-name="ce66"/>
        <table:table-column table:style-name="co18" table:number-columns-repeated="3" table:default-cell-style-name="ce66"/>
        <table:table-column table:style-name="co6" table:default-cell-style-name="ce66"/>
        <table:table-column table:style-name="co19" table:default-cell-style-name="ce66"/>
        <table:table-column table:style-name="co20" table:default-cell-style-name="ce66"/>
        <table:table-column table:style-name="co18" table:default-cell-style-name="ce66"/>
        <table:table-column table:style-name="co6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12" table:default-cell-style-name="ce2"/>
        <table:table-column table:style-name="co13" table:number-columns-repeated="16362" table:default-cell-style-name="ce66"/>
        <table:table-row table:style-name="ro13">
          <table:table-cell table:number-columns-repeated="17" table:style-name="ce66"/>
          <table:table-cell table:style-name="ce125"/>
          <table:table-cell table:number-columns-repeated="3" table:style-name="ce66"/>
          <table:table-cell table:style-name="ce2"/>
          <table:table-cell table:number-columns-repeated="16362" table:style-name="ce66"/>
        </table:table-row>
        <table:table-row table:style-name="ro14">
          <table:table-cell office:value-type="string" table:style-name="ce122">
            <text:p>民 國 104 年 1 月 戶 口 統 計 速 報 表 (續)</text:p>
          </table:table-cell>
          <table:table-cell table:number-columns-repeated="14" table:style-name="ce122"/>
          <table:table-cell table:style-name="ce124"/>
          <table:table-cell table:style-name="ce122"/>
          <table:table-cell table:style-name="ce123"/>
          <table:table-cell table:style-name="ce122"/>
          <table:table-cell table:number-columns-repeated="2" table:style-name="ce121"/>
          <table:table-cell table:style-name="ce120"/>
          <table:table-cell table:number-columns-repeated="16362" table:style-name="ce66"/>
        </table:table-row>
        <table:table-row table:style-name="ro15">
          <table:table-cell table:style-name="ce119"/>
          <table:table-cell table:style-name="ce118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　 <text:s text:c="2"/>　　生</text:p>
          </table:table-cell>
          <table:table-cell table:number-columns-repeated="3" table:style-name="ce62"/>
          <table:table-cell office:value-type="string" table:style-name="ce63">
            <text:p>死 <text:s text:c="4"/>　　亡</text:p>
          </table:table-cell>
          <table:table-cell table:number-columns-repeated="3" table:style-name="ce62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style-name="ce112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208">
            <text:p>區 域 別</text:p>
          </table:table-cell>
          <table:table-cell office:value-type="string" table:number-columns-spanned="1" table:number-rows-spanned="2" table:style-name="ce201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113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4">
            <text:p>折合年自</text:p>
          </table:table-cell>
          <table:table-cell table:style-name="ce116"/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3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8"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111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8">
          <table:table-cell table:style-name="ce109"/>
          <table:table-cell table:style-name="ce108"/>
          <table:table-cell table:style-name="ce107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106"/>
          <table:table-cell table:number-columns-repeated="16361"/>
        </table:table-row>
        <table:table-row table:style-name="ro16">
          <table:table-cell office:value-type="string" table:style-name="ce93">
            <text:p>總 <text:s text:c="7"/>計</text:p>
          </table:table-cell>
          <table:table-cell office:value-type="float" office:value="8388883" table:style-name="ce29">
            <text:p>8,388,883</text:p>
          </table:table-cell>
          <table:table-cell office:value-type="float" office:value="23440278" table:style-name="ce29">
            <text:p>23,440,278</text:p>
          </table:table-cell>
          <table:table-cell office:value-type="float" office:value="11699917" table:style-name="ce29">
            <text:p>11,699,917</text:p>
          </table:table-cell>
          <table:table-cell office:value-type="float" office:value="11740361" table:style-name="ce29">
            <text:p>11,740,361</text:p>
          </table:table-cell>
          <table:table-cell office:value-type="float" office:value="18192" table:style-name="ce29">
            <text:p>18,192</text:p>
          </table:table-cell>
          <table:table-cell office:value-type="float" office:value="9527" table:style-name="ce29">
            <text:p>9,527</text:p>
          </table:table-cell>
          <table:table-cell office:value-type="float" office:value="8665" table:style-name="ce29">
            <text:p>8,665</text:p>
          </table:table-cell>
          <table:table-cell office:value-type="float" office:value="9.14" table:style-name="ce89">
            <text:p><text:s text:c="3"/>9.14</text:p>
          </table:table-cell>
          <table:table-cell office:value-type="float" office:value="14310" table:style-name="ce29">
            <text:p>14,310</text:p>
          </table:table-cell>
          <table:table-cell office:value-type="float" office:value="8584" table:style-name="ce29">
            <text:p>8,584</text:p>
          </table:table-cell>
          <table:table-cell office:value-type="float" office:value="5726" table:style-name="ce29">
            <text:p>5,726</text:p>
          </table:table-cell>
          <table:table-cell office:value-type="float" office:value="7.19" table:style-name="ce89">
            <text:p><text:s text:c="3"/>7.19</text:p>
          </table:table-cell>
          <table:table-cell office:value-type="float" office:value="3882" table:style-name="ce29">
            <text:p>3,882</text:p>
          </table:table-cell>
          <table:table-cell office:value-type="float" office:value="1.95" table:style-name="ce89">
            <text:p><text:s text:c="3"/>1.95</text:p>
          </table:table-cell>
          <table:table-cell office:value-type="float" office:value="16146" table:style-name="ce29">
            <text:p>16,146</text:p>
          </table:table-cell>
          <table:table-cell office:value-type="float" office:value="8.11" table:style-name="ce89">
            <text:p><text:s text:c="3"/>8.11</text:p>
          </table:table-cell>
          <table:table-cell office:value-type="float" office:value="4000" table:style-name="ce29">
            <text:p>4,000</text:p>
          </table:table-cell>
          <table:table-cell office:value-type="float" office:value="2.0099999999999998" table:style-name="ce89">
            <text:p><text:s text:c="3"/>2.01</text:p>
          </table:table-cell>
          <table:table-cell office:value-type="float" office:value="84318" table:style-name="ce29">
            <text:p>84,318</text:p>
          </table:table-cell>
          <table:table-cell office:value-type="float" office:value="81675" table:style-name="ce29">
            <text:p>81,675</text:p>
          </table:table-cell>
          <table:table-cell office:value-type="float" office:value="540583" table:style-name="ce105">
            <text:p>540,583</text:p>
          </table:table-cell>
          <table:table-cell table:number-columns-repeated="16362" table:style-name="ce66"/>
        </table:table-row>
        <table:table-row table:style-name="ro5">
          <table:table-cell office:value-type="string" table:style-name="ce103">
            <text:p>新 <text:s/>北 <text:s/>市</text:p>
          </table:table-cell>
          <table:table-cell office:value-type="float" office:value="1497722" table:style-name="ce47">
            <text:p>1,497,722</text:p>
          </table:table-cell>
          <table:table-cell office:value-type="float" office:value="3967571" table:style-name="ce47">
            <text:p>3,967,571</text:p>
          </table:table-cell>
          <table:table-cell office:value-type="float" office:value="1951873" table:style-name="ce47">
            <text:p>1,951,873</text:p>
          </table:table-cell>
          <table:table-cell office:value-type="float" office:value="2015698" table:style-name="ce47">
            <text:p>2,015,698</text:p>
          </table:table-cell>
          <table:table-cell office:value-type="float" office:value="3202" table:style-name="ce47">
            <text:p>3,202</text:p>
          </table:table-cell>
          <table:table-cell office:value-type="float" office:value="1633" table:style-name="ce47">
            <text:p>1,633</text:p>
          </table:table-cell>
          <table:table-cell office:value-type="float" office:value="1569" table:style-name="ce47">
            <text:p>1,569</text:p>
          </table:table-cell>
          <table:table-cell office:value-type="float" office:value="9.5" table:style-name="ce98">
            <text:p><text:s text:c="3"/>9.50</text:p>
          </table:table-cell>
          <table:table-cell office:value-type="float" office:value="1976" table:style-name="ce47">
            <text:p>1,976</text:p>
          </table:table-cell>
          <table:table-cell office:value-type="float" office:value="1196" table:style-name="ce47">
            <text:p>1,196</text:p>
          </table:table-cell>
          <table:table-cell office:value-type="float" office:value="780" table:style-name="ce47">
            <text:p>780</text:p>
          </table:table-cell>
          <table:table-cell office:value-type="float" office:value="5.86" table:style-name="ce98">
            <text:p><text:s text:c="3"/>5.86</text:p>
          </table:table-cell>
          <table:table-cell office:value-type="float" office:value="1226" table:style-name="ce47">
            <text:p>1,226</text:p>
          </table:table-cell>
          <table:table-cell office:value-type="float" office:value="3.64" table:style-name="ce98">
            <text:p><text:s text:c="3"/>3.64</text:p>
          </table:table-cell>
          <table:table-cell office:value-type="float" office:value="2860" table:style-name="ce47">
            <text:p>2,860</text:p>
          </table:table-cell>
          <table:table-cell office:value-type="float" office:value="8.49" table:style-name="ce98">
            <text:p><text:s text:c="3"/>8.49</text:p>
          </table:table-cell>
          <table:table-cell office:value-type="float" office:value="741" table:style-name="ce47">
            <text:p>741</text:p>
          </table:table-cell>
          <table:table-cell office:value-type="float" office:value="2.2000000000000002" table:style-name="ce98">
            <text:p><text:s text:c="3"/>2.20</text:p>
          </table:table-cell>
          <table:table-cell office:value-type="float" office:value="13336" table:style-name="ce47">
            <text:p>13,336</text:p>
          </table:table-cell>
          <table:table-cell office:value-type="float" office:value="13809" table:style-name="ce47">
            <text:p>13,809</text:p>
          </table:table-cell>
          <table:table-cell office:value-type="float" office:value="53512" table:style-name="ce97">
            <text:p>53,512</text:p>
          </table:table-cell>
          <table:table-cell table:number-columns-repeated="16362" table:style-name="ce66"/>
        </table:table-row>
        <table:table-row table:style-name="ro17">
          <table:table-cell office:value-type="string" table:style-name="ce103">
            <text:p>臺 <text:s/>北 <text:s/>市</text:p>
          </table:table-cell>
          <table:table-cell office:value-type="float" office:value="1037834" table:style-name="ce47">
            <text:p>1,037,834</text:p>
          </table:table-cell>
          <table:table-cell office:value-type="float" office:value="2704133" table:style-name="ce47">
            <text:p>2,704,133</text:p>
          </table:table-cell>
          <table:table-cell office:value-type="float" office:value="1296292" table:style-name="ce47">
            <text:p>1,296,292</text:p>
          </table:table-cell>
          <table:table-cell office:value-type="float" office:value="1407841" table:style-name="ce47">
            <text:p>1,407,841</text:p>
          </table:table-cell>
          <table:table-cell office:value-type="float" office:value="2546" table:style-name="ce47">
            <text:p>2,546</text:p>
          </table:table-cell>
          <table:table-cell office:value-type="float" office:value="1359" table:style-name="ce47">
            <text:p>1,359</text:p>
          </table:table-cell>
          <table:table-cell office:value-type="float" office:value="1187" table:style-name="ce47">
            <text:p>1,187</text:p>
          </table:table-cell>
          <table:table-cell office:value-type="float" office:value="11.09" table:style-name="ce98">
            <text:p><text:s text:c="3"/>11.09</text:p>
          </table:table-cell>
          <table:table-cell office:value-type="float" office:value="1454" table:style-name="ce47">
            <text:p>1,454</text:p>
          </table:table-cell>
          <table:table-cell office:value-type="float" office:value="842" table:style-name="ce47">
            <text:p>842</text:p>
          </table:table-cell>
          <table:table-cell office:value-type="float" office:value="612" table:style-name="ce47">
            <text:p>612</text:p>
          </table:table-cell>
          <table:table-cell office:value-type="float" office:value="6.33" table:style-name="ce98">
            <text:p><text:s text:c="3"/>6.33</text:p>
          </table:table-cell>
          <table:table-cell office:value-type="float" office:value="1092" table:style-name="ce47">
            <text:p>1,092</text:p>
          </table:table-cell>
          <table:table-cell office:value-type="float" office:value="4.76" table:style-name="ce98">
            <text:p><text:s text:c="3"/>4.76</text:p>
          </table:table-cell>
          <table:table-cell office:value-type="float" office:value="1847" table:style-name="ce47">
            <text:p>1,847</text:p>
          </table:table-cell>
          <table:table-cell office:value-type="float" office:value="8.0399999999999991" table:style-name="ce98">
            <text:p><text:s text:c="3"/>8.04</text:p>
          </table:table-cell>
          <table:table-cell office:value-type="float" office:value="421" table:style-name="ce47">
            <text:p>421</text:p>
          </table:table-cell>
          <table:table-cell office:value-type="float" office:value="1.83" table:style-name="ce98">
            <text:p><text:s text:c="3"/>1.83</text:p>
          </table:table-cell>
          <table:table-cell office:value-type="float" office:value="11098" table:style-name="ce47">
            <text:p>11,098</text:p>
          </table:table-cell>
          <table:table-cell office:value-type="float" office:value="10372" table:style-name="ce47">
            <text:p>10,372</text:p>
          </table:table-cell>
          <table:table-cell office:value-type="float" office:value="15639" table:style-name="ce97">
            <text:p>15,639</text:p>
          </table:table-cell>
          <table:table-cell table:number-columns-repeated="16362" table:style-name="ce66"/>
        </table:table-row>
        <table:table-row table:style-name="ro17">
          <table:table-cell office:value-type="string" table:style-name="ce103">
            <text:p>桃 <text:s/>園 <text:s/>市</text:p>
          </table:table-cell>
          <table:table-cell office:value-type="float" office:value="734191" table:style-name="ce47">
            <text:p>734,191</text:p>
          </table:table-cell>
          <table:table-cell office:value-type="float" office:value="2061501" table:style-name="ce47">
            <text:p>2,061,501</text:p>
          </table:table-cell>
          <table:table-cell office:value-type="float" office:value="1033911" table:style-name="ce47">
            <text:p>1,033,911</text:p>
          </table:table-cell>
          <table:table-cell office:value-type="float" office:value="1027590" table:style-name="ce47">
            <text:p>1,027,590</text:p>
          </table:table-cell>
          <table:table-cell office:value-type="float" office:value="1571" table:style-name="ce47">
            <text:p>1,571</text:p>
          </table:table-cell>
          <table:table-cell office:value-type="float" office:value="828" table:style-name="ce47">
            <text:p>828</text:p>
          </table:table-cell>
          <table:table-cell office:value-type="float" office:value="743" table:style-name="ce47">
            <text:p>743</text:p>
          </table:table-cell>
          <table:table-cell office:value-type="float" office:value="8.98" table:style-name="ce98">
            <text:p><text:s text:c="3"/>8.98</text:p>
          </table:table-cell>
          <table:table-cell office:value-type="float" office:value="1036" table:style-name="ce47">
            <text:p>1,036</text:p>
          </table:table-cell>
          <table:table-cell office:value-type="float" office:value="649" table:style-name="ce47">
            <text:p>649</text:p>
          </table:table-cell>
          <table:table-cell office:value-type="float" office:value="387" table:style-name="ce47">
            <text:p>387</text:p>
          </table:table-cell>
          <table:table-cell office:value-type="float" office:value="5.92" table:style-name="ce98">
            <text:p><text:s text:c="3"/>5.92</text:p>
          </table:table-cell>
          <table:table-cell office:value-type="float" office:value="535" table:style-name="ce47">
            <text:p>535</text:p>
          </table:table-cell>
          <table:table-cell office:value-type="float" office:value="3.06" table:style-name="ce98">
            <text:p><text:s text:c="3"/>3.06</text:p>
          </table:table-cell>
          <table:table-cell office:value-type="float" office:value="1487" table:style-name="ce47">
            <text:p>1,487</text:p>
          </table:table-cell>
          <table:table-cell office:value-type="float" office:value="8.5" table:style-name="ce98">
            <text:p><text:s text:c="3"/>8.50</text:p>
          </table:table-cell>
          <table:table-cell office:value-type="float" office:value="439" table:style-name="ce47">
            <text:p>439</text:p>
          </table:table-cell>
          <table:table-cell office:value-type="float" office:value="2.5099999999999998" table:style-name="ce98">
            <text:p><text:s text:c="3"/>2.51</text:p>
          </table:table-cell>
          <table:table-cell office:value-type="float" office:value="9119" table:style-name="ce47">
            <text:p>9,119</text:p>
          </table:table-cell>
          <table:table-cell office:value-type="float" office:value="6481" table:style-name="ce47">
            <text:p>6,481</text:p>
          </table:table-cell>
          <table:table-cell office:value-type="float" office:value="65602" table:style-name="ce97">
            <text:p>65,602</text:p>
          </table:table-cell>
          <table:table-cell table:number-columns-repeated="16362" table:style-name="ce66"/>
        </table:table-row>
        <table:table-row table:style-name="ro18">
          <table:table-cell office:value-type="string" table:style-name="ce103">
            <text:p>臺 <text:s/>中 <text:s/>市</text:p>
          </table:table-cell>
          <table:table-cell office:value-type="float" office:value="913340" table:style-name="ce47">
            <text:p>913,340</text:p>
          </table:table-cell>
          <table:table-cell office:value-type="float" office:value="2721709" table:style-name="ce47">
            <text:p>2,721,709</text:p>
          </table:table-cell>
          <table:table-cell office:value-type="float" office:value="1347756" table:style-name="ce47">
            <text:p>1,347,756</text:p>
          </table:table-cell>
          <table:table-cell office:value-type="float" office:value="1373953" table:style-name="ce47">
            <text:p>1,373,953</text:p>
          </table:table-cell>
          <table:table-cell office:value-type="float" office:value="2301" table:style-name="ce47">
            <text:p>2,301</text:p>
          </table:table-cell>
          <table:table-cell office:value-type="float" office:value="1186" table:style-name="ce47">
            <text:p>1,186</text:p>
          </table:table-cell>
          <table:table-cell office:value-type="float" office:value="1115" table:style-name="ce47">
            <text:p>1,115</text:p>
          </table:table-cell>
          <table:table-cell office:value-type="float" office:value="9.9600000000000009" table:style-name="ce98">
            <text:p><text:s text:c="3"/>9.96</text:p>
          </table:table-cell>
          <table:table-cell office:value-type="float" office:value="1362" table:style-name="ce47">
            <text:p>1,362</text:p>
          </table:table-cell>
          <table:table-cell office:value-type="float" office:value="806" table:style-name="ce47">
            <text:p>806</text:p>
          </table:table-cell>
          <table:table-cell office:value-type="float" office:value="556" table:style-name="ce47">
            <text:p>556</text:p>
          </table:table-cell>
          <table:table-cell office:value-type="float" office:value="5.89" table:style-name="ce98">
            <text:p><text:s text:c="3"/>5.89</text:p>
          </table:table-cell>
          <table:table-cell office:value-type="float" office:value="939" table:style-name="ce47">
            <text:p>939</text:p>
          </table:table-cell>
          <table:table-cell office:value-type="float" office:value="4.0599999999999996" table:style-name="ce98">
            <text:p><text:s text:c="3"/>4.06</text:p>
          </table:table-cell>
          <table:table-cell office:value-type="float" office:value="2132" table:style-name="ce47">
            <text:p>2,132</text:p>
          </table:table-cell>
          <table:table-cell office:value-type="float" office:value="9.23" table:style-name="ce98">
            <text:p><text:s text:c="3"/>9.23</text:p>
          </table:table-cell>
          <table:table-cell office:value-type="float" office:value="457" table:style-name="ce47">
            <text:p>457</text:p>
          </table:table-cell>
          <table:table-cell office:value-type="float" office:value="1.98" table:style-name="ce98">
            <text:p><text:s text:c="3"/>1.98</text:p>
          </table:table-cell>
          <table:table-cell office:value-type="float" office:value="11060" table:style-name="ce47">
            <text:p>11,060</text:p>
          </table:table-cell>
          <table:table-cell office:value-type="float" office:value="10125" table:style-name="ce47">
            <text:p>10,125</text:p>
          </table:table-cell>
          <table:table-cell office:value-type="float" office:value="31033" table:style-name="ce97">
            <text:p>31,033</text:p>
          </table:table-cell>
          <table:table-cell table:number-columns-repeated="16362" table:style-name="ce66"/>
        </table:table-row>
        <table:table-row table:style-name="ro17">
          <table:table-cell office:value-type="string" table:style-name="ce103">
            <text:p>臺 <text:s/>南 <text:s/>市</text:p>
          </table:table-cell>
          <table:table-cell office:value-type="float" office:value="668414" table:style-name="ce47">
            <text:p>668,414</text:p>
          </table:table-cell>
          <table:table-cell office:value-type="float" office:value="1884641" table:style-name="ce47">
            <text:p>1,884,641</text:p>
          </table:table-cell>
          <table:table-cell office:value-type="float" office:value="944175" table:style-name="ce47">
            <text:p>944,175</text:p>
          </table:table-cell>
          <table:table-cell office:value-type="float" office:value="940466" table:style-name="ce47">
            <text:p>940,466</text:p>
          </table:table-cell>
          <table:table-cell office:value-type="float" office:value="1331" table:style-name="ce47">
            <text:p>1,331</text:p>
          </table:table-cell>
          <table:table-cell office:value-type="float" office:value="712" table:style-name="ce47">
            <text:p>712</text:p>
          </table:table-cell>
          <table:table-cell office:value-type="float" office:value="619" table:style-name="ce47">
            <text:p>619</text:p>
          </table:table-cell>
          <table:table-cell office:value-type="float" office:value="8.32" table:style-name="ce98">
            <text:p><text:s text:c="3"/>8.32</text:p>
          </table:table-cell>
          <table:table-cell office:value-type="float" office:value="1271" table:style-name="ce47">
            <text:p>1,271</text:p>
          </table:table-cell>
          <table:table-cell office:value-type="float" office:value="732" table:style-name="ce47">
            <text:p>732</text:p>
          </table:table-cell>
          <table:table-cell office:value-type="float" office:value="539" table:style-name="ce47">
            <text:p>539</text:p>
          </table:table-cell>
          <table:table-cell office:value-type="float" office:value="7.94" table:style-name="ce98">
            <text:p><text:s text:c="3"/>7.94</text:p>
          </table:table-cell>
          <table:table-cell office:value-type="float" office:value="60" table:style-name="ce104">
            <text:p><text:s text:c="3"/>60</text:p>
          </table:table-cell>
          <table:table-cell office:value-type="float" office:value="0.37" table:style-name="ce102">
            <text:p><text:s text:c="4"/>0.37</text:p>
          </table:table-cell>
          <table:table-cell office:value-type="float" office:value="1287" table:style-name="ce47">
            <text:p>1,287</text:p>
          </table:table-cell>
          <table:table-cell office:value-type="float" office:value="8.0399999999999991" table:style-name="ce98">
            <text:p><text:s text:c="3"/>8.04</text:p>
          </table:table-cell>
          <table:table-cell office:value-type="float" office:value="279" table:style-name="ce47">
            <text:p>279</text:p>
          </table:table-cell>
          <table:table-cell office:value-type="float" office:value="1.74" table:style-name="ce98">
            <text:p><text:s text:c="3"/>1.74</text:p>
          </table:table-cell>
          <table:table-cell office:value-type="float" office:value="6403" table:style-name="ce47">
            <text:p>6,403</text:p>
          </table:table-cell>
          <table:table-cell office:value-type="float" office:value="6106" table:style-name="ce47">
            <text:p>6,106</text:p>
          </table:table-cell>
          <table:table-cell office:value-type="float" office:value="7004" table:style-name="ce97">
            <text:p>7,004</text:p>
          </table:table-cell>
          <table:table-cell table:number-columns-repeated="16362" table:style-name="ce66"/>
        </table:table-row>
        <table:table-row table:style-name="ro17">
          <table:table-cell office:value-type="string" table:style-name="ce103">
            <text:p>高 <text:s/>雄 <text:s/>市</text:p>
          </table:table-cell>
          <table:table-cell office:value-type="float" office:value="1065667" table:style-name="ce47">
            <text:p>1,065,667</text:p>
          </table:table-cell>
          <table:table-cell office:value-type="float" office:value="2779355" table:style-name="ce47">
            <text:p>2,779,355</text:p>
          </table:table-cell>
          <table:table-cell office:value-type="float" office:value="1383118" table:style-name="ce47">
            <text:p>1,383,118</text:p>
          </table:table-cell>
          <table:table-cell office:value-type="float" office:value="1396237" table:style-name="ce47">
            <text:p>1,396,237</text:p>
          </table:table-cell>
          <table:table-cell office:value-type="float" office:value="1879" table:style-name="ce47">
            <text:p>1,879</text:p>
          </table:table-cell>
          <table:table-cell office:value-type="float" office:value="983" table:style-name="ce47">
            <text:p>983</text:p>
          </table:table-cell>
          <table:table-cell office:value-type="float" office:value="896" table:style-name="ce47">
            <text:p>896</text:p>
          </table:table-cell>
          <table:table-cell office:value-type="float" office:value="7.96" table:style-name="ce98">
            <text:p><text:s text:c="3"/>7.96</text:p>
          </table:table-cell>
          <table:table-cell office:value-type="float" office:value="1725" table:style-name="ce47">
            <text:p>1,725</text:p>
          </table:table-cell>
          <table:table-cell office:value-type="float" office:value="1035" table:style-name="ce47">
            <text:p>1,035</text:p>
          </table:table-cell>
          <table:table-cell office:value-type="float" office:value="690" table:style-name="ce47">
            <text:p>690</text:p>
          </table:table-cell>
          <table:table-cell office:value-type="float" office:value="7.31" table:style-name="ce98">
            <text:p><text:s text:c="3"/>7.31</text:p>
          </table:table-cell>
          <table:table-cell office:value-type="float" office:value="154" table:style-name="ce100">
            <text:p><text:s text:c="3"/>154</text:p>
          </table:table-cell>
          <table:table-cell office:value-type="float" office:value="0.65" table:style-name="ce102">
            <text:p><text:s text:c="4"/>0.65</text:p>
          </table:table-cell>
          <table:table-cell office:value-type="float" office:value="1824" table:style-name="ce47">
            <text:p>1,824</text:p>
          </table:table-cell>
          <table:table-cell office:value-type="float" office:value="7.73" table:style-name="ce98">
            <text:p><text:s text:c="3"/>7.73</text:p>
          </table:table-cell>
          <table:table-cell office:value-type="float" office:value="503" table:style-name="ce47">
            <text:p>503</text:p>
          </table:table-cell>
          <table:table-cell office:value-type="float" office:value="2.13" table:style-name="ce98">
            <text:p><text:s text:c="3"/>2.13</text:p>
          </table:table-cell>
          <table:table-cell office:value-type="float" office:value="10847" table:style-name="ce47">
            <text:p>10,847</text:p>
          </table:table-cell>
          <table:table-cell office:value-type="float" office:value="10638" table:style-name="ce47">
            <text:p>10,638</text:p>
          </table:table-cell>
          <table:table-cell office:value-type="float" office:value="32285" table:style-name="ce97">
            <text:p>32,285</text:p>
          </table:table-cell>
          <table:table-cell table:number-columns-repeated="16362" table:style-name="ce66"/>
        </table:table-row>
        <table:table-row table:style-name="ro19">
          <table:table-cell office:value-type="string" table:style-name="ce101">
            <text:p><text:s/>臺 <text:s/>灣 <text:s/>省<text:s/></text:p>
          </table:table-cell>
          <table:table-cell office:value-type="float" office:value="2431590" table:style-name="ce47">
            <text:p>2,431,590</text:p>
          </table:table-cell>
          <table:table-cell office:value-type="float" office:value="7180643" table:style-name="ce47">
            <text:p>7,180,643</text:p>
          </table:table-cell>
          <table:table-cell office:value-type="float" office:value="3671346" table:style-name="ce47">
            <text:p>3,671,346</text:p>
          </table:table-cell>
          <table:table-cell office:value-type="float" office:value="3509297" table:style-name="ce47">
            <text:p>3,509,297</text:p>
          </table:table-cell>
          <table:table-cell office:value-type="float" office:value="5221" table:style-name="ce47">
            <text:p>5,221</text:p>
          </table:table-cell>
          <table:table-cell office:value-type="float" office:value="2757" table:style-name="ce47">
            <text:p>2,757</text:p>
          </table:table-cell>
          <table:table-cell office:value-type="float" office:value="2464" table:style-name="ce47">
            <text:p>2,464</text:p>
          </table:table-cell>
          <table:table-cell office:value-type="float" office:value="8.56" table:style-name="ce98">
            <text:p><text:s text:c="3"/>8.56</text:p>
          </table:table-cell>
          <table:table-cell office:value-type="float" office:value="5415" table:style-name="ce47">
            <text:p>5,415</text:p>
          </table:table-cell>
          <table:table-cell office:value-type="float" office:value="3289" table:style-name="ce47">
            <text:p>3,289</text:p>
          </table:table-cell>
          <table:table-cell office:value-type="float" office:value="2126" table:style-name="ce47">
            <text:p>2,126</text:p>
          </table:table-cell>
          <table:table-cell office:value-type="float" office:value="8.8800000000000008" table:style-name="ce98">
            <text:p><text:s text:c="3"/>8.88</text:p>
          </table:table-cell>
          <table:table-cell office:value-type="float" office:value="-194" table:style-name="ce100">
            <text:p>－ <text:s/>194</text:p>
          </table:table-cell>
          <table:table-cell office:value-type="float" office:value="-0.32" table:style-name="ce99">
            <text:p>－ <text:s/>0.32</text:p>
          </table:table-cell>
          <table:table-cell office:value-type="float" office:value="4631" table:style-name="ce47">
            <text:p>4,631</text:p>
          </table:table-cell>
          <table:table-cell office:value-type="float" office:value="7.59" table:style-name="ce98">
            <text:p><text:s text:c="3"/>7.59</text:p>
          </table:table-cell>
          <table:table-cell office:value-type="float" office:value="1144" table:style-name="ce47">
            <text:p>1,144</text:p>
          </table:table-cell>
          <table:table-cell office:value-type="float" office:value="1.88" table:style-name="ce98">
            <text:p><text:s text:c="3"/>1.88</text:p>
          </table:table-cell>
          <table:table-cell office:value-type="float" office:value="21544" table:style-name="ce47">
            <text:p>21,544</text:p>
          </table:table-cell>
          <table:table-cell office:value-type="float" office:value="23659" table:style-name="ce47">
            <text:p>23,659</text:p>
          </table:table-cell>
          <table:table-cell office:value-type="float" office:value="334442" table:style-name="ce97">
            <text:p>334,442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84">
            <text:p>宜 蘭 縣</text:p>
          </table:table-cell>
          <table:table-cell office:value-type="float" office:value="163030" table:style-name="ce81">
            <text:p><text:s text:c="3"/>163,030</text:p>
          </table:table-cell>
          <table:table-cell office:value-type="float" office:value="458691" table:style-name="ce81">
            <text:p><text:s text:c="3"/>458,691</text:p>
          </table:table-cell>
          <table:table-cell office:value-type="float" office:value="232774" table:style-name="ce81">
            <text:p><text:s text:c="3"/>232,774</text:p>
          </table:table-cell>
          <table:table-cell office:value-type="float" office:value="225917" table:style-name="ce81">
            <text:p><text:s text:c="3"/>225,917</text:p>
          </table:table-cell>
          <table:table-cell office:value-type="float" office:value="291" table:style-name="ce79">
            <text:p>291</text:p>
          </table:table-cell>
          <table:table-cell office:value-type="float" office:value="144" table:style-name="ce79">
            <text:p>144</text:p>
          </table:table-cell>
          <table:table-cell office:value-type="float" office:value="147" table:style-name="ce79">
            <text:p>147</text:p>
          </table:table-cell>
          <table:table-cell office:value-type="float" office:value="7.47" table:style-name="ce80">
            <text:p><text:s text:c="3"/>7.47</text:p>
          </table:table-cell>
          <table:table-cell office:value-type="float" office:value="327" table:style-name="ce81">
            <text:p><text:s text:c="3"/>327</text:p>
          </table:table-cell>
          <table:table-cell office:value-type="float" office:value="193" table:style-name="ce79">
            <text:p>193</text:p>
          </table:table-cell>
          <table:table-cell office:value-type="float" office:value="134" table:style-name="ce79">
            <text:p>134</text:p>
          </table:table-cell>
          <table:table-cell office:value-type="float" office:value="8.39" table:style-name="ce80">
            <text:p><text:s text:c="3"/>8.39</text:p>
          </table:table-cell>
          <table:table-cell office:value-type="float" office:value="-36" table:style-name="ce83">
            <text:p>－ <text:s text:c="3"/>36</text:p>
          </table:table-cell>
          <table:table-cell office:value-type="float" office:value="-0.92" table:style-name="ce85">
            <text:p>－ <text:s text:c="2"/>0.92</text:p>
          </table:table-cell>
          <table:table-cell office:value-type="float" office:value="286" table:style-name="ce81">
            <text:p><text:s text:c="3"/>286</text:p>
          </table:table-cell>
          <table:table-cell office:value-type="float" office:value="7.34" table:style-name="ce80">
            <text:p><text:s text:c="3"/>7.34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1.82" table:style-name="ce80">
            <text:p><text:s text:c="3"/>1.82</text:p>
          </table:table-cell>
          <table:table-cell office:value-type="float" office:value="1726" table:style-name="ce79">
            <text:p>1,726</text:p>
          </table:table-cell>
          <table:table-cell office:value-type="float" office:value="1776" table:style-name="ce79">
            <text:p>1,776</text:p>
          </table:table-cell>
          <table:table-cell office:value-type="float" office:value="16528" table:style-name="ce78">
            <text:p><text:s text:c="3"/>16,528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新 竹 縣</text:p>
          </table:table-cell>
          <table:table-cell office:value-type="float" office:value="179404" table:style-name="ce81">
            <text:p><text:s text:c="3"/>179,404</text:p>
          </table:table-cell>
          <table:table-cell office:value-type="float" office:value="537907" table:style-name="ce81">
            <text:p><text:s text:c="3"/>537,907</text:p>
          </table:table-cell>
          <table:table-cell office:value-type="float" office:value="275402" table:style-name="ce81">
            <text:p><text:s text:c="3"/>275,402</text:p>
          </table:table-cell>
          <table:table-cell office:value-type="float" office:value="262505" table:style-name="ce81">
            <text:p><text:s text:c="3"/>262,505</text:p>
          </table:table-cell>
          <table:table-cell office:value-type="float" office:value="503" table:style-name="ce81">
            <text:p><text:s text:c="3"/>503</text:p>
          </table:table-cell>
          <table:table-cell office:value-type="float" office:value="260" table:style-name="ce79">
            <text:p>260</text:p>
          </table:table-cell>
          <table:table-cell office:value-type="float" office:value="243" table:style-name="ce79">
            <text:p>243</text:p>
          </table:table-cell>
          <table:table-cell office:value-type="float" office:value="11.01" table:style-name="ce80">
            <text:p><text:s text:c="3"/>11.01</text:p>
          </table:table-cell>
          <table:table-cell office:value-type="float" office:value="319" table:style-name="ce81">
            <text:p><text:s text:c="3"/>319</text:p>
          </table:table-cell>
          <table:table-cell office:value-type="float" office:value="203" table:style-name="ce79">
            <text:p>203</text:p>
          </table:table-cell>
          <table:table-cell office:value-type="float" office:value="116" table:style-name="ce79">
            <text:p>116</text:p>
          </table:table-cell>
          <table:table-cell office:value-type="float" office:value="6.98" table:style-name="ce80">
            <text:p><text:s text:c="3"/>6.98</text:p>
          </table:table-cell>
          <table:table-cell office:value-type="float" office:value="184" table:style-name="ce83">
            <text:p><text:s text:c="3"/>184</text:p>
          </table:table-cell>
          <table:table-cell office:value-type="float" office:value="4.03" table:style-name="ce85">
            <text:p><text:s text:c="4"/>4.03</text:p>
          </table:table-cell>
          <table:table-cell office:value-type="float" office:value="326" table:style-name="ce81">
            <text:p><text:s text:c="3"/>326</text:p>
          </table:table-cell>
          <table:table-cell office:value-type="float" office:value="7.14" table:style-name="ce80">
            <text:p><text:s text:c="3"/>7.14</text:p>
          </table:table-cell>
          <table:table-cell office:value-type="float" office:value="106" table:style-name="ce81">
            <text:p><text:s text:c="3"/>106</text:p>
          </table:table-cell>
          <table:table-cell office:value-type="float" office:value="2.3199999999999998" table:style-name="ce80">
            <text:p><text:s text:c="3"/>2.32</text:p>
          </table:table-cell>
          <table:table-cell office:value-type="float" office:value="1916" table:style-name="ce79">
            <text:p>1,916</text:p>
          </table:table-cell>
          <table:table-cell office:value-type="float" office:value="1823" table:style-name="ce79">
            <text:p>1,823</text:p>
          </table:table-cell>
          <table:table-cell office:value-type="float" office:value="21061" table:style-name="ce78">
            <text:p><text:s text:c="3"/>21,061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苗 栗 縣</text:p>
          </table:table-cell>
          <table:table-cell office:value-type="float" office:value="183219" table:style-name="ce81">
            <text:p><text:s text:c="3"/>183,219</text:p>
          </table:table-cell>
          <table:table-cell office:value-type="float" office:value="567092" table:style-name="ce81">
            <text:p><text:s text:c="3"/>567,092</text:p>
          </table:table-cell>
          <table:table-cell office:value-type="float" office:value="292182" table:style-name="ce81">
            <text:p><text:s text:c="3"/>292,182</text:p>
          </table:table-cell>
          <table:table-cell office:value-type="float" office:value="274910" table:style-name="ce81">
            <text:p><text:s text:c="3"/>274,910</text:p>
          </table:table-cell>
          <table:table-cell office:value-type="float" office:value="596" table:style-name="ce81">
            <text:p><text:s text:c="3"/>596</text:p>
          </table:table-cell>
          <table:table-cell office:value-type="float" office:value="307" table:style-name="ce79">
            <text:p>307</text:p>
          </table:table-cell>
          <table:table-cell office:value-type="float" office:value="289" table:style-name="ce79">
            <text:p>289</text:p>
          </table:table-cell>
          <table:table-cell office:value-type="float" office:value="12.37" table:style-name="ce80">
            <text:p><text:s text:c="3"/>12.37</text:p>
          </table:table-cell>
          <table:table-cell office:value-type="float" office:value="456" table:style-name="ce81">
            <text:p><text:s text:c="3"/>456</text:p>
          </table:table-cell>
          <table:table-cell office:value-type="float" office:value="285" table:style-name="ce79">
            <text:p>285</text:p>
          </table:table-cell>
          <table:table-cell office:value-type="float" office:value="171" table:style-name="ce79">
            <text:p>171</text:p>
          </table:table-cell>
          <table:table-cell office:value-type="float" office:value="9.4700000000000006" table:style-name="ce80">
            <text:p><text:s text:c="3"/>9.47</text:p>
          </table:table-cell>
          <table:table-cell office:value-type="float" office:value="140" table:style-name="ce96">
            <text:p><text:s text:c="3"/>140</text:p>
          </table:table-cell>
          <table:table-cell office:value-type="float" office:value="2.91" table:style-name="ce85">
            <text:p><text:s text:c="4"/>2.91</text:p>
          </table:table-cell>
          <table:table-cell office:value-type="float" office:value="451" table:style-name="ce81">
            <text:p><text:s text:c="3"/>451</text:p>
          </table:table-cell>
          <table:table-cell office:value-type="float" office:value="9.36" table:style-name="ce80">
            <text:p><text:s text:c="3"/>9.36</text:p>
          </table:table-cell>
          <table:table-cell office:value-type="float" office:value="85" table:style-name="ce81">
            <text:p><text:s text:c="3"/>85</text:p>
          </table:table-cell>
          <table:table-cell office:value-type="float" office:value="1.76" table:style-name="ce80">
            <text:p><text:s text:c="3"/>1.76</text:p>
          </table:table-cell>
          <table:table-cell office:value-type="float" office:value="1442" table:style-name="ce79">
            <text:p>1,442</text:p>
          </table:table-cell>
          <table:table-cell office:value-type="float" office:value="1622" table:style-name="ce79">
            <text:p>1,622</text:p>
          </table:table-cell>
          <table:table-cell office:value-type="float" office:value="11201" table:style-name="ce78">
            <text:p><text:s text:c="3"/>11,201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彰 化 縣</text:p>
          </table:table-cell>
          <table:table-cell office:value-type="float" office:value="378836" table:style-name="ce81">
            <text:p><text:s text:c="3"/>378,836</text:p>
          </table:table-cell>
          <table:table-cell office:value-type="float" office:value="1291312" table:style-name="ce81">
            <text:p><text:s text:c="3"/>1,291,312</text:p>
          </table:table-cell>
          <table:table-cell office:value-type="float" office:value="660645" table:style-name="ce81">
            <text:p><text:s text:c="3"/>660,645</text:p>
          </table:table-cell>
          <table:table-cell office:value-type="float" office:value="630667" table:style-name="ce81">
            <text:p><text:s text:c="3"/>630,667</text:p>
          </table:table-cell>
          <table:table-cell office:value-type="float" office:value="1096" table:style-name="ce81">
            <text:p><text:s text:c="3"/>1,096</text:p>
          </table:table-cell>
          <table:table-cell office:value-type="float" office:value="611" table:style-name="ce79">
            <text:p>611</text:p>
          </table:table-cell>
          <table:table-cell office:value-type="float" office:value="485" table:style-name="ce79">
            <text:p>485</text:p>
          </table:table-cell>
          <table:table-cell office:value-type="float" office:value="9.99" table:style-name="ce80">
            <text:p><text:s text:c="3"/>9.99</text:p>
          </table:table-cell>
          <table:table-cell office:value-type="float" office:value="862" table:style-name="ce81">
            <text:p><text:s text:c="3"/>862</text:p>
          </table:table-cell>
          <table:table-cell office:value-type="float" office:value="510" table:style-name="ce79">
            <text:p>510</text:p>
          </table:table-cell>
          <table:table-cell office:value-type="float" office:value="352" table:style-name="ce79">
            <text:p>352</text:p>
          </table:table-cell>
          <table:table-cell office:value-type="float" office:value="7.86" table:style-name="ce80">
            <text:p><text:s text:c="3"/>7.86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2.13" table:style-name="ce85">
            <text:p><text:s text:c="4"/>2.13</text:p>
          </table:table-cell>
          <table:table-cell office:value-type="float" office:value="917" table:style-name="ce81">
            <text:p><text:s text:c="3"/>917</text:p>
          </table:table-cell>
          <table:table-cell office:value-type="float" office:value="8.36" table:style-name="ce80">
            <text:p><text:s text:c="3"/>8.36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1.6" table:style-name="ce80">
            <text:p><text:s text:c="3"/>1.60</text:p>
          </table:table-cell>
          <table:table-cell office:value-type="float" office:value="3102" table:style-name="ce79">
            <text:p>3,102</text:p>
          </table:table-cell>
          <table:table-cell office:value-type="float" office:value="3498" table:style-name="ce79">
            <text:p>3,498</text:p>
          </table:table-cell>
          <table:table-cell office:value-type="float" office:value="5255" table:style-name="ce78">
            <text:p><text:s text:c="3"/>5,255</text:p>
          </table:table-cell>
          <table:table-cell table:number-columns-repeated="16362" table:style-name="ce66"/>
        </table:table-row>
        <table:table-row table:style-name="ro22">
          <table:table-cell office:value-type="string" table:style-name="ce84">
            <text:p>南 投 縣</text:p>
          </table:table-cell>
          <table:table-cell office:value-type="float" office:value="176198" table:style-name="ce81">
            <text:p><text:s text:c="3"/>176,198</text:p>
          </table:table-cell>
          <table:table-cell office:value-type="float" office:value="513970" table:style-name="ce81">
            <text:p><text:s text:c="3"/>513,970</text:p>
          </table:table-cell>
          <table:table-cell office:value-type="float" office:value="263701" table:style-name="ce81">
            <text:p><text:s text:c="3"/>263,701</text:p>
          </table:table-cell>
          <table:table-cell office:value-type="float" office:value="250269" table:style-name="ce81">
            <text:p><text:s text:c="3"/>250,269</text:p>
          </table:table-cell>
          <table:table-cell office:value-type="float" office:value="319" table:style-name="ce81">
            <text:p><text:s text:c="3"/>319</text:p>
          </table:table-cell>
          <table:table-cell office:value-type="float" office:value="168" table:style-name="ce79">
            <text:p>168</text:p>
          </table:table-cell>
          <table:table-cell office:value-type="float" office:value="151" table:style-name="ce79">
            <text:p>151</text:p>
          </table:table-cell>
          <table:table-cell office:value-type="float" office:value="7.31" table:style-name="ce80">
            <text:p><text:s text:c="3"/>7.31</text:p>
          </table:table-cell>
          <table:table-cell office:value-type="float" office:value="403" table:style-name="ce81">
            <text:p><text:s text:c="3"/>403</text:p>
          </table:table-cell>
          <table:table-cell office:value-type="float" office:value="259" table:style-name="ce79">
            <text:p>259</text:p>
          </table:table-cell>
          <table:table-cell office:value-type="float" office:value="144" table:style-name="ce79">
            <text:p>144</text:p>
          </table:table-cell>
          <table:table-cell office:value-type="float" office:value="9.23" table:style-name="ce80">
            <text:p><text:s text:c="3"/>9.23</text:p>
          </table:table-cell>
          <table:table-cell office:value-type="float" office:value="-84" table:style-name="ce83">
            <text:p>－ <text:s text:c="3"/>84</text:p>
          </table:table-cell>
          <table:table-cell office:value-type="float" office:value="-1.92" table:style-name="ce85">
            <text:p>－ <text:s text:c="2"/>1.92</text:p>
          </table:table-cell>
          <table:table-cell office:value-type="float" office:value="326" table:style-name="ce81">
            <text:p><text:s text:c="3"/>326</text:p>
          </table:table-cell>
          <table:table-cell office:value-type="float" office:value="7.47" table:style-name="ce80">
            <text:p><text:s text:c="3"/>7.47</text:p>
          </table:table-cell>
          <table:table-cell office:value-type="float" office:value="83" table:style-name="ce81">
            <text:p><text:s text:c="3"/>83</text:p>
          </table:table-cell>
          <table:table-cell office:value-type="float" office:value="1.9" table:style-name="ce80">
            <text:p><text:s text:c="3"/>1.90</text:p>
          </table:table-cell>
          <table:table-cell office:value-type="float" office:value="1225" table:style-name="ce79">
            <text:p>1,225</text:p>
          </table:table-cell>
          <table:table-cell office:value-type="float" office:value="1486" table:style-name="ce79">
            <text:p>1,486</text:p>
          </table:table-cell>
          <table:table-cell office:value-type="float" office:value="28757" table:style-name="ce78">
            <text:p><text:s text:c="3"/>28,757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雲 林 縣</text:p>
          </table:table-cell>
          <table:table-cell office:value-type="float" office:value="237796" table:style-name="ce81">
            <text:p><text:s text:c="3"/>237,796</text:p>
          </table:table-cell>
          <table:table-cell office:value-type="float" office:value="704784" table:style-name="ce81">
            <text:p><text:s text:c="3"/>704,784</text:p>
          </table:table-cell>
          <table:table-cell office:value-type="float" office:value="366590" table:style-name="ce81">
            <text:p><text:s text:c="3"/>366,590</text:p>
          </table:table-cell>
          <table:table-cell office:value-type="float" office:value="338194" table:style-name="ce81">
            <text:p><text:s text:c="3"/>338,194</text:p>
          </table:table-cell>
          <table:table-cell office:value-type="float" office:value="458" table:style-name="ce81">
            <text:p><text:s text:c="3"/>458</text:p>
          </table:table-cell>
          <table:table-cell office:value-type="float" office:value="236" table:style-name="ce79">
            <text:p>236</text:p>
          </table:table-cell>
          <table:table-cell office:value-type="float" office:value="222" table:style-name="ce79">
            <text:p>222</text:p>
          </table:table-cell>
          <table:table-cell office:value-type="float" office:value="7.65" table:style-name="ce80">
            <text:p><text:s text:c="3"/>7.65</text:p>
          </table:table-cell>
          <table:table-cell office:value-type="float" office:value="593" table:style-name="ce81">
            <text:p><text:s text:c="3"/>593</text:p>
          </table:table-cell>
          <table:table-cell office:value-type="float" office:value="355" table:style-name="ce79">
            <text:p>355</text:p>
          </table:table-cell>
          <table:table-cell office:value-type="float" office:value="238" table:style-name="ce79">
            <text:p>238</text:p>
          </table:table-cell>
          <table:table-cell office:value-type="float" office:value="9.9" table:style-name="ce80">
            <text:p><text:s text:c="3"/>9.90</text:p>
          </table:table-cell>
          <table:table-cell office:value-type="float" office:value="-135" table:style-name="ce95">
            <text:p>－ <text:s/>135</text:p>
          </table:table-cell>
          <table:table-cell office:value-type="float" office:value="-2.25" table:style-name="ce85">
            <text:p>－ <text:s text:c="2"/>2.25</text:p>
          </table:table-cell>
          <table:table-cell office:value-type="float" office:value="475" table:style-name="ce81">
            <text:p><text:s text:c="3"/>475</text:p>
          </table:table-cell>
          <table:table-cell office:value-type="float" office:value="7.93" table:style-name="ce80">
            <text:p><text:s text:c="3"/>7.93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1.62" table:style-name="ce80">
            <text:p><text:s text:c="3"/>1.62</text:p>
          </table:table-cell>
          <table:table-cell office:value-type="float" office:value="1769" table:style-name="ce79">
            <text:p>1,769</text:p>
          </table:table-cell>
          <table:table-cell office:value-type="float" office:value="2206" table:style-name="ce79">
            <text:p>2,206</text:p>
          </table:table-cell>
          <table:table-cell office:value-type="float" office:value="2203" table:style-name="ce78">
            <text:p><text:s text:c="3"/>2,203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嘉 義 縣</text:p>
          </table:table-cell>
          <table:table-cell office:value-type="float" office:value="181352" table:style-name="ce81">
            <text:p><text:s text:c="3"/>181,352</text:p>
          </table:table-cell>
          <table:table-cell office:value-type="float" office:value="524276" table:style-name="ce81">
            <text:p><text:s text:c="3"/>524,276</text:p>
          </table:table-cell>
          <table:table-cell office:value-type="float" office:value="273069" table:style-name="ce81">
            <text:p><text:s text:c="3"/>273,069</text:p>
          </table:table-cell>
          <table:table-cell office:value-type="float" office:value="251207" table:style-name="ce81">
            <text:p><text:s text:c="3"/>251,207</text:p>
          </table:table-cell>
          <table:table-cell office:value-type="float" office:value="255" table:style-name="ce81">
            <text:p><text:s text:c="3"/>255</text:p>
          </table:table-cell>
          <table:table-cell office:value-type="float" office:value="126" table:style-name="ce79">
            <text:p>126</text:p>
          </table:table-cell>
          <table:table-cell office:value-type="float" office:value="129" table:style-name="ce79">
            <text:p>129</text:p>
          </table:table-cell>
          <table:table-cell office:value-type="float" office:value="5.72" table:style-name="ce80">
            <text:p><text:s text:c="3"/>5.72</text:p>
          </table:table-cell>
          <table:table-cell office:value-type="float" office:value="489" table:style-name="ce81">
            <text:p><text:s text:c="3"/>489</text:p>
          </table:table-cell>
          <table:table-cell office:value-type="float" office:value="273" table:style-name="ce79">
            <text:p>273</text:p>
          </table:table-cell>
          <table:table-cell office:value-type="float" office:value="216" table:style-name="ce79">
            <text:p>216</text:p>
          </table:table-cell>
          <table:table-cell office:value-type="float" office:value="10.98" table:style-name="ce80">
            <text:p><text:s text:c="3"/>10.98</text:p>
          </table:table-cell>
          <table:table-cell office:value-type="float" office:value="-234" table:style-name="ce95">
            <text:p>－ <text:s/>234</text:p>
          </table:table-cell>
          <table:table-cell office:value-type="float" office:value="-5.25" table:style-name="ce85">
            <text:p>－ <text:s text:c="2"/>5.25</text:p>
          </table:table-cell>
          <table:table-cell office:value-type="float" office:value="300" table:style-name="ce81">
            <text:p><text:s text:c="3"/>300</text:p>
          </table:table-cell>
          <table:table-cell office:value-type="float" office:value="6.73" table:style-name="ce80">
            <text:p><text:s text:c="3"/>6.73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1.68" table:style-name="ce80">
            <text:p><text:s text:c="3"/>1.68</text:p>
          </table:table-cell>
          <table:table-cell office:value-type="float" office:value="1444" table:style-name="ce79">
            <text:p>1,444</text:p>
          </table:table-cell>
          <table:table-cell office:value-type="float" office:value="1717" table:style-name="ce79">
            <text:p>1,717</text:p>
          </table:table-cell>
          <table:table-cell office:value-type="float" office:value="5788" table:style-name="ce78">
            <text:p><text:s text:c="3"/>5,788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屏 東 縣</text:p>
          </table:table-cell>
          <table:table-cell office:value-type="float" office:value="283271" table:style-name="ce81">
            <text:p><text:s text:c="3"/>283,271</text:p>
          </table:table-cell>
          <table:table-cell office:value-type="float" office:value="847155" table:style-name="ce81">
            <text:p><text:s text:c="3"/>847,155</text:p>
          </table:table-cell>
          <table:table-cell office:value-type="float" office:value="434180" table:style-name="ce81">
            <text:p><text:s text:c="3"/>434,180</text:p>
          </table:table-cell>
          <table:table-cell office:value-type="float" office:value="412975" table:style-name="ce81">
            <text:p><text:s text:c="3"/>412,975</text:p>
          </table:table-cell>
          <table:table-cell office:value-type="float" office:value="433" table:style-name="ce81">
            <text:p><text:s text:c="3"/>433</text:p>
          </table:table-cell>
          <table:table-cell office:value-type="float" office:value="231" table:style-name="ce79">
            <text:p>231</text:p>
          </table:table-cell>
          <table:table-cell office:value-type="float" office:value="202" table:style-name="ce79">
            <text:p>202</text:p>
          </table:table-cell>
          <table:table-cell office:value-type="float" office:value="6.02" table:style-name="ce80">
            <text:p><text:s text:c="3"/>6.02</text:p>
          </table:table-cell>
          <table:table-cell office:value-type="float" office:value="708" table:style-name="ce81">
            <text:p><text:s text:c="3"/>708</text:p>
          </table:table-cell>
          <table:table-cell office:value-type="float" office:value="438" table:style-name="ce79">
            <text:p>438</text:p>
          </table:table-cell>
          <table:table-cell office:value-type="float" office:value="270" table:style-name="ce79">
            <text:p>270</text:p>
          </table:table-cell>
          <table:table-cell office:value-type="float" office:value="9.84" table:style-name="ce80">
            <text:p><text:s text:c="3"/>9.84</text:p>
          </table:table-cell>
          <table:table-cell office:value-type="float" office:value="-275" table:style-name="ce95">
            <text:p>－ <text:s/>275</text:p>
          </table:table-cell>
          <table:table-cell office:value-type="float" office:value="-3.82" table:style-name="ce85">
            <text:p>－ <text:s text:c="2"/>3.82</text:p>
          </table:table-cell>
          <table:table-cell office:value-type="float" office:value="501" table:style-name="ce81">
            <text:p><text:s text:c="3"/>501</text:p>
          </table:table-cell>
          <table:table-cell office:value-type="float" office:value="6.96" table:style-name="ce80">
            <text:p><text:s text:c="3"/>6.96</text:p>
          </table:table-cell>
          <table:table-cell office:value-type="float" office:value="165" table:style-name="ce81">
            <text:p><text:s text:c="3"/>165</text:p>
          </table:table-cell>
          <table:table-cell office:value-type="float" office:value="2.29" table:style-name="ce80">
            <text:p><text:s text:c="3"/>2.29</text:p>
          </table:table-cell>
          <table:table-cell office:value-type="float" office:value="2231" table:style-name="ce79">
            <text:p>2,231</text:p>
          </table:table-cell>
          <table:table-cell office:value-type="float" office:value="2718" table:style-name="ce79">
            <text:p>2,718</text:p>
          </table:table-cell>
          <table:table-cell office:value-type="float" office:value="58354" table:style-name="ce78">
            <text:p><text:s text:c="3"/>58,354</text:p>
          </table:table-cell>
          <table:table-cell office:value-type="string" table:style-name="ce66">
            <text:p><text:s/></text:p>
          </table:table-cell>
          <table:table-cell table:number-columns-repeated="16361"/>
        </table:table-row>
        <table:table-row table:style-name="ro22">
          <table:table-cell office:value-type="string" table:style-name="ce84">
            <text:p>臺 東 縣</text:p>
          </table:table-cell>
          <table:table-cell office:value-type="float" office:value="82064" table:style-name="ce81">
            <text:p><text:s text:c="3"/>82,064</text:p>
          </table:table-cell>
          <table:table-cell office:value-type="float" office:value="224218" table:style-name="ce81">
            <text:p><text:s text:c="3"/>224,218</text:p>
          </table:table-cell>
          <table:table-cell office:value-type="float" office:value="116254" table:style-name="ce81">
            <text:p><text:s text:c="3"/>116,254</text:p>
          </table:table-cell>
          <table:table-cell office:value-type="float" office:value="107964" table:style-name="ce81">
            <text:p><text:s text:c="3"/>107,964</text:p>
          </table:table-cell>
          <table:table-cell office:value-type="float" office:value="146" table:style-name="ce81">
            <text:p><text:s text:c="3"/>146</text:p>
          </table:table-cell>
          <table:table-cell office:value-type="float" office:value="73" table:style-name="ce79">
            <text:p>73</text:p>
          </table:table-cell>
          <table:table-cell office:value-type="float" office:value="73" table:style-name="ce79">
            <text:p>73</text:p>
          </table:table-cell>
          <table:table-cell office:value-type="float" office:value="7.66" table:style-name="ce80">
            <text:p><text:s text:c="3"/>7.66</text:p>
          </table:table-cell>
          <table:table-cell office:value-type="float" office:value="215" table:style-name="ce81">
            <text:p><text:s text:c="3"/>215</text:p>
          </table:table-cell>
          <table:table-cell office:value-type="float" office:value="133" table:style-name="ce79">
            <text:p>133</text:p>
          </table:table-cell>
          <table:table-cell office:value-type="float" office:value="82" table:style-name="ce79">
            <text:p>82</text:p>
          </table:table-cell>
          <table:table-cell office:value-type="float" office:value="11.28" table:style-name="ce80">
            <text:p><text:s text:c="3"/>11.28</text:p>
          </table:table-cell>
          <table:table-cell office:value-type="float" office:value="-69" table:style-name="ce83">
            <text:p>－ <text:s text:c="3"/>69</text:p>
          </table:table-cell>
          <table:table-cell office:value-type="float" office:value="-3.62" table:style-name="ce85">
            <text:p>－ <text:s text:c="2"/>3.62</text:p>
          </table:table-cell>
          <table:table-cell office:value-type="float" office:value="124" table:style-name="ce81">
            <text:p><text:s text:c="3"/>124</text:p>
          </table:table-cell>
          <table:table-cell office:value-type="float" office:value="6.51" table:style-name="ce80">
            <text:p><text:s text:c="3"/>6.51</text:p>
          </table:table-cell>
          <table:table-cell office:value-type="float" office:value="36" table:style-name="ce81">
            <text:p><text:s text:c="3"/>36</text:p>
          </table:table-cell>
          <table:table-cell office:value-type="float" office:value="1.89" table:style-name="ce80">
            <text:p><text:s text:c="3"/>1.89</text:p>
          </table:table-cell>
          <table:table-cell office:value-type="float" office:value="637" table:style-name="ce79">
            <text:p>637</text:p>
          </table:table-cell>
          <table:table-cell office:value-type="float" office:value="820" table:style-name="ce79">
            <text:p>820</text:p>
          </table:table-cell>
          <table:table-cell office:value-type="float" office:value="79550" table:style-name="ce78">
            <text:p><text:s text:c="3"/>79,550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花 蓮 縣</text:p>
          </table:table-cell>
          <table:table-cell office:value-type="float" office:value="124288" table:style-name="ce81">
            <text:p><text:s text:c="3"/>124,288</text:p>
          </table:table-cell>
          <table:table-cell office:value-type="float" office:value="333240" table:style-name="ce81">
            <text:p><text:s text:c="3"/>333,240</text:p>
          </table:table-cell>
          <table:table-cell office:value-type="float" office:value="170234" table:style-name="ce81">
            <text:p><text:s text:c="3"/>170,234</text:p>
          </table:table-cell>
          <table:table-cell office:value-type="float" office:value="163006" table:style-name="ce81">
            <text:p><text:s text:c="3"/>163,006</text:p>
          </table:table-cell>
          <table:table-cell office:value-type="float" office:value="227" table:style-name="ce81">
            <text:p><text:s text:c="3"/>227</text:p>
          </table:table-cell>
          <table:table-cell office:value-type="float" office:value="123" table:style-name="ce79">
            <text:p>123</text:p>
          </table:table-cell>
          <table:table-cell office:value-type="float" office:value="104" table:style-name="ce79">
            <text:p>104</text:p>
          </table:table-cell>
          <table:table-cell office:value-type="float" office:value="8.02" table:style-name="ce80">
            <text:p><text:s text:c="3"/>8.02</text:p>
          </table:table-cell>
          <table:table-cell office:value-type="float" office:value="318" table:style-name="ce81">
            <text:p><text:s text:c="3"/>318</text:p>
          </table:table-cell>
          <table:table-cell office:value-type="float" office:value="200" table:style-name="ce79">
            <text:p>200</text:p>
          </table:table-cell>
          <table:table-cell office:value-type="float" office:value="118" table:style-name="ce79">
            <text:p>118</text:p>
          </table:table-cell>
          <table:table-cell office:value-type="float" office:value="11.23" table:style-name="ce80">
            <text:p><text:s text:c="3"/>11.23</text:p>
          </table:table-cell>
          <table:table-cell office:value-type="float" office:value="-91" table:style-name="ce83">
            <text:p>－ <text:s text:c="3"/>91</text:p>
          </table:table-cell>
          <table:table-cell office:value-type="float" office:value="-3.21" table:style-name="ce85">
            <text:p>－ <text:s text:c="2"/>3.21</text:p>
          </table:table-cell>
          <table:table-cell office:value-type="float" office:value="186" table:style-name="ce81">
            <text:p><text:s text:c="3"/>186</text:p>
          </table:table-cell>
          <table:table-cell office:value-type="float" office:value="6.57" table:style-name="ce80">
            <text:p><text:s text:c="3"/>6.57</text:p>
          </table:table-cell>
          <table:table-cell office:value-type="float" office:value="41" table:style-name="ce81">
            <text:p><text:s text:c="3"/>41</text:p>
          </table:table-cell>
          <table:table-cell office:value-type="float" office:value="1.45" table:style-name="ce80">
            <text:p><text:s text:c="3"/>1.45</text:p>
          </table:table-cell>
          <table:table-cell office:value-type="float" office:value="1354" table:style-name="ce79">
            <text:p>1,354</text:p>
          </table:table-cell>
          <table:table-cell office:value-type="float" office:value="1415" table:style-name="ce79">
            <text:p>1,415</text:p>
          </table:table-cell>
          <table:table-cell office:value-type="float" office:value="91715" table:style-name="ce78">
            <text:p><text:s text:c="3"/>91,715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澎 湖 縣</text:p>
          </table:table-cell>
          <table:table-cell office:value-type="float" office:value="37959" table:style-name="ce81">
            <text:p><text:s text:c="3"/>37,959</text:p>
          </table:table-cell>
          <table:table-cell office:value-type="float" office:value="101803" table:style-name="ce81">
            <text:p><text:s text:c="3"/>101,803</text:p>
          </table:table-cell>
          <table:table-cell office:value-type="float" office:value="52429" table:style-name="ce81">
            <text:p><text:s text:c="3"/>52,429</text:p>
          </table:table-cell>
          <table:table-cell office:value-type="float" office:value="49374" table:style-name="ce81">
            <text:p><text:s text:c="3"/>49,374</text:p>
          </table:table-cell>
          <table:table-cell office:value-type="float" office:value="77" table:style-name="ce81">
            <text:p><text:s text:c="3"/>77</text:p>
          </table:table-cell>
          <table:table-cell office:value-type="float" office:value="49" table:style-name="ce79">
            <text:p>49</text:p>
          </table:table-cell>
          <table:table-cell office:value-type="float" office:value="28" table:style-name="ce79">
            <text:p>28</text:p>
          </table:table-cell>
          <table:table-cell office:value-type="float" office:value="8.91" table:style-name="ce80">
            <text:p><text:s text:c="3"/>8.91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41" table:style-name="ce79">
            <text:p>41</text:p>
          </table:table-cell>
          <table:table-cell office:value-type="float" office:value="35" table:style-name="ce79">
            <text:p>35</text:p>
          </table:table-cell>
          <table:table-cell office:value-type="float" office:value="8.7899999999999991" table:style-name="ce80">
            <text:p><text:s text:c="3"/>8.7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.12" table:style-name="ce85">
            <text:p><text:s text:c="4"/>0.12</text:p>
          </table:table-cell>
          <table:table-cell office:value-type="float" office:value="58" table:style-name="ce81">
            <text:p><text:s text:c="3"/>58</text:p>
          </table:table-cell>
          <table:table-cell office:value-type="float" office:value="6.71" table:style-name="ce80">
            <text:p><text:s text:c="3"/>6.71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2.08" table:style-name="ce80">
            <text:p><text:s text:c="3"/>2.08</text:p>
          </table:table-cell>
          <table:table-cell office:value-type="float" office:value="439" table:style-name="ce79">
            <text:p>439</text:p>
          </table:table-cell>
          <table:table-cell office:value-type="float" office:value="395" table:style-name="ce79">
            <text:p>395</text:p>
          </table:table-cell>
          <table:table-cell office:value-type="float" office:value="415" table:style-name="ce78">
            <text:p><text:s text:c="3"/>415</text:p>
          </table:table-cell>
          <table:table-cell table:number-columns-repeated="16362" table:style-name="ce66"/>
        </table:table-row>
        <table:table-row table:style-name="ro23">
          <table:table-cell office:value-type="string" table:style-name="ce84">
            <text:p>基 隆 市</text:p>
          </table:table-cell>
          <table:table-cell office:value-type="float" office:value="150590" table:style-name="ce81">
            <text:p><text:s text:c="3"/>150,590</text:p>
          </table:table-cell>
          <table:table-cell office:value-type="float" office:value="373011" table:style-name="ce81">
            <text:p><text:s text:c="3"/>373,011</text:p>
          </table:table-cell>
          <table:table-cell office:value-type="float" office:value="187549" table:style-name="ce81">
            <text:p><text:s text:c="3"/>187,549</text:p>
          </table:table-cell>
          <table:table-cell office:value-type="float" office:value="185462" table:style-name="ce81">
            <text:p><text:s text:c="3"/>185,462</text:p>
          </table:table-cell>
          <table:table-cell office:value-type="float" office:value="180" table:style-name="ce81">
            <text:p><text:s text:c="3"/>180</text:p>
          </table:table-cell>
          <table:table-cell office:value-type="float" office:value="98" table:style-name="ce79">
            <text:p>98</text:p>
          </table:table-cell>
          <table:table-cell office:value-type="float" office:value="82" table:style-name="ce79">
            <text:p>82</text:p>
          </table:table-cell>
          <table:table-cell office:value-type="float" office:value="5.68" table:style-name="ce80">
            <text:p><text:s text:c="3"/>5.68</text:p>
          </table:table-cell>
          <table:table-cell office:value-type="float" office:value="232" table:style-name="ce81">
            <text:p><text:s text:c="3"/>232</text:p>
          </table:table-cell>
          <table:table-cell office:value-type="float" office:value="132" table:style-name="ce79">
            <text:p>132</text:p>
          </table:table-cell>
          <table:table-cell office:value-type="float" office:value="100" table:style-name="ce79">
            <text:p>100</text:p>
          </table:table-cell>
          <table:table-cell office:value-type="float" office:value="7.32" table:style-name="ce80">
            <text:p><text:s text:c="3"/>7.32</text:p>
          </table:table-cell>
          <table:table-cell office:value-type="float" office:value="-52" table:style-name="ce83">
            <text:p>－ <text:s text:c="3"/>52</text:p>
          </table:table-cell>
          <table:table-cell office:value-type="float" office:value="-1.64" table:style-name="ce85">
            <text:p>－ <text:s text:c="2"/>1.64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7.57" table:style-name="ce80">
            <text:p><text:s text:c="3"/>7.57</text:p>
          </table:table-cell>
          <table:table-cell office:value-type="float" office:value="70" table:style-name="ce81">
            <text:p><text:s text:c="3"/>70</text:p>
          </table:table-cell>
          <table:table-cell office:value-type="float" office:value="2.21" table:style-name="ce80">
            <text:p><text:s text:c="3"/>2.21</text:p>
          </table:table-cell>
          <table:table-cell office:value-type="float" office:value="1506" table:style-name="ce79">
            <text:p>1,506</text:p>
          </table:table-cell>
          <table:table-cell office:value-type="float" office:value="1520" table:style-name="ce79">
            <text:p>1,520</text:p>
          </table:table-cell>
          <table:table-cell office:value-type="float" office:value="8971" table:style-name="ce78">
            <text:p><text:s text:c="3"/>8,971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新 竹 市</text:p>
          </table:table-cell>
          <table:table-cell office:value-type="float" office:value="155296" table:style-name="ce81">
            <text:p><text:s text:c="3"/>155,296</text:p>
          </table:table-cell>
          <table:table-cell office:value-type="float" office:value="432259" table:style-name="ce81">
            <text:p><text:s text:c="3"/>432,259</text:p>
          </table:table-cell>
          <table:table-cell office:value-type="float" office:value="213933" table:style-name="ce81">
            <text:p><text:s text:c="3"/>213,933</text:p>
          </table:table-cell>
          <table:table-cell office:value-type="float" office:value="218326" table:style-name="ce81">
            <text:p><text:s text:c="3"/>218,326</text:p>
          </table:table-cell>
          <table:table-cell office:value-type="float" office:value="431" table:style-name="ce81">
            <text:p><text:s text:c="3"/>431</text:p>
          </table:table-cell>
          <table:table-cell office:value-type="float" office:value="234" table:style-name="ce79">
            <text:p>234</text:p>
          </table:table-cell>
          <table:table-cell office:value-type="float" office:value="197" table:style-name="ce79">
            <text:p>197</text:p>
          </table:table-cell>
          <table:table-cell office:value-type="float" office:value="11.74" table:style-name="ce80">
            <text:p><text:s text:c="3"/>11.74</text:p>
          </table:table-cell>
          <table:table-cell office:value-type="float" office:value="219" table:style-name="ce81">
            <text:p><text:s text:c="3"/>219</text:p>
          </table:table-cell>
          <table:table-cell office:value-type="float" office:value="141" table:style-name="ce79">
            <text:p>141</text:p>
          </table:table-cell>
          <table:table-cell office:value-type="float" office:value="78" table:style-name="ce79">
            <text:p>78</text:p>
          </table:table-cell>
          <table:table-cell office:value-type="float" office:value="5.97" table:style-name="ce80">
            <text:p><text:s text:c="3"/>5.97</text:p>
          </table:table-cell>
          <table:table-cell office:value-type="float" office:value="212" table:style-name="ce83">
            <text:p><text:s text:c="3"/>212</text:p>
          </table:table-cell>
          <table:table-cell office:value-type="float" office:value="5.78" table:style-name="ce85">
            <text:p><text:s text:c="4"/>5.78</text:p>
          </table:table-cell>
          <table:table-cell office:value-type="float" office:value="294" table:style-name="ce81">
            <text:p><text:s text:c="3"/>294</text:p>
          </table:table-cell>
          <table:table-cell office:value-type="float" office:value="8.01" table:style-name="ce80">
            <text:p><text:s text:c="3"/>8.01</text:p>
          </table:table-cell>
          <table:table-cell office:value-type="float" office:value="74" table:style-name="ce81">
            <text:p><text:s text:c="3"/>74</text:p>
          </table:table-cell>
          <table:table-cell office:value-type="float" office:value="2.02" table:style-name="ce80">
            <text:p><text:s text:c="3"/>2.02</text:p>
          </table:table-cell>
          <table:table-cell office:value-type="float" office:value="1666" table:style-name="ce79">
            <text:p>1,666</text:p>
          </table:table-cell>
          <table:table-cell office:value-type="float" office:value="1607" table:style-name="ce79">
            <text:p>1,607</text:p>
          </table:table-cell>
          <table:table-cell office:value-type="float" office:value="3703" table:style-name="ce78">
            <text:p><text:s text:c="3"/>3,703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84">
            <text:p>嘉 義 市</text:p>
          </table:table-cell>
          <table:table-cell office:value-type="float" office:value="98287" table:style-name="ce81">
            <text:p><text:s text:c="3"/>98,287</text:p>
          </table:table-cell>
          <table:table-cell office:value-type="float" office:value="270925" table:style-name="ce81">
            <text:p><text:s text:c="3"/>270,925</text:p>
          </table:table-cell>
          <table:table-cell office:value-type="float" office:value="132404" table:style-name="ce81">
            <text:p><text:s text:c="3"/>132,404</text:p>
          </table:table-cell>
          <table:table-cell office:value-type="float" office:value="138521" table:style-name="ce81">
            <text:p><text:s text:c="3"/>138,521</text:p>
          </table:table-cell>
          <table:table-cell office:value-type="float" office:value="209" table:style-name="ce81">
            <text:p><text:s text:c="3"/>209</text:p>
          </table:table-cell>
          <table:table-cell office:value-type="float" office:value="97" table:style-name="ce79">
            <text:p>97</text:p>
          </table:table-cell>
          <table:table-cell office:value-type="float" office:value="112" table:style-name="ce79">
            <text:p>112</text:p>
          </table:table-cell>
          <table:table-cell office:value-type="float" office:value="9.08" table:style-name="ce80">
            <text:p><text:s text:c="3"/>9.08</text:p>
          </table:table-cell>
          <table:table-cell office:value-type="float" office:value="198" table:style-name="ce81">
            <text:p><text:s text:c="3"/>198</text:p>
          </table:table-cell>
          <table:table-cell office:value-type="float" office:value="126" table:style-name="ce79">
            <text:p>126</text:p>
          </table:table-cell>
          <table:table-cell office:value-type="float" office:value="72" table:style-name="ce79">
            <text:p>72</text:p>
          </table:table-cell>
          <table:table-cell office:value-type="float" office:value="8.61" table:style-name="ce80">
            <text:p><text:s text:c="3"/>8.61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0.48" table:style-name="ce85">
            <text:p><text:s text:c="4"/>0.48</text:p>
          </table:table-cell>
          <table:table-cell office:value-type="float" office:value="147" table:style-name="ce81">
            <text:p><text:s text:c="3"/>147</text:p>
          </table:table-cell>
          <table:table-cell office:value-type="float" office:value="6.39" table:style-name="ce80">
            <text:p><text:s text:c="3"/>6.39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2.09" table:style-name="ce80">
            <text:p><text:s text:c="3"/>2.09</text:p>
          </table:table-cell>
          <table:table-cell office:value-type="float" office:value="1087" table:style-name="ce79">
            <text:p>1,087</text:p>
          </table:table-cell>
          <table:table-cell office:value-type="float" office:value="1056" table:style-name="ce79">
            <text:p>1,056</text:p>
          </table:table-cell>
          <table:table-cell office:value-type="float" office:value="941" table:style-name="ce78">
            <text:p><text:s text:c="3"/>941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93">
            <text:p>福 <text:s/>建 <text:s/>省</text:p>
          </table:table-cell>
          <table:table-cell office:value-type="float" office:value="40125" table:style-name="ce90">
            <text:p><text:s text:c="3"/>40,125</text:p>
          </table:table-cell>
          <table:table-cell office:value-type="float" office:value="140725" table:style-name="ce90">
            <text:p><text:s text:c="3"/>140,725</text:p>
          </table:table-cell>
          <table:table-cell office:value-type="float" office:value="71446" table:style-name="ce90">
            <text:p><text:s text:c="3"/>71,446</text:p>
          </table:table-cell>
          <table:table-cell office:value-type="float" office:value="69279" table:style-name="ce90">
            <text:p><text:s text:c="3"/>69,279</text:p>
          </table:table-cell>
          <table:table-cell office:value-type="float" office:value="141" table:style-name="ce90">
            <text:p><text:s text:c="3"/>141</text:p>
          </table:table-cell>
          <table:table-cell office:value-type="float" office:value="69" table:style-name="ce29">
            <text:p>69</text:p>
          </table:table-cell>
          <table:table-cell office:value-type="float" office:value="72" table:style-name="ce29">
            <text:p>72</text:p>
          </table:table-cell>
          <table:table-cell office:value-type="float" office:value="11.82" table:style-name="ce89">
            <text:p><text:s text:c="3"/>11.82</text:p>
          </table:table-cell>
          <table:table-cell office:value-type="float" office:value="71" table:style-name="ce90">
            <text:p><text:s text:c="3"/>71</text:p>
          </table:table-cell>
          <table:table-cell office:value-type="float" office:value="35" table:style-name="ce29">
            <text:p>35</text:p>
          </table:table-cell>
          <table:table-cell office:value-type="float" office:value="36" table:style-name="ce29">
            <text:p>36</text:p>
          </table:table-cell>
          <table:table-cell office:value-type="float" office:value="5.95" table:style-name="ce89">
            <text:p><text:s text:c="3"/>5.95</text:p>
          </table:table-cell>
          <table:table-cell office:value-type="float" office:value="70" table:style-name="ce92">
            <text:p><text:s text:c="3"/>70</text:p>
          </table:table-cell>
          <table:table-cell office:value-type="float" office:value="5.87" table:style-name="ce91">
            <text:p><text:s text:c="4"/>5.87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6.54" table:style-name="ce89">
            <text:p><text:s text:c="3"/>6.54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.34" table:style-name="ce89">
            <text:p><text:s text:c="3"/>1.34</text:p>
          </table:table-cell>
          <table:table-cell office:value-type="float" office:value="911" table:style-name="ce29">
            <text:p>911</text:p>
          </table:table-cell>
          <table:table-cell office:value-type="float" office:value="485" table:style-name="ce29">
            <text:p>485</text:p>
          </table:table-cell>
          <table:table-cell office:value-type="float" office:value="1066" table:style-name="ce88">
            <text:p><text:s text:c="3"/>1,066</text:p>
          </table:table-cell>
          <table:table-cell table:number-columns-repeated="16362" table:style-name="ce87"/>
        </table:table-row>
        <table:table-row table:style-name="ro5">
          <table:table-cell office:value-type="string" table:style-name="ce84">
            <text:p>金 門 縣</text:p>
          </table:table-cell>
          <table:table-cell office:value-type="float" office:value="37649" table:style-name="ce86">
            <text:p><text:s text:c="3"/>37,649</text:p>
          </table:table-cell>
          <table:table-cell office:value-type="float" office:value="128187" table:style-name="ce81">
            <text:p><text:s text:c="3"/>128,187</text:p>
          </table:table-cell>
          <table:table-cell office:value-type="float" office:value="64275" table:style-name="ce81">
            <text:p><text:s text:c="3"/>64,275</text:p>
          </table:table-cell>
          <table:table-cell office:value-type="float" office:value="63912" table:style-name="ce81">
            <text:p><text:s text:c="3"/>63,91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60" table:style-name="ce79">
            <text:p>60</text:p>
          </table:table-cell>
          <table:table-cell office:value-type="float" office:value="56" table:style-name="ce79">
            <text:p>56</text:p>
          </table:table-cell>
          <table:table-cell office:value-type="float" office:value="10.67" table:style-name="ce80">
            <text:p><text:s text:c="3"/>10.67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30" table:style-name="ce79">
            <text:p>30</text:p>
          </table:table-cell>
          <table:table-cell office:value-type="float" office:value="34" table:style-name="ce79">
            <text:p>34</text:p>
          </table:table-cell>
          <table:table-cell office:value-type="float" office:value="5.89" table:style-name="ce80">
            <text:p><text:s text:c="3"/>5.89</text:p>
          </table:table-cell>
          <table:table-cell office:value-type="float" office:value="52" table:style-name="ce83">
            <text:p><text:s text:c="3"/>52</text:p>
          </table:table-cell>
          <table:table-cell office:value-type="float" office:value="4.78" table:style-name="ce85">
            <text:p><text:s text:c="4"/>4.78</text:p>
          </table:table-cell>
          <table:table-cell office:value-type="float" office:value="73" table:style-name="ce81">
            <text:p><text:s text:c="3"/>73</text:p>
          </table:table-cell>
          <table:table-cell office:value-type="float" office:value="6.72" table:style-name="ce80">
            <text:p><text:s text:c="3"/>6.72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1.29" table:style-name="ce80">
            <text:p><text:s text:c="3"/>1.29</text:p>
          </table:table-cell>
          <table:table-cell office:value-type="float" office:value="807" table:style-name="ce79">
            <text:p>807</text:p>
          </table:table-cell>
          <table:table-cell office:value-type="float" office:value="395" table:style-name="ce79">
            <text:p>395</text:p>
          </table:table-cell>
          <table:table-cell office:value-type="float" office:value="889" table:style-name="ce78">
            <text:p><text:s text:c="3"/>889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連 江 縣</text:p>
          </table:table-cell>
          <table:table-cell office:value-type="float" office:value="2476" table:style-name="ce81">
            <text:p><text:s text:c="3"/>2,476</text:p>
          </table:table-cell>
          <table:table-cell office:value-type="float" office:value="12538" table:style-name="ce81">
            <text:p><text:s text:c="3"/>12,538</text:p>
          </table:table-cell>
          <table:table-cell office:value-type="float" office:value="7171" table:style-name="ce81">
            <text:p><text:s text:c="3"/>7,171</text:p>
          </table:table-cell>
          <table:table-cell office:value-type="float" office:value="5367" table:style-name="ce81">
            <text:p><text:s text:c="3"/>5,367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9" table:style-name="ce79">
            <text:p>9</text:p>
          </table:table-cell>
          <table:table-cell office:value-type="float" office:value="16" table:style-name="ce79">
            <text:p>16</text:p>
          </table:table-cell>
          <table:table-cell office:value-type="float" office:value="23.51" table:style-name="ce80">
            <text:p><text:s text:c="3"/>23.51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5" table:style-name="ce79">
            <text:p>5</text:p>
          </table:table-cell>
          <table:table-cell office:value-type="float" office:value="2" table:style-name="ce79">
            <text:p>2</text:p>
          </table:table-cell>
          <table:table-cell office:value-type="float" office:value="6.58" table:style-name="ce80">
            <text:p><text:s text:c="3"/>6.58</text:p>
          </table:table-cell>
          <table:table-cell office:value-type="float" office:value="18" table:style-name="ce83">
            <text:p><text:s text:c="3"/>18</text:p>
          </table:table-cell>
          <table:table-cell office:value-type="float" office:value="16.93" table:style-name="ce82">
            <text:p>16.9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4.7" table:style-name="ce80">
            <text:p><text:s text:c="3"/>4.70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.88" table:style-name="ce80">
            <text:p><text:s text:c="3"/>1.88</text:p>
          </table:table-cell>
          <table:table-cell office:value-type="float" office:value="104" table:style-name="ce79">
            <text:p>104</text:p>
          </table:table-cell>
          <table:table-cell office:value-type="float" office:value="90" table:style-name="ce79">
            <text:p>90</text:p>
          </table:table-cell>
          <table:table-cell office:value-type="float" office:value="177" table:style-name="ce78">
            <text:p><text:s text:c="3"/>177</text:p>
          </table:table-cell>
          <table:table-cell table:number-columns-repeated="16362" table:style-name="ce66"/>
        </table:table-row>
        <table:table-row table:style-name="ro26">
          <table:table-cell table:style-name="ce77"/>
          <table:table-cell table:number-columns-repeated="7" table:style-name="ce76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4"/>
          <table:table-cell table:number-columns-repeated="3" table:style-name="ce73"/>
          <table:table-cell table:style-name="ce72"/>
          <table:table-cell table:number-columns-repeated="16362" table:style-name="ce66"/>
        </table:table-row>
        <table:table-row table:style-name="ro3">
          <table:table-cell office:value-type="string" table:style-name="ce7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style-name="ce66"/>
          <table:table-cell table:style-name="ce5"/>
          <table:table-cell table:number-columns-repeated="2" table:style-name="ce6"/>
          <table:table-cell table:number-columns-repeated="3" table:style-name="ce66"/>
          <table:table-cell office:value-type="string" table:style-name="ce70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2<text:s/><text:span text:style-name="T7">月</text:span><text:s/>4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27">
          <table:table-cell table:style-name="ce69"/>
          <table:table-cell table:number-columns-repeated="17" table:style-name="ce66"/>
          <table:table-cell table:number-columns-repeated="3" table:style-name="ce68"/>
          <table:table-cell table:style-name="ce2"/>
          <table:table-cell table:number-columns-repeated="16362"/>
        </table:table-row>
        <table:table-row table:style-name="ro27">
          <table:table-cell table:style-name="ce67"/>
          <table:table-cell table:number-columns-repeated="20" table:style-name="ce66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8" table:default-cell-style-name="ce131"/>
        <table:table-column table:style-name="co25" table:default-cell-style-name="ce131"/>
        <table:table-column table:style-name="co1" table:default-cell-style-name="ce131"/>
        <table:table-column table:style-name="co26" table:default-cell-style-name="ce131"/>
        <table:table-column table:style-name="co27" table:default-cell-style-name="ce131"/>
        <table:table-column table:style-name="co6" table:default-cell-style-name="ce131"/>
        <table:table-column table:style-name="co8" table:number-columns-repeated="2" table:default-cell-style-name="ce131"/>
        <table:table-column table:style-name="co28" table:default-cell-style-name="ce131"/>
        <table:table-column table:style-name="co25" table:default-cell-style-name="ce131"/>
        <table:table-column table:style-name="co22" table:default-cell-style-name="ce131"/>
        <table:table-column table:style-name="co6" table:default-cell-style-name="ce131"/>
        <table:table-column table:style-name="co29" table:default-cell-style-name="ce131"/>
        <table:table-column table:style-name="co22" table:default-cell-style-name="ce131"/>
        <table:table-column table:style-name="co3" table:default-cell-style-name="ce131"/>
        <table:table-column table:style-name="co8" table:default-cell-style-name="ce131"/>
        <table:table-column table:style-name="co30" table:default-cell-style-name="ce131"/>
        <table:table-column table:style-name="co25" table:default-cell-style-name="ce131"/>
        <table:table-column table:style-name="co6" table:default-cell-style-name="ce131"/>
        <table:table-column table:style-name="co8" table:default-cell-style-name="ce131"/>
        <table:table-column table:style-name="co31" table:default-cell-style-name="ce131"/>
        <table:table-column table:style-name="co26" table:default-cell-style-name="ce131"/>
        <table:table-column table:style-name="co11" table:default-cell-style-name="ce131"/>
        <table:table-column table:style-name="co3" table:default-cell-style-name="ce131"/>
        <table:table-column table:style-name="co31" table:default-cell-style-name="ce131"/>
        <table:table-column table:style-name="co32" table:default-cell-style-name="ce131"/>
        <table:table-column table:style-name="co33" table:number-columns-repeated="16358" table:default-cell-style-name="ce131"/>
        <table:table-row table:style-name="ro18">
          <table:table-cell office:value-type="string" table:number-columns-spanned="25" table:number-rows-spanned="1" table:style-name="ce220">
            <text:p>各 縣 市 人 口 年 齡 結 構 統 計 表</text:p>
          </table:table-cell>
          <table:covered-table-cell table:number-columns-repeated="24"/>
          <table:table-cell table:number-columns-repeated="16359" table:style-name="ce131"/>
        </table:table-row>
        <table:table-row table:style-name="ro28">
          <table:table-cell table:style-name="ce174"/>
          <table:table-cell table:number-columns-repeated="8" table:style-name="ce171"/>
          <table:table-cell table:style-name="ce131"/>
          <table:table-cell office:value-type="string" table:style-name="ce173">
            <text:p>中 華 民 國 104 年 1月 底</text:p>
          </table:table-cell>
          <table:table-cell table:style-name="ce172"/>
          <table:table-cell table:number-columns-repeated="9" table:style-name="ce171"/>
          <table:table-cell table:number-columns-repeated="3" table:style-name="ce131"/>
          <table:table-cell office:value-type="string" table:style-name="ce170">
            <text:p>單位：人；％</text:p>
          </table:table-cell>
          <table:table-cell table:number-columns-repeated="16359" table:style-name="ce131"/>
        </table:table-row>
        <table:table-row table:style-name="ro29">
          <table:table-cell office:value-type="string" table:number-columns-spanned="1" table:number-rows-spanned="3" table:style-name="ce247">
            <text:p>區域別</text:p>
          </table:table-cell>
          <table:table-cell office:value-type="string" table:number-columns-spanned="4" table:number-rows-spanned="2" table:style-name="ce24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5">
            <text:p>20歲以上</text:p>
          </table:table-cell>
          <table:covered-table-cell table:number-columns-repeated="3"/>
          <table:table-cell table:number-columns-repeated="16359" table:style-name="ce144"/>
        </table:table-row>
        <table:table-row table:style-name="ro30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4"/>
        </table:table-row>
        <table:table-row table:style-name="ro31">
          <table:covered-table-cell/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7">
            <text:p>％</text:p>
          </table:table-cell>
          <table:table-cell table:number-columns-repeated="16359" table:style-name="ce144"/>
        </table:table-row>
        <table:table-row table:style-name="ro16">
          <table:table-cell office:value-type="string" table:style-name="ce166">
            <text:p>總 <text:s text:c="5"/>計</text:p>
          </table:table-cell>
          <table:table-cell office:value-type="float" office:value="23440278" table:style-name="ce165">
            <text:p>23,440,278</text:p>
          </table:table-cell>
          <table:table-cell office:value-type="float" office:value="11699917" table:style-name="ce163">
            <text:p>11,699,917</text:p>
          </table:table-cell>
          <table:table-cell office:value-type="float" office:value="11740361" table:style-name="ce163">
            <text:p>11,740,361</text:p>
          </table:table-cell>
          <table:table-cell office:value-type="float" office:value="100" table:style-name="ce164">
            <text:p>100.00</text:p>
          </table:table-cell>
          <table:table-cell office:value-type="float" office:value="3271416" table:style-name="ce163">
            <text:p>3,271,416</text:p>
          </table:table-cell>
          <table:table-cell office:value-type="float" office:value="1704812" table:style-name="ce163">
            <text:p>1,704,812</text:p>
          </table:table-cell>
          <table:table-cell office:value-type="float" office:value="1566604" table:style-name="ce163">
            <text:p>1,566,604</text:p>
          </table:table-cell>
          <table:table-cell office:value-type="float" office:value="13.96" table:style-name="ce164">
            <text:p>13.96</text:p>
          </table:table-cell>
          <table:table-cell office:value-type="float" office:value="17345973" table:style-name="ce163">
            <text:p>17,345,973</text:p>
          </table:table-cell>
          <table:table-cell office:value-type="float" office:value="8681766" table:style-name="ce163">
            <text:p>8,681,766</text:p>
          </table:table-cell>
          <table:table-cell office:value-type="float" office:value="8664207" table:style-name="ce163">
            <text:p>8,664,207</text:p>
          </table:table-cell>
          <table:table-cell office:value-type="float" office:value="74" table:style-name="ce164">
            <text:p>74.00</text:p>
          </table:table-cell>
          <table:table-cell office:value-type="float" office:value="2822889" table:style-name="ce163">
            <text:p>2,822,889</text:p>
          </table:table-cell>
          <table:table-cell office:value-type="float" office:value="1313339" table:style-name="ce163">
            <text:p>1,313,339</text:p>
          </table:table-cell>
          <table:table-cell office:value-type="float" office:value="1509550" table:style-name="ce163">
            <text:p>1,509,550</text:p>
          </table:table-cell>
          <table:table-cell office:value-type="float" office:value="12.04" table:style-name="ce164">
            <text:p>12.04</text:p>
          </table:table-cell>
          <table:table-cell office:value-type="float" office:value="10789326" table:style-name="ce163">
            <text:p>10,789,326</text:p>
          </table:table-cell>
          <table:table-cell office:value-type="float" office:value="5419443" table:style-name="ce163">
            <text:p>5,419,443</text:p>
          </table:table-cell>
          <table:table-cell office:value-type="float" office:value="5369883" table:style-name="ce163">
            <text:p>5,369,883</text:p>
          </table:table-cell>
          <table:table-cell office:value-type="float" office:value="46.03" table:style-name="ce164">
            <text:p>46.03</text:p>
          </table:table-cell>
          <table:table-cell office:value-type="float" office:value="18653363" table:style-name="ce163">
            <text:p>18,653,363</text:p>
          </table:table-cell>
          <table:table-cell office:value-type="float" office:value="9206942" table:style-name="ce163">
            <text:p>9,206,942</text:p>
          </table:table-cell>
          <table:table-cell office:value-type="float" office:value="9446421" table:style-name="ce163">
            <text:p>9,446,421</text:p>
          </table:table-cell>
          <table:table-cell office:value-type="float" office:value="79.58" table:style-name="ce162">
            <text:p>79.58</text:p>
          </table:table-cell>
          <table:table-cell table:style-name="ce161"/>
          <table:table-cell table:number-columns-repeated="16358" table:style-name="ce160"/>
        </table:table-row>
        <table:table-row table:style-name="ro17">
          <table:table-cell office:value-type="string" table:style-name="ce158">
            <text:p>新 北 市</text:p>
          </table:table-cell>
          <table:table-cell office:value-type="float" office:value="3967571" table:style-name="ce159">
            <text:p>3,967,571</text:p>
          </table:table-cell>
          <table:table-cell office:value-type="float" office:value="1951873" table:style-name="ce153">
            <text:p>1,951,873</text:p>
          </table:table-cell>
          <table:table-cell office:value-type="float" office:value="2015698" table:style-name="ce153">
            <text:p>2,015,698</text:p>
          </table:table-cell>
          <table:table-cell office:value-type="float" office:value="100" table:style-name="ce154">
            <text:p>100.00</text:p>
          </table:table-cell>
          <table:table-cell office:value-type="float" office:value="534122" table:style-name="ce153">
            <text:p>534,122</text:p>
          </table:table-cell>
          <table:table-cell office:value-type="float" office:value="278247" table:style-name="ce153">
            <text:p>278,247</text:p>
          </table:table-cell>
          <table:table-cell office:value-type="float" office:value="255875" table:style-name="ce153">
            <text:p>255,875</text:p>
          </table:table-cell>
          <table:table-cell office:value-type="float" office:value="13.46" table:style-name="ce154">
            <text:p>13.46</text:p>
          </table:table-cell>
          <table:table-cell office:value-type="float" office:value="3030023" table:style-name="ce153">
            <text:p>3,030,023</text:p>
          </table:table-cell>
          <table:table-cell office:value-type="float" office:value="1485107" table:style-name="ce153">
            <text:p>1,485,107</text:p>
          </table:table-cell>
          <table:table-cell office:value-type="float" office:value="1544916" table:style-name="ce153">
            <text:p>1,544,916</text:p>
          </table:table-cell>
          <table:table-cell office:value-type="float" office:value="76.37" table:style-name="ce154">
            <text:p>76.37</text:p>
          </table:table-cell>
          <table:table-cell office:value-type="float" office:value="403426" table:style-name="ce153">
            <text:p>403,426</text:p>
          </table:table-cell>
          <table:table-cell office:value-type="float" office:value="188519" table:style-name="ce153">
            <text:p>188,519</text:p>
          </table:table-cell>
          <table:table-cell office:value-type="float" office:value="214907" table:style-name="ce153">
            <text:p>214,907</text:p>
          </table:table-cell>
          <table:table-cell office:value-type="float" office:value="10.17" table:style-name="ce154">
            <text:p>10.17</text:p>
          </table:table-cell>
          <table:table-cell office:value-type="float" office:value="1887770" table:style-name="ce153">
            <text:p>1,887,770</text:p>
          </table:table-cell>
          <table:table-cell office:value-type="float" office:value="936472" table:style-name="ce153">
            <text:p>936,472</text:p>
          </table:table-cell>
          <table:table-cell office:value-type="float" office:value="951298" table:style-name="ce153">
            <text:p>951,298</text:p>
          </table:table-cell>
          <table:table-cell office:value-type="float" office:value="47.58" table:style-name="ce154">
            <text:p>47.58</text:p>
          </table:table-cell>
          <table:table-cell office:value-type="float" office:value="3185150" table:style-name="ce153">
            <text:p>3,185,150</text:p>
          </table:table-cell>
          <table:table-cell office:value-type="float" office:value="1544938" table:style-name="ce153">
            <text:p>1,544,938</text:p>
          </table:table-cell>
          <table:table-cell office:value-type="float" office:value="1640212" table:style-name="ce153">
            <text:p>1,640,212</text:p>
          </table:table-cell>
          <table:table-cell office:value-type="float" office:value="80.28" table:style-name="ce152">
            <text:p>80.28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8">
            <text:p>臺 北 市</text:p>
          </table:table-cell>
          <table:table-cell office:value-type="float" office:value="2704133" table:style-name="ce159">
            <text:p>2,704,133</text:p>
          </table:table-cell>
          <table:table-cell office:value-type="float" office:value="1296292" table:style-name="ce153">
            <text:p>1,296,292</text:p>
          </table:table-cell>
          <table:table-cell office:value-type="float" office:value="1407841" table:style-name="ce153">
            <text:p>1,407,841</text:p>
          </table:table-cell>
          <table:table-cell office:value-type="float" office:value="100" table:style-name="ce154">
            <text:p>100.00</text:p>
          </table:table-cell>
          <table:table-cell office:value-type="float" office:value="382696" table:style-name="ce153">
            <text:p>382,696</text:p>
          </table:table-cell>
          <table:table-cell office:value-type="float" office:value="198664" table:style-name="ce153">
            <text:p>198,664</text:p>
          </table:table-cell>
          <table:table-cell office:value-type="float" office:value="184032" table:style-name="ce153">
            <text:p>184,032</text:p>
          </table:table-cell>
          <table:table-cell office:value-type="float" office:value="14.15" table:style-name="ce154">
            <text:p>14.15</text:p>
          </table:table-cell>
          <table:table-cell office:value-type="float" office:value="1938740" table:style-name="ce153">
            <text:p>1,938,740</text:p>
          </table:table-cell>
          <table:table-cell office:value-type="float" office:value="922977" table:style-name="ce153">
            <text:p>922,977</text:p>
          </table:table-cell>
          <table:table-cell office:value-type="float" office:value="1015763" table:style-name="ce153">
            <text:p>1,015,763</text:p>
          </table:table-cell>
          <table:table-cell office:value-type="float" office:value="71.7" table:style-name="ce154">
            <text:p>71.70</text:p>
          </table:table-cell>
          <table:table-cell office:value-type="float" office:value="382697" table:style-name="ce153">
            <text:p>382,697</text:p>
          </table:table-cell>
          <table:table-cell office:value-type="float" office:value="174651" table:style-name="ce153">
            <text:p>174,651</text:p>
          </table:table-cell>
          <table:table-cell office:value-type="float" office:value="208046" table:style-name="ce153">
            <text:p>208,046</text:p>
          </table:table-cell>
          <table:table-cell office:value-type="float" office:value="14.15" table:style-name="ce154">
            <text:p>14.15</text:p>
          </table:table-cell>
          <table:table-cell office:value-type="float" office:value="1182973" table:style-name="ce153">
            <text:p>1,182,973</text:p>
          </table:table-cell>
          <table:table-cell office:value-type="float" office:value="562823" table:style-name="ce153">
            <text:p>562,823</text:p>
          </table:table-cell>
          <table:table-cell office:value-type="float" office:value="620150" table:style-name="ce153">
            <text:p>620,150</text:p>
          </table:table-cell>
          <table:table-cell office:value-type="float" office:value="43.75" table:style-name="ce154">
            <text:p>43.75</text:p>
          </table:table-cell>
          <table:table-cell office:value-type="float" office:value="2171473" table:style-name="ce153">
            <text:p>2,171,473</text:p>
          </table:table-cell>
          <table:table-cell office:value-type="float" office:value="1019716" table:style-name="ce153">
            <text:p>1,019,716</text:p>
          </table:table-cell>
          <table:table-cell office:value-type="float" office:value="1151757" table:style-name="ce153">
            <text:p>1,151,757</text:p>
          </table:table-cell>
          <table:table-cell office:value-type="float" office:value="80.3" table:style-name="ce152">
            <text:p>80.30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8">
            <text:p>桃 園 市</text:p>
          </table:table-cell>
          <table:table-cell office:value-type="float" office:value="2061501" table:style-name="ce159">
            <text:p>2,061,501</text:p>
          </table:table-cell>
          <table:table-cell office:value-type="float" office:value="1033911" table:style-name="ce153">
            <text:p>1,033,911</text:p>
          </table:table-cell>
          <table:table-cell office:value-type="float" office:value="1027590" table:style-name="ce153">
            <text:p>1,027,590</text:p>
          </table:table-cell>
          <table:table-cell office:value-type="float" office:value="100" table:style-name="ce154">
            <text:p>100.00</text:p>
          </table:table-cell>
          <table:table-cell office:value-type="float" office:value="326317" table:style-name="ce153">
            <text:p>326,317</text:p>
          </table:table-cell>
          <table:table-cell office:value-type="float" office:value="170579" table:style-name="ce153">
            <text:p>170,579</text:p>
          </table:table-cell>
          <table:table-cell office:value-type="float" office:value="155738" table:style-name="ce153">
            <text:p>155,738</text:p>
          </table:table-cell>
          <table:table-cell office:value-type="float" office:value="15.83" table:style-name="ce154">
            <text:p>15.83</text:p>
          </table:table-cell>
          <table:table-cell office:value-type="float" office:value="1542422" table:style-name="ce153">
            <text:p>1,542,422</text:p>
          </table:table-cell>
          <table:table-cell office:value-type="float" office:value="770475" table:style-name="ce153">
            <text:p>770,475</text:p>
          </table:table-cell>
          <table:table-cell office:value-type="float" office:value="771947" table:style-name="ce153">
            <text:p>771,947</text:p>
          </table:table-cell>
          <table:table-cell office:value-type="float" office:value="74.819999999999993" table:style-name="ce154">
            <text:p>74.82</text:p>
          </table:table-cell>
          <table:table-cell office:value-type="float" office:value="192762" table:style-name="ce153">
            <text:p>192,762</text:p>
          </table:table-cell>
          <table:table-cell office:value-type="float" office:value="92857" table:style-name="ce153">
            <text:p>92,857</text:p>
          </table:table-cell>
          <table:table-cell office:value-type="float" office:value="99905" table:style-name="ce153">
            <text:p>99,905</text:p>
          </table:table-cell>
          <table:table-cell office:value-type="float" office:value="9.35" table:style-name="ce154">
            <text:p>9.35</text:p>
          </table:table-cell>
          <table:table-cell office:value-type="float" office:value="984662" table:style-name="ce153">
            <text:p>984,662</text:p>
          </table:table-cell>
          <table:table-cell office:value-type="float" office:value="494629" table:style-name="ce153">
            <text:p>494,629</text:p>
          </table:table-cell>
          <table:table-cell office:value-type="float" office:value="490033" table:style-name="ce153">
            <text:p>490,033</text:p>
          </table:table-cell>
          <table:table-cell office:value-type="float" office:value="47.76" table:style-name="ce154">
            <text:p>47.76</text:p>
          </table:table-cell>
          <table:table-cell office:value-type="float" office:value="1586070" table:style-name="ce153">
            <text:p>1,586,070</text:p>
          </table:table-cell>
          <table:table-cell office:value-type="float" office:value="785674" table:style-name="ce153">
            <text:p>785,674</text:p>
          </table:table-cell>
          <table:table-cell office:value-type="float" office:value="800396" table:style-name="ce153">
            <text:p>800,396</text:p>
          </table:table-cell>
          <table:table-cell office:value-type="float" office:value="76.94" table:style-name="ce152">
            <text:p>76.94</text:p>
          </table:table-cell>
          <table:table-cell table:number-columns-repeated="16359" table:style-name="ce144"/>
        </table:table-row>
        <table:table-row table:style-name="ro18">
          <table:table-cell office:value-type="string" table:style-name="ce158">
            <text:p>臺 中 市</text:p>
          </table:table-cell>
          <table:table-cell office:value-type="float" office:value="2721709" table:style-name="ce159">
            <text:p>2,721,709</text:p>
          </table:table-cell>
          <table:table-cell office:value-type="float" office:value="1347756" table:style-name="ce153">
            <text:p>1,347,756</text:p>
          </table:table-cell>
          <table:table-cell office:value-type="float" office:value="1373953" table:style-name="ce153">
            <text:p>1,373,953</text:p>
          </table:table-cell>
          <table:table-cell office:value-type="float" office:value="100" table:style-name="ce154">
            <text:p>100.00</text:p>
          </table:table-cell>
          <table:table-cell office:value-type="float" office:value="416948" table:style-name="ce153">
            <text:p>416,948</text:p>
          </table:table-cell>
          <table:table-cell office:value-type="float" office:value="216701" table:style-name="ce153">
            <text:p>216,701</text:p>
          </table:table-cell>
          <table:table-cell office:value-type="float" office:value="200247" table:style-name="ce153">
            <text:p>200,247</text:p>
          </table:table-cell>
          <table:table-cell office:value-type="float" office:value="15.32" table:style-name="ce154">
            <text:p>15.32</text:p>
          </table:table-cell>
          <table:table-cell office:value-type="float" office:value="2036622" table:style-name="ce153">
            <text:p>2,036,622</text:p>
          </table:table-cell>
          <table:table-cell office:value-type="float" office:value="1005669" table:style-name="ce153">
            <text:p>1,005,669</text:p>
          </table:table-cell>
          <table:table-cell office:value-type="float" office:value="1030953" table:style-name="ce153">
            <text:p>1,030,953</text:p>
          </table:table-cell>
          <table:table-cell office:value-type="float" office:value="74.83" table:style-name="ce154">
            <text:p>74.83</text:p>
          </table:table-cell>
          <table:table-cell office:value-type="float" office:value="268139" table:style-name="ce153">
            <text:p>268,139</text:p>
          </table:table-cell>
          <table:table-cell office:value-type="float" office:value="125386" table:style-name="ce153">
            <text:p>125,386</text:p>
          </table:table-cell>
          <table:table-cell office:value-type="float" office:value="142753" table:style-name="ce153">
            <text:p>142,753</text:p>
          </table:table-cell>
          <table:table-cell office:value-type="float" office:value="9.85" table:style-name="ce154">
            <text:p>9.85</text:p>
          </table:table-cell>
          <table:table-cell office:value-type="float" office:value="1291906" table:style-name="ce153">
            <text:p>1,291,906</text:p>
          </table:table-cell>
          <table:table-cell office:value-type="float" office:value="639369" table:style-name="ce153">
            <text:p>639,369</text:p>
          </table:table-cell>
          <table:table-cell office:value-type="float" office:value="652537" table:style-name="ce153">
            <text:p>652,537</text:p>
          </table:table-cell>
          <table:table-cell office:value-type="float" office:value="47.47" table:style-name="ce154">
            <text:p>47.47</text:p>
          </table:table-cell>
          <table:table-cell office:value-type="float" office:value="2111131" table:style-name="ce153">
            <text:p>2,111,131</text:p>
          </table:table-cell>
          <table:table-cell office:value-type="float" office:value="1030408" table:style-name="ce153">
            <text:p>1,030,408</text:p>
          </table:table-cell>
          <table:table-cell office:value-type="float" office:value="1080723" table:style-name="ce153">
            <text:p>1,080,723</text:p>
          </table:table-cell>
          <table:table-cell office:value-type="float" office:value="77.569999999999993" table:style-name="ce152">
            <text:p>77.57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8">
            <text:p>臺 南 市</text:p>
          </table:table-cell>
          <table:table-cell office:value-type="float" office:value="1884641" table:style-name="ce159">
            <text:p>1,884,641</text:p>
          </table:table-cell>
          <table:table-cell office:value-type="float" office:value="944175" table:style-name="ce153">
            <text:p>944,175</text:p>
          </table:table-cell>
          <table:table-cell office:value-type="float" office:value="940466" table:style-name="ce153">
            <text:p>940,466</text:p>
          </table:table-cell>
          <table:table-cell office:value-type="float" office:value="100" table:style-name="ce154">
            <text:p>100.00</text:p>
          </table:table-cell>
          <table:table-cell office:value-type="float" office:value="247210" table:style-name="ce153">
            <text:p>247,210</text:p>
          </table:table-cell>
          <table:table-cell office:value-type="float" office:value="128763" table:style-name="ce153">
            <text:p>128,763</text:p>
          </table:table-cell>
          <table:table-cell office:value-type="float" office:value="118447" table:style-name="ce153">
            <text:p>118,447</text:p>
          </table:table-cell>
          <table:table-cell office:value-type="float" office:value="13.12" table:style-name="ce154">
            <text:p>13.12</text:p>
          </table:table-cell>
          <table:table-cell office:value-type="float" office:value="1398648" table:style-name="ce153">
            <text:p>1,398,648</text:p>
          </table:table-cell>
          <table:table-cell office:value-type="float" office:value="705932" table:style-name="ce153">
            <text:p>705,932</text:p>
          </table:table-cell>
          <table:table-cell office:value-type="float" office:value="692716" table:style-name="ce153">
            <text:p>692,716</text:p>
          </table:table-cell>
          <table:table-cell office:value-type="float" office:value="74.209999999999994" table:style-name="ce154">
            <text:p>74.21</text:p>
          </table:table-cell>
          <table:table-cell office:value-type="float" office:value="238783" table:style-name="ce153">
            <text:p>238,783</text:p>
          </table:table-cell>
          <table:table-cell office:value-type="float" office:value="109480" table:style-name="ce153">
            <text:p>109,480</text:p>
          </table:table-cell>
          <table:table-cell office:value-type="float" office:value="129303" table:style-name="ce153">
            <text:p>129,303</text:p>
          </table:table-cell>
          <table:table-cell office:value-type="float" office:value="12.67" table:style-name="ce154">
            <text:p>12.67</text:p>
          </table:table-cell>
          <table:table-cell office:value-type="float" office:value="864395" table:style-name="ce153">
            <text:p>864,395</text:p>
          </table:table-cell>
          <table:table-cell office:value-type="float" office:value="435432" table:style-name="ce153">
            <text:p>435,432</text:p>
          </table:table-cell>
          <table:table-cell office:value-type="float" office:value="428963" table:style-name="ce153">
            <text:p>428,963</text:p>
          </table:table-cell>
          <table:table-cell office:value-type="float" office:value="45.87" table:style-name="ce154">
            <text:p>45.87</text:p>
          </table:table-cell>
          <table:table-cell office:value-type="float" office:value="1520548" table:style-name="ce153">
            <text:p>1,520,548</text:p>
          </table:table-cell>
          <table:table-cell office:value-type="float" office:value="754368" table:style-name="ce153">
            <text:p>754,368</text:p>
          </table:table-cell>
          <table:table-cell office:value-type="float" office:value="766180" table:style-name="ce153">
            <text:p>766,180</text:p>
          </table:table-cell>
          <table:table-cell office:value-type="float" office:value="80.680000000000007" table:style-name="ce152">
            <text:p>80.68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8">
            <text:p>高 雄 市</text:p>
          </table:table-cell>
          <table:table-cell office:value-type="float" office:value="2779355" table:style-name="ce159">
            <text:p>2,779,355</text:p>
          </table:table-cell>
          <table:table-cell office:value-type="float" office:value="1383118" table:style-name="ce153">
            <text:p>1,383,118</text:p>
          </table:table-cell>
          <table:table-cell office:value-type="float" office:value="1396237" table:style-name="ce153">
            <text:p>1,396,237</text:p>
          </table:table-cell>
          <table:table-cell office:value-type="float" office:value="100" table:style-name="ce154">
            <text:p>100.00</text:p>
          </table:table-cell>
          <table:table-cell office:value-type="float" office:value="361852" table:style-name="ce153">
            <text:p>361,852</text:p>
          </table:table-cell>
          <table:table-cell office:value-type="float" office:value="187980" table:style-name="ce153">
            <text:p>187,980</text:p>
          </table:table-cell>
          <table:table-cell office:value-type="float" office:value="173872" table:style-name="ce153">
            <text:p>173,872</text:p>
          </table:table-cell>
          <table:table-cell office:value-type="float" office:value="13.02" table:style-name="ce154">
            <text:p>13.02</text:p>
          </table:table-cell>
          <table:table-cell office:value-type="float" office:value="2083433" table:style-name="ce153">
            <text:p>2,083,433</text:p>
          </table:table-cell>
          <table:table-cell office:value-type="float" office:value="1038435" table:style-name="ce153">
            <text:p>1,038,435</text:p>
          </table:table-cell>
          <table:table-cell office:value-type="float" office:value="1044998" table:style-name="ce153">
            <text:p>1,044,998</text:p>
          </table:table-cell>
          <table:table-cell office:value-type="float" office:value="74.959999999999994" table:style-name="ce154">
            <text:p>74.96</text:p>
          </table:table-cell>
          <table:table-cell office:value-type="float" office:value="334070" table:style-name="ce153">
            <text:p>334,070</text:p>
          </table:table-cell>
          <table:table-cell office:value-type="float" office:value="156703" table:style-name="ce153">
            <text:p>156,703</text:p>
          </table:table-cell>
          <table:table-cell office:value-type="float" office:value="177367" table:style-name="ce153">
            <text:p>177,367</text:p>
          </table:table-cell>
          <table:table-cell office:value-type="float" office:value="12.02" table:style-name="ce154">
            <text:p>12.02</text:p>
          </table:table-cell>
          <table:table-cell office:value-type="float" office:value="1289492" table:style-name="ce153">
            <text:p>1,289,492</text:p>
          </table:table-cell>
          <table:table-cell office:value-type="float" office:value="648619" table:style-name="ce153">
            <text:p>648,619</text:p>
          </table:table-cell>
          <table:table-cell office:value-type="float" office:value="640873" table:style-name="ce153">
            <text:p>640,873</text:p>
          </table:table-cell>
          <table:table-cell office:value-type="float" office:value="46.4" table:style-name="ce154">
            <text:p>46.40</text:p>
          </table:table-cell>
          <table:table-cell office:value-type="float" office:value="2242990" table:style-name="ce153">
            <text:p>2,242,990</text:p>
          </table:table-cell>
          <table:table-cell office:value-type="float" office:value="1104818" table:style-name="ce153">
            <text:p>1,104,818</text:p>
          </table:table-cell>
          <table:table-cell office:value-type="float" office:value="1138172" table:style-name="ce153">
            <text:p>1,138,172</text:p>
          </table:table-cell>
          <table:table-cell office:value-type="float" office:value="80.7" table:style-name="ce152">
            <text:p>80.70</text:p>
          </table:table-cell>
          <table:table-cell table:number-columns-repeated="16359" table:style-name="ce144"/>
        </table:table-row>
        <table:table-row table:style-name="ro32">
          <table:table-cell office:value-type="string" table:style-name="ce158">
            <text:p><text:s/>臺 灣 省<text:s/></text:p>
          </table:table-cell>
          <table:table-cell office:value-type="float" office:value="7180643" table:style-name="ce159">
            <text:p>7,180,643</text:p>
          </table:table-cell>
          <table:table-cell office:value-type="float" office:value="3671346" table:style-name="ce153">
            <text:p>3,671,346</text:p>
          </table:table-cell>
          <table:table-cell office:value-type="float" office:value="3509297" table:style-name="ce153">
            <text:p>3,509,297</text:p>
          </table:table-cell>
          <table:table-cell office:value-type="float" office:value="100" table:style-name="ce154">
            <text:p>100.00</text:p>
          </table:table-cell>
          <table:table-cell office:value-type="float" office:value="986677" table:style-name="ce153">
            <text:p>986,677</text:p>
          </table:table-cell>
          <table:table-cell office:value-type="float" office:value="515776" table:style-name="ce153">
            <text:p>515,776</text:p>
          </table:table-cell>
          <table:table-cell office:value-type="float" office:value="470901" table:style-name="ce153">
            <text:p>470,901</text:p>
          </table:table-cell>
          <table:table-cell office:value-type="float" office:value="13.74" table:style-name="ce154">
            <text:p>13.74</text:p>
          </table:table-cell>
          <table:table-cell office:value-type="float" office:value="5206524" table:style-name="ce153">
            <text:p>5,206,524</text:p>
          </table:table-cell>
          <table:table-cell office:value-type="float" office:value="2697338" table:style-name="ce153">
            <text:p>2,697,338</text:p>
          </table:table-cell>
          <table:table-cell office:value-type="float" office:value="2509186" table:style-name="ce153">
            <text:p>2,509,186</text:p>
          </table:table-cell>
          <table:table-cell office:value-type="float" office:value="72.510000000000005" table:style-name="ce154">
            <text:p>72.51</text:p>
          </table:table-cell>
          <table:table-cell office:value-type="float" office:value="987442" table:style-name="ce153">
            <text:p>987,442</text:p>
          </table:table-cell>
          <table:table-cell office:value-type="float" office:value="458232" table:style-name="ce153">
            <text:p>458,232</text:p>
          </table:table-cell>
          <table:table-cell office:value-type="float" office:value="529210" table:style-name="ce153">
            <text:p>529,210</text:p>
          </table:table-cell>
          <table:table-cell office:value-type="float" office:value="13.75" table:style-name="ce154">
            <text:p>13.75</text:p>
          </table:table-cell>
          <table:table-cell office:value-type="float" office:value="3219716" table:style-name="ce153">
            <text:p>3,219,716</text:p>
          </table:table-cell>
          <table:table-cell office:value-type="float" office:value="1667593" table:style-name="ce153">
            <text:p>1,667,593</text:p>
          </table:table-cell>
          <table:table-cell office:value-type="float" office:value="1552123" table:style-name="ce153">
            <text:p>1,552,123</text:p>
          </table:table-cell>
          <table:table-cell office:value-type="float" office:value="44.84" table:style-name="ce154">
            <text:p>44.84</text:p>
          </table:table-cell>
          <table:table-cell office:value-type="float" office:value="5719183" table:style-name="ce153">
            <text:p>5,719,183</text:p>
          </table:table-cell>
          <table:table-cell office:value-type="float" office:value="2907843" table:style-name="ce153">
            <text:p>2,907,843</text:p>
          </table:table-cell>
          <table:table-cell office:value-type="float" office:value="2811340" table:style-name="ce153">
            <text:p>2,811,340</text:p>
          </table:table-cell>
          <table:table-cell office:value-type="float" office:value="79.650000000000006" table:style-name="ce152">
            <text:p>79.65</text:p>
          </table:table-cell>
          <table:table-cell table:number-columns-repeated="16359" table:style-name="ce144"/>
        </table:table-row>
        <table:table-row table:style-name="ro15">
          <table:table-cell office:value-type="string" table:style-name="ce151">
            <text:p>宜 蘭 縣</text:p>
          </table:table-cell>
          <table:table-cell office:value-type="float" office:value="458691" table:style-name="ce150">
            <text:p>458,691</text:p>
          </table:table-cell>
          <table:table-cell office:value-type="float" office:value="232774" table:style-name="ce149">
            <text:p>232,774</text:p>
          </table:table-cell>
          <table:table-cell office:value-type="float" office:value="225917" table:style-name="ce149">
            <text:p>225,917</text:p>
          </table:table-cell>
          <table:table-cell office:value-type="float" office:value="100" table:style-name="ce148">
            <text:p>100.00</text:p>
          </table:table-cell>
          <table:table-cell office:value-type="float" office:value="60259" table:style-name="ce146">
            <text:p>60,259</text:p>
          </table:table-cell>
          <table:table-cell office:value-type="float" office:value="31407" table:style-name="ce146">
            <text:p>31,407</text:p>
          </table:table-cell>
          <table:table-cell office:value-type="float" office:value="28852" table:style-name="ce146">
            <text:p>28,852</text:p>
          </table:table-cell>
          <table:table-cell office:value-type="float" office:value="13.14" table:style-name="ce147">
            <text:p>13.14</text:p>
          </table:table-cell>
          <table:table-cell office:value-type="float" office:value="334789" table:style-name="ce146">
            <text:p>334,789</text:p>
          </table:table-cell>
          <table:table-cell office:value-type="float" office:value="171601" table:style-name="ce146">
            <text:p>171,601</text:p>
          </table:table-cell>
          <table:table-cell office:value-type="float" office:value="163188" table:style-name="ce146">
            <text:p>163,188</text:p>
          </table:table-cell>
          <table:table-cell office:value-type="float" office:value="72.989999999999995" table:style-name="ce147">
            <text:p>72.99</text:p>
          </table:table-cell>
          <table:table-cell office:value-type="float" office:value="63643" table:style-name="ce146">
            <text:p>63,643</text:p>
          </table:table-cell>
          <table:table-cell office:value-type="float" office:value="29766" table:style-name="ce146">
            <text:p>29,766</text:p>
          </table:table-cell>
          <table:table-cell office:value-type="float" office:value="33877" table:style-name="ce146">
            <text:p>33,877</text:p>
          </table:table-cell>
          <table:table-cell office:value-type="float" office:value="13.87" table:style-name="ce147">
            <text:p>13.87</text:p>
          </table:table-cell>
          <table:table-cell office:value-type="float" office:value="205309" table:style-name="ce146">
            <text:p>205,309</text:p>
          </table:table-cell>
          <table:table-cell office:value-type="float" office:value="105547" table:style-name="ce146">
            <text:p>105,547</text:p>
          </table:table-cell>
          <table:table-cell office:value-type="float" office:value="99762" table:style-name="ce146">
            <text:p>99,762</text:p>
          </table:table-cell>
          <table:table-cell office:value-type="float" office:value="44.76" table:style-name="ce147">
            <text:p>44.76</text:p>
          </table:table-cell>
          <table:table-cell office:value-type="float" office:value="367280" table:style-name="ce146">
            <text:p>367,280</text:p>
          </table:table-cell>
          <table:table-cell office:value-type="float" office:value="185071" table:style-name="ce146">
            <text:p>185,071</text:p>
          </table:table-cell>
          <table:table-cell office:value-type="float" office:value="182209" table:style-name="ce146">
            <text:p>182,209</text:p>
          </table:table-cell>
          <table:table-cell office:value-type="float" office:value="80.069999999999993" table:style-name="ce145">
            <text:p>80.07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新 竹 縣</text:p>
          </table:table-cell>
          <table:table-cell office:value-type="float" office:value="537907" table:style-name="ce150">
            <text:p>537,907</text:p>
          </table:table-cell>
          <table:table-cell office:value-type="float" office:value="275402" table:style-name="ce149">
            <text:p>275,402</text:p>
          </table:table-cell>
          <table:table-cell office:value-type="float" office:value="262505" table:style-name="ce149">
            <text:p>262,505</text:p>
          </table:table-cell>
          <table:table-cell office:value-type="float" office:value="100" table:style-name="ce148">
            <text:p>100.00</text:p>
          </table:table-cell>
          <table:table-cell office:value-type="float" office:value="93262" table:style-name="ce146">
            <text:p>93,262</text:p>
          </table:table-cell>
          <table:table-cell office:value-type="float" office:value="48625" table:style-name="ce146">
            <text:p>48,625</text:p>
          </table:table-cell>
          <table:table-cell office:value-type="float" office:value="44637" table:style-name="ce146">
            <text:p>44,637</text:p>
          </table:table-cell>
          <table:table-cell office:value-type="float" office:value="17.34" table:style-name="ce147">
            <text:p>17.34</text:p>
          </table:table-cell>
          <table:table-cell office:value-type="float" office:value="384122" table:style-name="ce146">
            <text:p>384,122</text:p>
          </table:table-cell>
          <table:table-cell office:value-type="float" office:value="197447" table:style-name="ce146">
            <text:p>197,447</text:p>
          </table:table-cell>
          <table:table-cell office:value-type="float" office:value="186675" table:style-name="ce146">
            <text:p>186,675</text:p>
          </table:table-cell>
          <table:table-cell office:value-type="float" office:value="71.41" table:style-name="ce147">
            <text:p>71.41</text:p>
          </table:table-cell>
          <table:table-cell office:value-type="float" office:value="60523" table:style-name="ce146">
            <text:p>60,523</text:p>
          </table:table-cell>
          <table:table-cell office:value-type="float" office:value="29330" table:style-name="ce146">
            <text:p>29,330</text:p>
          </table:table-cell>
          <table:table-cell office:value-type="float" office:value="31193" table:style-name="ce146">
            <text:p>31,193</text:p>
          </table:table-cell>
          <table:table-cell office:value-type="float" office:value="11.25" table:style-name="ce147">
            <text:p>11.25</text:p>
          </table:table-cell>
          <table:table-cell office:value-type="float" office:value="250766" table:style-name="ce146">
            <text:p>250,766</text:p>
          </table:table-cell>
          <table:table-cell office:value-type="float" office:value="127865" table:style-name="ce146">
            <text:p>127,865</text:p>
          </table:table-cell>
          <table:table-cell office:value-type="float" office:value="122901" table:style-name="ce146">
            <text:p>122,901</text:p>
          </table:table-cell>
          <table:table-cell office:value-type="float" office:value="46.62" table:style-name="ce147">
            <text:p>46.62</text:p>
          </table:table-cell>
          <table:table-cell office:value-type="float" office:value="407892" table:style-name="ce146">
            <text:p>407,892</text:p>
          </table:table-cell>
          <table:table-cell office:value-type="float" office:value="207519" table:style-name="ce146">
            <text:p>207,519</text:p>
          </table:table-cell>
          <table:table-cell office:value-type="float" office:value="200373" table:style-name="ce146">
            <text:p>200,373</text:p>
          </table:table-cell>
          <table:table-cell office:value-type="float" office:value="75.83" table:style-name="ce145">
            <text:p>75.83</text:p>
          </table:table-cell>
          <table:table-cell table:number-columns-repeated="16359" table:style-name="ce144"/>
        </table:table-row>
        <table:table-row table:style-name="ro33">
          <table:table-cell office:value-type="string" table:style-name="ce151">
            <text:p>苗 栗 縣</text:p>
          </table:table-cell>
          <table:table-cell office:value-type="float" office:value="567092" table:style-name="ce150">
            <text:p>567,092</text:p>
          </table:table-cell>
          <table:table-cell office:value-type="float" office:value="292182" table:style-name="ce149">
            <text:p>292,182</text:p>
          </table:table-cell>
          <table:table-cell office:value-type="float" office:value="274910" table:style-name="ce149">
            <text:p>274,910</text:p>
          </table:table-cell>
          <table:table-cell office:value-type="float" office:value="100" table:style-name="ce148">
            <text:p>100.00</text:p>
          </table:table-cell>
          <table:table-cell office:value-type="float" office:value="82180" table:style-name="ce146">
            <text:p>82,180</text:p>
          </table:table-cell>
          <table:table-cell office:value-type="float" office:value="43086" table:style-name="ce146">
            <text:p>43,086</text:p>
          </table:table-cell>
          <table:table-cell office:value-type="float" office:value="39094" table:style-name="ce146">
            <text:p>39,094</text:p>
          </table:table-cell>
          <table:table-cell office:value-type="float" office:value="14.49" table:style-name="ce147">
            <text:p>14.49</text:p>
          </table:table-cell>
          <table:table-cell office:value-type="float" office:value="405977" table:style-name="ce146">
            <text:p>405,977</text:p>
          </table:table-cell>
          <table:table-cell office:value-type="float" office:value="211459" table:style-name="ce146">
            <text:p>211,459</text:p>
          </table:table-cell>
          <table:table-cell office:value-type="float" office:value="194518" table:style-name="ce146">
            <text:p>194,518</text:p>
          </table:table-cell>
          <table:table-cell office:value-type="float" office:value="71.59" table:style-name="ce147">
            <text:p>71.59</text:p>
          </table:table-cell>
          <table:table-cell office:value-type="float" office:value="78935" table:style-name="ce146">
            <text:p>78,935</text:p>
          </table:table-cell>
          <table:table-cell office:value-type="float" office:value="37637" table:style-name="ce146">
            <text:p>37,637</text:p>
          </table:table-cell>
          <table:table-cell office:value-type="float" office:value="41298" table:style-name="ce146">
            <text:p>41,298</text:p>
          </table:table-cell>
          <table:table-cell office:value-type="float" office:value="13.92" table:style-name="ce147">
            <text:p>13.92</text:p>
          </table:table-cell>
          <table:table-cell office:value-type="float" office:value="253822" table:style-name="ce146">
            <text:p>253,822</text:p>
          </table:table-cell>
          <table:table-cell office:value-type="float" office:value="131726" table:style-name="ce146">
            <text:p>131,726</text:p>
          </table:table-cell>
          <table:table-cell office:value-type="float" office:value="122096" table:style-name="ce146">
            <text:p>122,096</text:p>
          </table:table-cell>
          <table:table-cell office:value-type="float" office:value="44.76" table:style-name="ce147">
            <text:p>44.76</text:p>
          </table:table-cell>
          <table:table-cell office:value-type="float" office:value="448644" table:style-name="ce146">
            <text:p>448,644</text:p>
          </table:table-cell>
          <table:table-cell office:value-type="float" office:value="230191" table:style-name="ce146">
            <text:p>230,191</text:p>
          </table:table-cell>
          <table:table-cell office:value-type="float" office:value="218453" table:style-name="ce146">
            <text:p>218,453</text:p>
          </table:table-cell>
          <table:table-cell office:value-type="float" office:value="79.11" table:style-name="ce145">
            <text:p>79.11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彰 化 縣</text:p>
          </table:table-cell>
          <table:table-cell office:value-type="float" office:value="1291312" table:style-name="ce150">
            <text:p>1,291,312</text:p>
          </table:table-cell>
          <table:table-cell office:value-type="float" office:value="660645" table:style-name="ce149">
            <text:p>660,645</text:p>
          </table:table-cell>
          <table:table-cell office:value-type="float" office:value="630667" table:style-name="ce149">
            <text:p>630,667</text:p>
          </table:table-cell>
          <table:table-cell office:value-type="float" office:value="100" table:style-name="ce148">
            <text:p>100.00</text:p>
          </table:table-cell>
          <table:table-cell office:value-type="float" office:value="184832" table:style-name="ce146">
            <text:p>184,832</text:p>
          </table:table-cell>
          <table:table-cell office:value-type="float" office:value="96896" table:style-name="ce146">
            <text:p>96,896</text:p>
          </table:table-cell>
          <table:table-cell office:value-type="float" office:value="87936" table:style-name="ce146">
            <text:p>87,936</text:p>
          </table:table-cell>
          <table:table-cell office:value-type="float" office:value="14.31" table:style-name="ce147">
            <text:p>14.31</text:p>
          </table:table-cell>
          <table:table-cell office:value-type="float" office:value="935247" table:style-name="ce146">
            <text:p>935,247</text:p>
          </table:table-cell>
          <table:table-cell office:value-type="float" office:value="485106" table:style-name="ce146">
            <text:p>485,106</text:p>
          </table:table-cell>
          <table:table-cell office:value-type="float" office:value="450141" table:style-name="ce146">
            <text:p>450,141</text:p>
          </table:table-cell>
          <table:table-cell office:value-type="float" office:value="72.430000000000007" table:style-name="ce147">
            <text:p>72.43</text:p>
          </table:table-cell>
          <table:table-cell office:value-type="float" office:value="171233" table:style-name="ce146">
            <text:p>171,233</text:p>
          </table:table-cell>
          <table:table-cell office:value-type="float" office:value="78643" table:style-name="ce146">
            <text:p>78,643</text:p>
          </table:table-cell>
          <table:table-cell office:value-type="float" office:value="92590" table:style-name="ce146">
            <text:p>92,590</text:p>
          </table:table-cell>
          <table:table-cell office:value-type="float" office:value="13.26" table:style-name="ce147">
            <text:p>13.26</text:p>
          </table:table-cell>
          <table:table-cell office:value-type="float" office:value="585726" table:style-name="ce146">
            <text:p>585,726</text:p>
          </table:table-cell>
          <table:table-cell office:value-type="float" office:value="304253" table:style-name="ce146">
            <text:p>304,253</text:p>
          </table:table-cell>
          <table:table-cell office:value-type="float" office:value="281473" table:style-name="ce146">
            <text:p>281,473</text:p>
          </table:table-cell>
          <table:table-cell office:value-type="float" office:value="45.36" table:style-name="ce147">
            <text:p>45.36</text:p>
          </table:table-cell>
          <table:table-cell office:value-type="float" office:value="1019281" table:style-name="ce146">
            <text:p>1,019,281</text:p>
          </table:table-cell>
          <table:table-cell office:value-type="float" office:value="518148" table:style-name="ce146">
            <text:p>518,148</text:p>
          </table:table-cell>
          <table:table-cell office:value-type="float" office:value="501133" table:style-name="ce146">
            <text:p>501,133</text:p>
          </table:table-cell>
          <table:table-cell office:value-type="float" office:value="78.930000000000007" table:style-name="ce145">
            <text:p>78.93</text:p>
          </table:table-cell>
          <table:table-cell table:number-columns-repeated="16359" table:style-name="ce144"/>
        </table:table-row>
        <table:table-row table:style-name="ro18">
          <table:table-cell office:value-type="string" table:style-name="ce151">
            <text:p>南 投 縣</text:p>
          </table:table-cell>
          <table:table-cell office:value-type="float" office:value="513970" table:style-name="ce150">
            <text:p>513,970</text:p>
          </table:table-cell>
          <table:table-cell office:value-type="float" office:value="263701" table:style-name="ce149">
            <text:p>263,701</text:p>
          </table:table-cell>
          <table:table-cell office:value-type="float" office:value="250269" table:style-name="ce149">
            <text:p>250,269</text:p>
          </table:table-cell>
          <table:table-cell office:value-type="float" office:value="100" table:style-name="ce148">
            <text:p>100.00</text:p>
          </table:table-cell>
          <table:table-cell office:value-type="float" office:value="64316" table:style-name="ce146">
            <text:p>64,316</text:p>
          </table:table-cell>
          <table:table-cell office:value-type="float" office:value="33407" table:style-name="ce146">
            <text:p>33,407</text:p>
          </table:table-cell>
          <table:table-cell office:value-type="float" office:value="30909" table:style-name="ce146">
            <text:p>30,909</text:p>
          </table:table-cell>
          <table:table-cell office:value-type="float" office:value="12.51" table:style-name="ce147">
            <text:p>12.51</text:p>
          </table:table-cell>
          <table:table-cell office:value-type="float" office:value="373821" table:style-name="ce146">
            <text:p>373,821</text:p>
          </table:table-cell>
          <table:table-cell office:value-type="float" office:value="194798" table:style-name="ce146">
            <text:p>194,798</text:p>
          </table:table-cell>
          <table:table-cell office:value-type="float" office:value="179023" table:style-name="ce146">
            <text:p>179,023</text:p>
          </table:table-cell>
          <table:table-cell office:value-type="float" office:value="72.73" table:style-name="ce147">
            <text:p>72.73</text:p>
          </table:table-cell>
          <table:table-cell office:value-type="float" office:value="75833" table:style-name="ce146">
            <text:p>75,833</text:p>
          </table:table-cell>
          <table:table-cell office:value-type="float" office:value="35496" table:style-name="ce146">
            <text:p>35,496</text:p>
          </table:table-cell>
          <table:table-cell office:value-type="float" office:value="40337" table:style-name="ce146">
            <text:p>40,337</text:p>
          </table:table-cell>
          <table:table-cell office:value-type="float" office:value="14.75" table:style-name="ce147">
            <text:p>14.75</text:p>
          </table:table-cell>
          <table:table-cell office:value-type="float" office:value="225123" table:style-name="ce146">
            <text:p>225,123</text:p>
          </table:table-cell>
          <table:table-cell office:value-type="float" office:value="117651" table:style-name="ce146">
            <text:p>117,651</text:p>
          </table:table-cell>
          <table:table-cell office:value-type="float" office:value="107472" table:style-name="ce146">
            <text:p>107,472</text:p>
          </table:table-cell>
          <table:table-cell office:value-type="float" office:value="43.8" table:style-name="ce147">
            <text:p>43.80</text:p>
          </table:table-cell>
          <table:table-cell office:value-type="float" office:value="415737" table:style-name="ce146">
            <text:p>415,737</text:p>
          </table:table-cell>
          <table:table-cell office:value-type="float" office:value="212806" table:style-name="ce146">
            <text:p>212,806</text:p>
          </table:table-cell>
          <table:table-cell office:value-type="float" office:value="202931" table:style-name="ce146">
            <text:p>202,931</text:p>
          </table:table-cell>
          <table:table-cell office:value-type="float" office:value="80.89" table:style-name="ce145">
            <text:p>80.89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雲 林 縣</text:p>
          </table:table-cell>
          <table:table-cell office:value-type="float" office:value="704784" table:style-name="ce150">
            <text:p>704,784</text:p>
          </table:table-cell>
          <table:table-cell office:value-type="float" office:value="366590" table:style-name="ce149">
            <text:p>366,590</text:p>
          </table:table-cell>
          <table:table-cell office:value-type="float" office:value="338194" table:style-name="ce149">
            <text:p>338,194</text:p>
          </table:table-cell>
          <table:table-cell office:value-type="float" office:value="100" table:style-name="ce148">
            <text:p>100.00</text:p>
          </table:table-cell>
          <table:table-cell office:value-type="float" office:value="92487" table:style-name="ce146">
            <text:p>92,487</text:p>
          </table:table-cell>
          <table:table-cell office:value-type="float" office:value="48512" table:style-name="ce146">
            <text:p>48,512</text:p>
          </table:table-cell>
          <table:table-cell office:value-type="float" office:value="43975" table:style-name="ce146">
            <text:p>43,975</text:p>
          </table:table-cell>
          <table:table-cell office:value-type="float" office:value="13.12" table:style-name="ce147">
            <text:p>13.12</text:p>
          </table:table-cell>
          <table:table-cell office:value-type="float" office:value="498550" table:style-name="ce146">
            <text:p>498,550</text:p>
          </table:table-cell>
          <table:table-cell office:value-type="float" office:value="266711" table:style-name="ce146">
            <text:p>266,711</text:p>
          </table:table-cell>
          <table:table-cell office:value-type="float" office:value="231839" table:style-name="ce146">
            <text:p>231,839</text:p>
          </table:table-cell>
          <table:table-cell office:value-type="float" office:value="70.739999999999995" table:style-name="ce147">
            <text:p>70.74</text:p>
          </table:table-cell>
          <table:table-cell office:value-type="float" office:value="113747" table:style-name="ce146">
            <text:p>113,747</text:p>
          </table:table-cell>
          <table:table-cell office:value-type="float" office:value="51367" table:style-name="ce146">
            <text:p>51,367</text:p>
          </table:table-cell>
          <table:table-cell office:value-type="float" office:value="62380" table:style-name="ce146">
            <text:p>62,380</text:p>
          </table:table-cell>
          <table:table-cell office:value-type="float" office:value="16.14" table:style-name="ce147">
            <text:p>16.14</text:p>
          </table:table-cell>
          <table:table-cell office:value-type="float" office:value="307057" table:style-name="ce146">
            <text:p>307,057</text:p>
          </table:table-cell>
          <table:table-cell office:value-type="float" office:value="163023" table:style-name="ce146">
            <text:p>163,023</text:p>
          </table:table-cell>
          <table:table-cell office:value-type="float" office:value="144034" table:style-name="ce146">
            <text:p>144,034</text:p>
          </table:table-cell>
          <table:table-cell office:value-type="float" office:value="43.57" table:style-name="ce147">
            <text:p>43.57</text:p>
          </table:table-cell>
          <table:table-cell office:value-type="float" office:value="567272" table:style-name="ce146">
            <text:p>567,272</text:p>
          </table:table-cell>
          <table:table-cell office:value-type="float" office:value="294376" table:style-name="ce146">
            <text:p>294,376</text:p>
          </table:table-cell>
          <table:table-cell office:value-type="float" office:value="272896" table:style-name="ce146">
            <text:p>272,896</text:p>
          </table:table-cell>
          <table:table-cell office:value-type="float" office:value="80.489999999999995" table:style-name="ce145">
            <text:p>80.49</text:p>
          </table:table-cell>
          <table:table-cell table:number-columns-repeated="16359" table:style-name="ce144"/>
        </table:table-row>
        <table:table-row table:style-name="ro33">
          <table:table-cell office:value-type="string" table:style-name="ce151">
            <text:p>嘉 義 縣</text:p>
          </table:table-cell>
          <table:table-cell office:value-type="float" office:value="524276" table:style-name="ce150">
            <text:p>524,276</text:p>
          </table:table-cell>
          <table:table-cell office:value-type="float" office:value="273069" table:style-name="ce149">
            <text:p>273,069</text:p>
          </table:table-cell>
          <table:table-cell office:value-type="float" office:value="251207" table:style-name="ce149">
            <text:p>251,207</text:p>
          </table:table-cell>
          <table:table-cell office:value-type="float" office:value="100" table:style-name="ce148">
            <text:p>100.00</text:p>
          </table:table-cell>
          <table:table-cell office:value-type="float" office:value="59508" table:style-name="ce146">
            <text:p>59,508</text:p>
          </table:table-cell>
          <table:table-cell office:value-type="float" office:value="31159" table:style-name="ce146">
            <text:p>31,159</text:p>
          </table:table-cell>
          <table:table-cell office:value-type="float" office:value="28349" table:style-name="ce146">
            <text:p>28,349</text:p>
          </table:table-cell>
          <table:table-cell office:value-type="float" office:value="11.35" table:style-name="ce147">
            <text:p>11.35</text:p>
          </table:table-cell>
          <table:table-cell office:value-type="float" office:value="376156" table:style-name="ce146">
            <text:p>376,156</text:p>
          </table:table-cell>
          <table:table-cell office:value-type="float" office:value="201700" table:style-name="ce146">
            <text:p>201,700</text:p>
          </table:table-cell>
          <table:table-cell office:value-type="float" office:value="174456" table:style-name="ce146">
            <text:p>174,456</text:p>
          </table:table-cell>
          <table:table-cell office:value-type="float" office:value="71.75" table:style-name="ce147">
            <text:p>71.75</text:p>
          </table:table-cell>
          <table:table-cell office:value-type="float" office:value="88612" table:style-name="ce146">
            <text:p>88,612</text:p>
          </table:table-cell>
          <table:table-cell office:value-type="float" office:value="40210" table:style-name="ce146">
            <text:p>40,210</text:p>
          </table:table-cell>
          <table:table-cell office:value-type="float" office:value="48402" table:style-name="ce146">
            <text:p>48,402</text:p>
          </table:table-cell>
          <table:table-cell office:value-type="float" office:value="16.899999999999999" table:style-name="ce147">
            <text:p>16.90</text:p>
          </table:table-cell>
          <table:table-cell office:value-type="float" office:value="226207" table:style-name="ce146">
            <text:p>226,207</text:p>
          </table:table-cell>
          <table:table-cell office:value-type="float" office:value="120284" table:style-name="ce146">
            <text:p>120,284</text:p>
          </table:table-cell>
          <table:table-cell office:value-type="float" office:value="105923" table:style-name="ce146">
            <text:p>105,923</text:p>
          </table:table-cell>
          <table:table-cell office:value-type="float" office:value="43.15" table:style-name="ce147">
            <text:p>43.15</text:p>
          </table:table-cell>
          <table:table-cell office:value-type="float" office:value="431957" table:style-name="ce146">
            <text:p>431,957</text:p>
          </table:table-cell>
          <table:table-cell office:value-type="float" office:value="224788" table:style-name="ce146">
            <text:p>224,788</text:p>
          </table:table-cell>
          <table:table-cell office:value-type="float" office:value="207169" table:style-name="ce146">
            <text:p>207,169</text:p>
          </table:table-cell>
          <table:table-cell office:value-type="float" office:value="82.39" table:style-name="ce145">
            <text:p>82.39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屏 東 縣</text:p>
          </table:table-cell>
          <table:table-cell office:value-type="float" office:value="847155" table:style-name="ce150">
            <text:p>847,155</text:p>
          </table:table-cell>
          <table:table-cell office:value-type="float" office:value="434180" table:style-name="ce149">
            <text:p>434,180</text:p>
          </table:table-cell>
          <table:table-cell office:value-type="float" office:value="412975" table:style-name="ce149">
            <text:p>412,975</text:p>
          </table:table-cell>
          <table:table-cell office:value-type="float" office:value="100" table:style-name="ce148">
            <text:p>100.00</text:p>
          </table:table-cell>
          <table:table-cell office:value-type="float" office:value="102072" table:style-name="ce146">
            <text:p>102,072</text:p>
          </table:table-cell>
          <table:table-cell office:value-type="float" office:value="53280" table:style-name="ce146">
            <text:p>53,280</text:p>
          </table:table-cell>
          <table:table-cell office:value-type="float" office:value="48792" table:style-name="ce146">
            <text:p>48,792</text:p>
          </table:table-cell>
          <table:table-cell office:value-type="float" office:value="12.05" table:style-name="ce147">
            <text:p>12.05</text:p>
          </table:table-cell>
          <table:table-cell office:value-type="float" office:value="626369" table:style-name="ce146">
            <text:p>626,369</text:p>
          </table:table-cell>
          <table:table-cell office:value-type="float" office:value="324657" table:style-name="ce146">
            <text:p>324,657</text:p>
          </table:table-cell>
          <table:table-cell office:value-type="float" office:value="301712" table:style-name="ce146">
            <text:p>301,712</text:p>
          </table:table-cell>
          <table:table-cell office:value-type="float" office:value="73.94" table:style-name="ce147">
            <text:p>73.94</text:p>
          </table:table-cell>
          <table:table-cell office:value-type="float" office:value="118714" table:style-name="ce146">
            <text:p>118,714</text:p>
          </table:table-cell>
          <table:table-cell office:value-type="float" office:value="56243" table:style-name="ce146">
            <text:p>56,243</text:p>
          </table:table-cell>
          <table:table-cell office:value-type="float" office:value="62471" table:style-name="ce146">
            <text:p>62,471</text:p>
          </table:table-cell>
          <table:table-cell office:value-type="float" office:value="14.01" table:style-name="ce147">
            <text:p>14.01</text:p>
          </table:table-cell>
          <table:table-cell office:value-type="float" office:value="378905" table:style-name="ce146">
            <text:p>378,905</text:p>
          </table:table-cell>
          <table:table-cell office:value-type="float" office:value="197536" table:style-name="ce146">
            <text:p>197,536</text:p>
          </table:table-cell>
          <table:table-cell office:value-type="float" office:value="181369" table:style-name="ce146">
            <text:p>181,369</text:p>
          </table:table-cell>
          <table:table-cell office:value-type="float" office:value="44.73" table:style-name="ce147">
            <text:p>44.73</text:p>
          </table:table-cell>
          <table:table-cell office:value-type="float" office:value="689264" table:style-name="ce146">
            <text:p>689,264</text:p>
          </table:table-cell>
          <table:table-cell office:value-type="float" office:value="351663" table:style-name="ce146">
            <text:p>351,663</text:p>
          </table:table-cell>
          <table:table-cell office:value-type="float" office:value="337601" table:style-name="ce146">
            <text:p>337,601</text:p>
          </table:table-cell>
          <table:table-cell office:value-type="float" office:value="81.36" table:style-name="ce145">
            <text:p>81.36</text:p>
          </table:table-cell>
          <table:table-cell table:number-columns-repeated="16359" table:style-name="ce144"/>
        </table:table-row>
        <table:table-row table:style-name="ro18">
          <table:table-cell office:value-type="string" table:style-name="ce151">
            <text:p>臺 東 縣</text:p>
          </table:table-cell>
          <table:table-cell office:value-type="float" office:value="224218" table:style-name="ce150">
            <text:p>224,218</text:p>
          </table:table-cell>
          <table:table-cell office:value-type="float" office:value="116254" table:style-name="ce149">
            <text:p>116,254</text:p>
          </table:table-cell>
          <table:table-cell office:value-type="float" office:value="107964" table:style-name="ce149">
            <text:p>107,964</text:p>
          </table:table-cell>
          <table:table-cell office:value-type="float" office:value="100" table:style-name="ce148">
            <text:p>100.00</text:p>
          </table:table-cell>
          <table:table-cell office:value-type="float" office:value="29599" table:style-name="ce146">
            <text:p>29,599</text:p>
          </table:table-cell>
          <table:table-cell office:value-type="float" office:value="15466" table:style-name="ce146">
            <text:p>15,466</text:p>
          </table:table-cell>
          <table:table-cell office:value-type="float" office:value="14133" table:style-name="ce146">
            <text:p>14,133</text:p>
          </table:table-cell>
          <table:table-cell office:value-type="float" office:value="13.2" table:style-name="ce147">
            <text:p>13.20</text:p>
          </table:table-cell>
          <table:table-cell office:value-type="float" office:value="163056" table:style-name="ce146">
            <text:p>163,056</text:p>
          </table:table-cell>
          <table:table-cell office:value-type="float" office:value="86044" table:style-name="ce146">
            <text:p>86,044</text:p>
          </table:table-cell>
          <table:table-cell office:value-type="float" office:value="77012" table:style-name="ce146">
            <text:p>77,012</text:p>
          </table:table-cell>
          <table:table-cell office:value-type="float" office:value="72.72" table:style-name="ce147">
            <text:p>72.72</text:p>
          </table:table-cell>
          <table:table-cell office:value-type="float" office:value="31563" table:style-name="ce146">
            <text:p>31,563</text:p>
          </table:table-cell>
          <table:table-cell office:value-type="float" office:value="14744" table:style-name="ce146">
            <text:p>14,744</text:p>
          </table:table-cell>
          <table:table-cell office:value-type="float" office:value="16819" table:style-name="ce146">
            <text:p>16,819</text:p>
          </table:table-cell>
          <table:table-cell office:value-type="float" office:value="14.08" table:style-name="ce147">
            <text:p>14.08</text:p>
          </table:table-cell>
          <table:table-cell office:value-type="float" office:value="99012" table:style-name="ce146">
            <text:p>99,012</text:p>
          </table:table-cell>
          <table:table-cell office:value-type="float" office:value="52953" table:style-name="ce146">
            <text:p>52,953</text:p>
          </table:table-cell>
          <table:table-cell office:value-type="float" office:value="46059" table:style-name="ce146">
            <text:p>46,059</text:p>
          </table:table-cell>
          <table:table-cell office:value-type="float" office:value="44.16" table:style-name="ce147">
            <text:p>44.16</text:p>
          </table:table-cell>
          <table:table-cell office:value-type="float" office:value="179939" table:style-name="ce146">
            <text:p>179,939</text:p>
          </table:table-cell>
          <table:table-cell office:value-type="float" office:value="93228" table:style-name="ce146">
            <text:p>93,228</text:p>
          </table:table-cell>
          <table:table-cell office:value-type="float" office:value="86711" table:style-name="ce146">
            <text:p>86,711</text:p>
          </table:table-cell>
          <table:table-cell office:value-type="float" office:value="80.25" table:style-name="ce145">
            <text:p>80.25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花 蓮 縣</text:p>
          </table:table-cell>
          <table:table-cell office:value-type="float" office:value="333240" table:style-name="ce150">
            <text:p>333,240</text:p>
          </table:table-cell>
          <table:table-cell office:value-type="float" office:value="170234" table:style-name="ce149">
            <text:p>170,234</text:p>
          </table:table-cell>
          <table:table-cell office:value-type="float" office:value="163006" table:style-name="ce149">
            <text:p>163,006</text:p>
          </table:table-cell>
          <table:table-cell office:value-type="float" office:value="100" table:style-name="ce148">
            <text:p>100.00</text:p>
          </table:table-cell>
          <table:table-cell office:value-type="float" office:value="43675" table:style-name="ce146">
            <text:p>43,675</text:p>
          </table:table-cell>
          <table:table-cell office:value-type="float" office:value="22849" table:style-name="ce146">
            <text:p>22,849</text:p>
          </table:table-cell>
          <table:table-cell office:value-type="float" office:value="20826" table:style-name="ce146">
            <text:p>20,826</text:p>
          </table:table-cell>
          <table:table-cell office:value-type="float" office:value="13.11" table:style-name="ce147">
            <text:p>13.11</text:p>
          </table:table-cell>
          <table:table-cell office:value-type="float" office:value="244192" table:style-name="ce146">
            <text:p>244,192</text:p>
          </table:table-cell>
          <table:table-cell office:value-type="float" office:value="126011" table:style-name="ce146">
            <text:p>126,011</text:p>
          </table:table-cell>
          <table:table-cell office:value-type="float" office:value="118181" table:style-name="ce146">
            <text:p>118,181</text:p>
          </table:table-cell>
          <table:table-cell office:value-type="float" office:value="73.28" table:style-name="ce147">
            <text:p>73.28</text:p>
          </table:table-cell>
          <table:table-cell office:value-type="float" office:value="45373" table:style-name="ce146">
            <text:p>45,373</text:p>
          </table:table-cell>
          <table:table-cell office:value-type="float" office:value="21374" table:style-name="ce146">
            <text:p>21,374</text:p>
          </table:table-cell>
          <table:table-cell office:value-type="float" office:value="23999" table:style-name="ce146">
            <text:p>23,999</text:p>
          </table:table-cell>
          <table:table-cell office:value-type="float" office:value="13.62" table:style-name="ce147">
            <text:p>13.62</text:p>
          </table:table-cell>
          <table:table-cell office:value-type="float" office:value="147784" table:style-name="ce146">
            <text:p>147,784</text:p>
          </table:table-cell>
          <table:table-cell office:value-type="float" office:value="76913" table:style-name="ce146">
            <text:p>76,913</text:p>
          </table:table-cell>
          <table:table-cell office:value-type="float" office:value="70871" table:style-name="ce146">
            <text:p>70,871</text:p>
          </table:table-cell>
          <table:table-cell office:value-type="float" office:value="44.35" table:style-name="ce147">
            <text:p>44.35</text:p>
          </table:table-cell>
          <table:table-cell office:value-type="float" office:value="267499" table:style-name="ce146">
            <text:p>267,499</text:p>
          </table:table-cell>
          <table:table-cell office:value-type="float" office:value="135891" table:style-name="ce146">
            <text:p>135,891</text:p>
          </table:table-cell>
          <table:table-cell office:value-type="float" office:value="131608" table:style-name="ce146">
            <text:p>131,608</text:p>
          </table:table-cell>
          <table:table-cell office:value-type="float" office:value="80.27" table:style-name="ce145">
            <text:p>80.27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澎 湖 縣</text:p>
          </table:table-cell>
          <table:table-cell office:value-type="float" office:value="101803" table:style-name="ce150">
            <text:p>101,803</text:p>
          </table:table-cell>
          <table:table-cell office:value-type="float" office:value="52429" table:style-name="ce149">
            <text:p>52,429</text:p>
          </table:table-cell>
          <table:table-cell office:value-type="float" office:value="49374" table:style-name="ce149">
            <text:p>49,374</text:p>
          </table:table-cell>
          <table:table-cell office:value-type="float" office:value="100" table:style-name="ce148">
            <text:p>100.00</text:p>
          </table:table-cell>
          <table:table-cell office:value-type="float" office:value="12131" table:style-name="ce146">
            <text:p>12,131</text:p>
          </table:table-cell>
          <table:table-cell office:value-type="float" office:value="6337" table:style-name="ce146">
            <text:p>6,337</text:p>
          </table:table-cell>
          <table:table-cell office:value-type="float" office:value="5794" table:style-name="ce146">
            <text:p>5,794</text:p>
          </table:table-cell>
          <table:table-cell office:value-type="float" office:value="11.92" table:style-name="ce147">
            <text:p>11.92</text:p>
          </table:table-cell>
          <table:table-cell office:value-type="float" office:value="74931" table:style-name="ce146">
            <text:p>74,931</text:p>
          </table:table-cell>
          <table:table-cell office:value-type="float" office:value="39259" table:style-name="ce146">
            <text:p>39,259</text:p>
          </table:table-cell>
          <table:table-cell office:value-type="float" office:value="35672" table:style-name="ce146">
            <text:p>35,672</text:p>
          </table:table-cell>
          <table:table-cell office:value-type="float" office:value="73.599999999999994" table:style-name="ce147">
            <text:p>73.60</text:p>
          </table:table-cell>
          <table:table-cell office:value-type="float" office:value="14741" table:style-name="ce146">
            <text:p>14,741</text:p>
          </table:table-cell>
          <table:table-cell office:value-type="float" office:value="6833" table:style-name="ce146">
            <text:p>6,833</text:p>
          </table:table-cell>
          <table:table-cell office:value-type="float" office:value="7908" table:style-name="ce146">
            <text:p>7,908</text:p>
          </table:table-cell>
          <table:table-cell office:value-type="float" office:value="14.48" table:style-name="ce147">
            <text:p>14.48</text:p>
          </table:table-cell>
          <table:table-cell office:value-type="float" office:value="47520" table:style-name="ce146">
            <text:p>47,520</text:p>
          </table:table-cell>
          <table:table-cell office:value-type="float" office:value="24796" table:style-name="ce146">
            <text:p>24,796</text:p>
          </table:table-cell>
          <table:table-cell office:value-type="float" office:value="22724" table:style-name="ce146">
            <text:p>22,724</text:p>
          </table:table-cell>
          <table:table-cell office:value-type="float" office:value="46.68" table:style-name="ce147">
            <text:p>46.68</text:p>
          </table:table-cell>
          <table:table-cell office:value-type="float" office:value="83308" table:style-name="ce146">
            <text:p>83,308</text:p>
          </table:table-cell>
          <table:table-cell office:value-type="float" office:value="42780" table:style-name="ce146">
            <text:p>42,780</text:p>
          </table:table-cell>
          <table:table-cell office:value-type="float" office:value="40528" table:style-name="ce146">
            <text:p>40,528</text:p>
          </table:table-cell>
          <table:table-cell office:value-type="float" office:value="81.83" table:style-name="ce145">
            <text:p>81.83</text:p>
          </table:table-cell>
          <table:table-cell table:number-columns-repeated="16359" table:style-name="ce144"/>
        </table:table-row>
        <table:table-row table:style-name="ro19">
          <table:table-cell office:value-type="string" table:style-name="ce151">
            <text:p>基 隆 市</text:p>
          </table:table-cell>
          <table:table-cell office:value-type="float" office:value="373011" table:style-name="ce150">
            <text:p>373,011</text:p>
          </table:table-cell>
          <table:table-cell office:value-type="float" office:value="187549" table:style-name="ce149">
            <text:p>187,549</text:p>
          </table:table-cell>
          <table:table-cell office:value-type="float" office:value="185462" table:style-name="ce149">
            <text:p>185,462</text:p>
          </table:table-cell>
          <table:table-cell office:value-type="float" office:value="100" table:style-name="ce148">
            <text:p>100.00</text:p>
          </table:table-cell>
          <table:table-cell office:value-type="float" office:value="43108" table:style-name="ce146">
            <text:p>43,108</text:p>
          </table:table-cell>
          <table:table-cell office:value-type="float" office:value="22412" table:style-name="ce146">
            <text:p>22,412</text:p>
          </table:table-cell>
          <table:table-cell office:value-type="float" office:value="20696" table:style-name="ce146">
            <text:p>20,696</text:p>
          </table:table-cell>
          <table:table-cell office:value-type="float" office:value="11.56" table:style-name="ce147">
            <text:p>11.56</text:p>
          </table:table-cell>
          <table:table-cell office:value-type="float" office:value="282762" table:style-name="ce146">
            <text:p>282,762</text:p>
          </table:table-cell>
          <table:table-cell office:value-type="float" office:value="143493" table:style-name="ce146">
            <text:p>143,493</text:p>
          </table:table-cell>
          <table:table-cell office:value-type="float" office:value="139269" table:style-name="ce146">
            <text:p>139,269</text:p>
          </table:table-cell>
          <table:table-cell office:value-type="float" office:value="75.81" table:style-name="ce147">
            <text:p>75.81</text:p>
          </table:table-cell>
          <table:table-cell office:value-type="float" office:value="47141" table:style-name="ce146">
            <text:p>47,141</text:p>
          </table:table-cell>
          <table:table-cell office:value-type="float" office:value="21644" table:style-name="ce146">
            <text:p>21,644</text:p>
          </table:table-cell>
          <table:table-cell office:value-type="float" office:value="25497" table:style-name="ce146">
            <text:p>25,497</text:p>
          </table:table-cell>
          <table:table-cell office:value-type="float" office:value="12.64" table:style-name="ce147">
            <text:p>12.64</text:p>
          </table:table-cell>
          <table:table-cell office:value-type="float" office:value="168719" table:style-name="ce146">
            <text:p>168,719</text:p>
          </table:table-cell>
          <table:table-cell office:value-type="float" office:value="86379" table:style-name="ce146">
            <text:p>86,379</text:p>
          </table:table-cell>
          <table:table-cell office:value-type="float" office:value="82340" table:style-name="ce146">
            <text:p>82,340</text:p>
          </table:table-cell>
          <table:table-cell office:value-type="float" office:value="45.23" table:style-name="ce147">
            <text:p>45.23</text:p>
          </table:table-cell>
          <table:table-cell office:value-type="float" office:value="305284" table:style-name="ce146">
            <text:p>305,284</text:p>
          </table:table-cell>
          <table:table-cell office:value-type="float" office:value="152274" table:style-name="ce146">
            <text:p>152,274</text:p>
          </table:table-cell>
          <table:table-cell office:value-type="float" office:value="153010" table:style-name="ce146">
            <text:p>153,010</text:p>
          </table:table-cell>
          <table:table-cell office:value-type="float" office:value="81.84" table:style-name="ce145">
            <text:p>81.84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新 竹 市</text:p>
          </table:table-cell>
          <table:table-cell office:value-type="float" office:value="432259" table:style-name="ce150">
            <text:p>432,259</text:p>
          </table:table-cell>
          <table:table-cell office:value-type="float" office:value="213933" table:style-name="ce149">
            <text:p>213,933</text:p>
          </table:table-cell>
          <table:table-cell office:value-type="float" office:value="218326" table:style-name="ce149">
            <text:p>218,326</text:p>
          </table:table-cell>
          <table:table-cell office:value-type="float" office:value="100" table:style-name="ce148">
            <text:p>100.00</text:p>
          </table:table-cell>
          <table:table-cell office:value-type="float" office:value="78044" table:style-name="ce146">
            <text:p>78,044</text:p>
          </table:table-cell>
          <table:table-cell office:value-type="float" office:value="40733" table:style-name="ce146">
            <text:p>40,733</text:p>
          </table:table-cell>
          <table:table-cell office:value-type="float" office:value="37311" table:style-name="ce146">
            <text:p>37,311</text:p>
          </table:table-cell>
          <table:table-cell office:value-type="float" office:value="18.05" table:style-name="ce147">
            <text:p>18.05</text:p>
          </table:table-cell>
          <table:table-cell office:value-type="float" office:value="310277" table:style-name="ce146">
            <text:p>310,277</text:p>
          </table:table-cell>
          <table:table-cell office:value-type="float" office:value="153263" table:style-name="ce146">
            <text:p>153,263</text:p>
          </table:table-cell>
          <table:table-cell office:value-type="float" office:value="157014" table:style-name="ce146">
            <text:p>157,014</text:p>
          </table:table-cell>
          <table:table-cell office:value-type="float" office:value="71.78" table:style-name="ce147">
            <text:p>71.78</text:p>
          </table:table-cell>
          <table:table-cell office:value-type="float" office:value="43938" table:style-name="ce146">
            <text:p>43,938</text:p>
          </table:table-cell>
          <table:table-cell office:value-type="float" office:value="19937" table:style-name="ce146">
            <text:p>19,937</text:p>
          </table:table-cell>
          <table:table-cell office:value-type="float" office:value="24001" table:style-name="ce146">
            <text:p>24,001</text:p>
          </table:table-cell>
          <table:table-cell office:value-type="float" office:value="10.16" table:style-name="ce147">
            <text:p>10.16</text:p>
          </table:table-cell>
          <table:table-cell office:value-type="float" office:value="202782" table:style-name="ce146">
            <text:p>202,782</text:p>
          </table:table-cell>
          <table:table-cell office:value-type="float" office:value="99873" table:style-name="ce146">
            <text:p>99,873</text:p>
          </table:table-cell>
          <table:table-cell office:value-type="float" office:value="102909" table:style-name="ce146">
            <text:p>102,909</text:p>
          </table:table-cell>
          <table:table-cell office:value-type="float" office:value="46.91" table:style-name="ce147">
            <text:p>46.91</text:p>
          </table:table-cell>
          <table:table-cell office:value-type="float" office:value="325929" table:style-name="ce146">
            <text:p>325,929</text:p>
          </table:table-cell>
          <table:table-cell office:value-type="float" office:value="158538" table:style-name="ce146">
            <text:p>158,538</text:p>
          </table:table-cell>
          <table:table-cell office:value-type="float" office:value="167391" table:style-name="ce146">
            <text:p>167,391</text:p>
          </table:table-cell>
          <table:table-cell office:value-type="float" office:value="75.400000000000006" table:style-name="ce145">
            <text:p>75.40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嘉 義 市</text:p>
          </table:table-cell>
          <table:table-cell office:value-type="float" office:value="270925" table:style-name="ce150">
            <text:p>270,925</text:p>
          </table:table-cell>
          <table:table-cell office:value-type="float" office:value="132404" table:style-name="ce149">
            <text:p>132,404</text:p>
          </table:table-cell>
          <table:table-cell office:value-type="float" office:value="138521" table:style-name="ce149">
            <text:p>138,521</text:p>
          </table:table-cell>
          <table:table-cell office:value-type="float" office:value="100" table:style-name="ce148">
            <text:p>100.00</text:p>
          </table:table-cell>
          <table:table-cell office:value-type="float" office:value="41204" table:style-name="ce146">
            <text:p>41,204</text:p>
          </table:table-cell>
          <table:table-cell office:value-type="float" office:value="21607" table:style-name="ce146">
            <text:p>21,607</text:p>
          </table:table-cell>
          <table:table-cell office:value-type="float" office:value="19597" table:style-name="ce146">
            <text:p>19,597</text:p>
          </table:table-cell>
          <table:table-cell office:value-type="float" office:value="15.21" table:style-name="ce147">
            <text:p>15.21</text:p>
          </table:table-cell>
          <table:table-cell office:value-type="float" office:value="196275" table:style-name="ce146">
            <text:p>196,275</text:p>
          </table:table-cell>
          <table:table-cell office:value-type="float" office:value="95789" table:style-name="ce146">
            <text:p>95,789</text:p>
          </table:table-cell>
          <table:table-cell office:value-type="float" office:value="100486" table:style-name="ce146">
            <text:p>100,486</text:p>
          </table:table-cell>
          <table:table-cell office:value-type="float" office:value="72.45" table:style-name="ce147">
            <text:p>72.45</text:p>
          </table:table-cell>
          <table:table-cell office:value-type="float" office:value="33446" table:style-name="ce146">
            <text:p>33,446</text:p>
          </table:table-cell>
          <table:table-cell office:value-type="float" office:value="15008" table:style-name="ce146">
            <text:p>15,008</text:p>
          </table:table-cell>
          <table:table-cell office:value-type="float" office:value="18438" table:style-name="ce146">
            <text:p>18,438</text:p>
          </table:table-cell>
          <table:table-cell office:value-type="float" office:value="12.35" table:style-name="ce147">
            <text:p>12.35</text:p>
          </table:table-cell>
          <table:table-cell office:value-type="float" office:value="120984" table:style-name="ce146">
            <text:p>120,984</text:p>
          </table:table-cell>
          <table:table-cell office:value-type="float" office:value="58794" table:style-name="ce146">
            <text:p>58,794</text:p>
          </table:table-cell>
          <table:table-cell office:value-type="float" office:value="62190" table:style-name="ce146">
            <text:p>62,190</text:p>
          </table:table-cell>
          <table:table-cell office:value-type="float" office:value="44.66" table:style-name="ce147">
            <text:p>44.66</text:p>
          </table:table-cell>
          <table:table-cell office:value-type="float" office:value="209897" table:style-name="ce146">
            <text:p>209,897</text:p>
          </table:table-cell>
          <table:table-cell office:value-type="float" office:value="100570" table:style-name="ce146">
            <text:p>100,570</text:p>
          </table:table-cell>
          <table:table-cell office:value-type="float" office:value="109327" table:style-name="ce146">
            <text:p>109,327</text:p>
          </table:table-cell>
          <table:table-cell office:value-type="float" office:value="77.47" table:style-name="ce145">
            <text:p>77.47</text:p>
          </table:table-cell>
          <table:table-cell table:number-columns-repeated="16359" table:style-name="ce144"/>
        </table:table-row>
        <table:table-row table:style-name="ro34">
          <table:table-cell office:value-type="string" table:style-name="ce158">
            <text:p>福 建 省</text:p>
          </table:table-cell>
          <table:table-cell office:value-type="float" office:value="140725" table:style-name="ce157">
            <text:p>140,725</text:p>
          </table:table-cell>
          <table:table-cell office:value-type="float" office:value="71446" table:style-name="ce156">
            <text:p>71,446</text:p>
          </table:table-cell>
          <table:table-cell office:value-type="float" office:value="69279" table:style-name="ce156">
            <text:p>69,279</text:p>
          </table:table-cell>
          <table:table-cell office:value-type="float" office:value="100" table:style-name="ce155">
            <text:p>100.00</text:p>
          </table:table-cell>
          <table:table-cell office:value-type="float" office:value="15594" table:style-name="ce153">
            <text:p>15,594</text:p>
          </table:table-cell>
          <table:table-cell office:value-type="float" office:value="8102" table:style-name="ce153">
            <text:p>8,102</text:p>
          </table:table-cell>
          <table:table-cell office:value-type="float" office:value="7492" table:style-name="ce153">
            <text:p>7,492</text:p>
          </table:table-cell>
          <table:table-cell office:value-type="float" office:value="11.08" table:style-name="ce154">
            <text:p>11.08</text:p>
          </table:table-cell>
          <table:table-cell office:value-type="float" office:value="109561" table:style-name="ce153">
            <text:p>109,561</text:p>
          </table:table-cell>
          <table:table-cell office:value-type="float" office:value="55833" table:style-name="ce153">
            <text:p>55,833</text:p>
          </table:table-cell>
          <table:table-cell office:value-type="float" office:value="53728" table:style-name="ce153">
            <text:p>53,728</text:p>
          </table:table-cell>
          <table:table-cell office:value-type="float" office:value="77.849999999999994" table:style-name="ce154">
            <text:p>77.85</text:p>
          </table:table-cell>
          <table:table-cell office:value-type="float" office:value="15570" table:style-name="ce153">
            <text:p>15,570</text:p>
          </table:table-cell>
          <table:table-cell office:value-type="float" office:value="7511" table:style-name="ce153">
            <text:p>7,511</text:p>
          </table:table-cell>
          <table:table-cell office:value-type="float" office:value="8059" table:style-name="ce153">
            <text:p>8,059</text:p>
          </table:table-cell>
          <table:table-cell office:value-type="float" office:value="11.06" table:style-name="ce154">
            <text:p>11.06</text:p>
          </table:table-cell>
          <table:table-cell office:value-type="float" office:value="68412" table:style-name="ce153">
            <text:p>68,412</text:p>
          </table:table-cell>
          <table:table-cell office:value-type="float" office:value="34506" table:style-name="ce153">
            <text:p>34,506</text:p>
          </table:table-cell>
          <table:table-cell office:value-type="float" office:value="33906" table:style-name="ce153">
            <text:p>33,906</text:p>
          </table:table-cell>
          <table:table-cell office:value-type="float" office:value="48.61" table:style-name="ce154">
            <text:p>48.61</text:p>
          </table:table-cell>
          <table:table-cell office:value-type="float" office:value="116818" table:style-name="ce153">
            <text:p>116,818</text:p>
          </table:table-cell>
          <table:table-cell office:value-type="float" office:value="59177" table:style-name="ce153">
            <text:p>59,177</text:p>
          </table:table-cell>
          <table:table-cell office:value-type="float" office:value="57641" table:style-name="ce153">
            <text:p>57,641</text:p>
          </table:table-cell>
          <table:table-cell office:value-type="float" office:value="83.01" table:style-name="ce152">
            <text:p>83.01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金 門 縣</text:p>
          </table:table-cell>
          <table:table-cell office:value-type="float" office:value="128187" table:style-name="ce150">
            <text:p>128,187</text:p>
          </table:table-cell>
          <table:table-cell office:value-type="float" office:value="64275" table:style-name="ce149">
            <text:p>64,275</text:p>
          </table:table-cell>
          <table:table-cell office:value-type="float" office:value="63912" table:style-name="ce149">
            <text:p>63,912</text:p>
          </table:table-cell>
          <table:table-cell office:value-type="float" office:value="100" table:style-name="ce148">
            <text:p>100.00</text:p>
          </table:table-cell>
          <table:table-cell office:value-type="float" office:value="13991" table:style-name="ce146">
            <text:p>13,991</text:p>
          </table:table-cell>
          <table:table-cell office:value-type="float" office:value="7252" table:style-name="ce146">
            <text:p>7,252</text:p>
          </table:table-cell>
          <table:table-cell office:value-type="float" office:value="6739" table:style-name="ce146">
            <text:p>6,739</text:p>
          </table:table-cell>
          <table:table-cell office:value-type="float" office:value="10.91" table:style-name="ce147">
            <text:p>10.91</text:p>
          </table:table-cell>
          <table:table-cell office:value-type="float" office:value="99815" table:style-name="ce146">
            <text:p>99,815</text:p>
          </table:table-cell>
          <table:table-cell office:value-type="float" office:value="50120" table:style-name="ce146">
            <text:p>50,120</text:p>
          </table:table-cell>
          <table:table-cell office:value-type="float" office:value="49695" table:style-name="ce146">
            <text:p>49,695</text:p>
          </table:table-cell>
          <table:table-cell office:value-type="float" office:value="77.87" table:style-name="ce147">
            <text:p>77.87</text:p>
          </table:table-cell>
          <table:table-cell office:value-type="float" office:value="14381" table:style-name="ce146">
            <text:p>14,381</text:p>
          </table:table-cell>
          <table:table-cell office:value-type="float" office:value="6903" table:style-name="ce146">
            <text:p>6,903</text:p>
          </table:table-cell>
          <table:table-cell office:value-type="float" office:value="7478" table:style-name="ce146">
            <text:p>7,478</text:p>
          </table:table-cell>
          <table:table-cell office:value-type="float" office:value="11.22" table:style-name="ce147">
            <text:p>11.22</text:p>
          </table:table-cell>
          <table:table-cell office:value-type="float" office:value="62312" table:style-name="ce146">
            <text:p>62,312</text:p>
          </table:table-cell>
          <table:table-cell office:value-type="float" office:value="30963" table:style-name="ce146">
            <text:p>30,963</text:p>
          </table:table-cell>
          <table:table-cell office:value-type="float" office:value="31349" table:style-name="ce146">
            <text:p>31,349</text:p>
          </table:table-cell>
          <table:table-cell office:value-type="float" office:value="48.61" table:style-name="ce147">
            <text:p>48.61</text:p>
          </table:table-cell>
          <table:table-cell office:value-type="float" office:value="106605" table:style-name="ce146">
            <text:p>106,605</text:p>
          </table:table-cell>
          <table:table-cell office:value-type="float" office:value="53249" table:style-name="ce146">
            <text:p>53,249</text:p>
          </table:table-cell>
          <table:table-cell office:value-type="float" office:value="53356" table:style-name="ce146">
            <text:p>53,356</text:p>
          </table:table-cell>
          <table:table-cell office:value-type="float" office:value="83.16" table:style-name="ce145">
            <text:p>83.16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連 江 縣</text:p>
          </table:table-cell>
          <table:table-cell office:value-type="float" office:value="12538" table:style-name="ce150">
            <text:p>12,538</text:p>
          </table:table-cell>
          <table:table-cell office:value-type="float" office:value="7171" table:style-name="ce149">
            <text:p>7,171</text:p>
          </table:table-cell>
          <table:table-cell office:value-type="float" office:value="5367" table:style-name="ce149">
            <text:p>5,367</text:p>
          </table:table-cell>
          <table:table-cell office:value-type="float" office:value="100" table:style-name="ce148">
            <text:p>100.00</text:p>
          </table:table-cell>
          <table:table-cell office:value-type="float" office:value="1603" table:style-name="ce146">
            <text:p>1,603</text:p>
          </table:table-cell>
          <table:table-cell office:value-type="float" office:value="850" table:style-name="ce146">
            <text:p>850</text:p>
          </table:table-cell>
          <table:table-cell office:value-type="float" office:value="753" table:style-name="ce146">
            <text:p>753</text:p>
          </table:table-cell>
          <table:table-cell office:value-type="float" office:value="12.79" table:style-name="ce147">
            <text:p>12.79</text:p>
          </table:table-cell>
          <table:table-cell office:value-type="float" office:value="9746" table:style-name="ce146">
            <text:p>9,746</text:p>
          </table:table-cell>
          <table:table-cell office:value-type="float" office:value="5713" table:style-name="ce146">
            <text:p>5,713</text:p>
          </table:table-cell>
          <table:table-cell office:value-type="float" office:value="4033" table:style-name="ce146">
            <text:p>4,033</text:p>
          </table:table-cell>
          <table:table-cell office:value-type="float" office:value="77.73" table:style-name="ce147">
            <text:p>77.73</text:p>
          </table:table-cell>
          <table:table-cell office:value-type="float" office:value="1189" table:style-name="ce146">
            <text:p>1,189</text:p>
          </table:table-cell>
          <table:table-cell office:value-type="float" office:value="608" table:style-name="ce146">
            <text:p>608</text:p>
          </table:table-cell>
          <table:table-cell office:value-type="float" office:value="581" table:style-name="ce146">
            <text:p>581</text:p>
          </table:table-cell>
          <table:table-cell office:value-type="float" office:value="9.48" table:style-name="ce147">
            <text:p>9.48</text:p>
          </table:table-cell>
          <table:table-cell office:value-type="float" office:value="6100" table:style-name="ce146">
            <text:p>6,100</text:p>
          </table:table-cell>
          <table:table-cell office:value-type="float" office:value="3543" table:style-name="ce146">
            <text:p>3,543</text:p>
          </table:table-cell>
          <table:table-cell office:value-type="float" office:value="2557" table:style-name="ce146">
            <text:p>2,557</text:p>
          </table:table-cell>
          <table:table-cell office:value-type="float" office:value="48.65" table:style-name="ce147">
            <text:p>48.65</text:p>
          </table:table-cell>
          <table:table-cell office:value-type="float" office:value="10213" table:style-name="ce146">
            <text:p>10,213</text:p>
          </table:table-cell>
          <table:table-cell office:value-type="float" office:value="5928" table:style-name="ce146">
            <text:p>5,928</text:p>
          </table:table-cell>
          <table:table-cell office:value-type="float" office:value="4285" table:style-name="ce146">
            <text:p>4,285</text:p>
          </table:table-cell>
          <table:table-cell office:value-type="float" office:value="81.459999999999994" table:style-name="ce145">
            <text:p>81.46</text:p>
          </table:table-cell>
          <table:table-cell table:number-columns-repeated="16359" table:style-name="ce144"/>
        </table:table-row>
        <table:table-row table:style-name="ro35">
          <table:table-cell table:style-name="ce143"/>
          <table:table-cell table:style-name="ce142"/>
          <table:table-cell table:number-columns-repeated="6" table:style-name="ce141"/>
          <table:table-cell table:style-name="ce139"/>
          <table:table-cell table:number-columns-repeated="3" table:style-name="ce141"/>
          <table:table-cell table:style-name="ce139"/>
          <table:table-cell table:number-columns-repeated="3" table:style-name="ce141"/>
          <table:table-cell table:number-columns-repeated="3" table:style-name="ce139"/>
          <table:table-cell table:style-name="ce140"/>
          <table:table-cell table:style-name="ce139"/>
          <table:table-cell table:number-columns-repeated="3" table:style-name="ce138"/>
          <table:table-cell table:style-name="ce137"/>
          <table:table-cell table:number-columns-repeated="16359" table:style-name="ce134"/>
        </table:table-row>
        <table:table-row table:style-name="ro36">
          <table:table-cell table:style-name="ce136"/>
          <table:table-cell table:number-columns-repeated="23" table:style-name="ce134"/>
          <table:table-cell office:value-type="string" table:style-name="ce135">
            <text:p>內政部戶政司<text:span text:style-name="T4"><text:s/></text:span>民國<text:span text:style-name="T4">10</text:span><text:span text:style-name="T1">4</text:span>年<text:span text:style-name="T1">2</text:span>月<text:span text:style-name="T1">4</text:span>日編製</text:p>
          </table:table-cell>
          <table:table-cell table:number-columns-repeated="16359" table:style-name="ce134"/>
        </table:table-row>
        <table:table-row table:style-name="ro37">
          <table:table-cell table:style-name="ce133"/>
          <table:table-cell table:number-columns-repeated="16383" table:style-name="ce132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3" draw:id="id2" draw:style-name="a2" draw:name="Object 7" svg:x="0in" svg:y="0in" svg:width="7.2in" svg:height="10.1in" style:rel-width="scale" style:rel-height="scale">
              <draw:object-ole draw:class-id="F4754C9B-64F5-4B40-8AF4-679732AC0607" xlink:href="Object 5" xlink:type="simple" xlink:show="embed" xlink:actuate="onLoad"/>
              <draw:image xlink:href="ObjectReplacements/Object 5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0in" svg:width="7.2in" svg:height="4.4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6" svg:x="0in" svg:y="0in" svg:width="6.675in" svg:height="9.5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">
          <table:table-cell table:number-columns-repeated="16384"/>
        </table:table-row>
        <table:table-row table:style-name="ro38">
          <table:table-cell table:number-columns-repeated="16384"/>
        </table:table-row>
        <table:table-row table:number-rows-repeated="1048483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3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公式-桃園市新.xls'#當月速報-公式" table:style-name="ta5">
        <table:table-source xlink:href="file:///D:/0662/01.速報/104年/速報-104.1公式-桃園市新.xls" table:table-name="當月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公式-桃園市新.xls'#速報登打" table:style-name="ta5">
        <table:table-source xlink:href="file:///D:/0662/01.速報/104年/速報-104.1公式-桃園市新.xls" table:table-name="速報登打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公式-桃園市新.xls'#縣市排序公式" table:style-name="ta5">
        <table:table-source xlink:href="file:///D:/0662/01.速報/104年/速報-104.1公式-桃園市新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公式-桃園市新.xls'#06-人口增加&amp;生死結離" table:style-name="ta5">
        <table:table-source xlink:href="file:///D:/0662/01.速報/104年/速報-104.1公式-桃園市新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03單一年齡-列印前2頁" table:style-name="ta5">
        <table:table-source xlink:href="file:///D:/0662/A.上網月報(含1科)/104年/新表號04,05,速報3階段年齡-連結(公式)檔104.1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速報-年齡結構-新(列印版)" table:style-name="ta5">
        <table:table-source xlink:href="file:///D:/0662/A.上網月報(含1科)/104年/新表號04,05,速報3階段年齡-連結(公式)檔104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04年齡結構-列印版" table:style-name="ta5">
        <table:table-source xlink:href="file:///D:/0662/A.上網月報(含1科)/104年/新表號04,05,速報3階段年齡-連結(公式)檔104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04年齡結構-上網版" table:style-name="ta5">
        <table:table-source xlink:href="file:///D:/0662/A.上網月報(含1科)/104年/新表號04,05,速報3階段年齡-連結(公式)檔104.1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年齡結構-另給司長-不用" table:style-name="ta5">
        <table:table-source xlink:href="file:///D:/0662/A.上網月報(含1科)/104年/新表號04,05,速報3階段年齡-連結(公式)檔104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速報-3階段年齡結構-不用" table:style-name="ta5">
        <table:table-source xlink:href="file:///D:/0662/A.上網月報(含1科)/104年/新表號04,05,速報3階段年齡-連結(公式)檔104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新表號04,05,速報3階段年齡-連結(公式)檔104.1.xls'#原司長表-年齡結構-不用" table:style-name="ta5">
        <table:table-source xlink:href="file:///D:/0662/A.上網月報(含1科)/104年/新表號04,05,速報3階段年齡-連結(公式)檔104.1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1.xls'#年月別" table:style-name="ta5">
        <table:table-source xlink:href="file:///D:/0662/A.速報/103年/戶口統計速報-10311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1.xls'#縣市別" table:style-name="ta5">
        <table:table-source xlink:href="file:///D:/0662/A.速報/103年/戶口統計速報-10311.xls" table:table-name="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1.xls'#年齡結構" table:style-name="ta5">
        <table:table-source xlink:href="file:///D:/0662/A.速報/103年/戶口統計速報-10311.xls" table:table-name="年齡結構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-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－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2" number:min-integer-digits="1" number:grouping="true"/>
    </number:number-style>
    <number:number-style style:name="N58P1">
      <number:text>－  </number:text>
      <number:number number:decimal-places="2" number:min-integer-digits="1" number:grouping="true"/>
    </number:number-style>
    <number:text-style style:name="N58P2">
      <number:text>—</number:text>
    </number:text-style>
    <number:text-style style:name="N58"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text>    </number:text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</number:text>
      <number:number number:decimal-places="2" number:min-integer-digits="1" number:grouping="true"/>
      <number:text> </number:text>
    </number:number-style>
    <number:number-style style:name="N65P1">
      <number:text> (</number:text>
      <number:number number:decimal-places="2" number:min-integer-digits="1" number:grouping="true"/>
      <number:text>)</number:text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">
      <number:number number:decimal-places="6" number:min-integer-digits="1"/>
      <number:text> </number:text>
    </number:number-style>
    <number:number-style style:name="N67P0">
      <number:number number:decimal-places="2" number:min-integer-digits="1" number:grouping="true"/>
    </number:number-style>
    <number:number-style style:name="N67P1">
      <number:text>–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number number:decimal-places="0" number:min-integer-digits="1" number:grouping="true"/>
    </number:number-style>
    <number:number-style style:name="N68P1">
      <number:text>-</number:text>
      <number:number number:decimal-places="0" number:min-integer-digits="1" number:grouping="true"/>
    </number:number-style>
    <number:text-style style:name="N68">
      <number:text>－</number:text>
      <style:map style:condition="value()&gt;0" style:apply-style-name="N68P0"/>
      <style:map style:condition="value()&lt;0" style:apply-style-name="N68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2-04T07:50:13Z</meta:creation-date>
    <dc:date>2016-08-24T10:36:00Z</dc:date>
    <meta:print-date>2015-02-05T04:05:04Z</meta:print-date>
  </office:meta>
</office:document-meta>
</file>